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43d005"/>
    </style:style>
    <style:style style:name="P2" style:family="paragraph" style:parent-style-name="Standard">
      <style:text-properties fo:color="#000000" style:font-name="Monospace" fo:font-size="10pt" officeooo:paragraph-rsid="0043d005" style:font-size-asian="10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5" style:family="paragraph" style:parent-style-name="Text_20_body">
      <style:paragraph-properties fo:line-height="100%"/>
      <style:text-properties fo:font-weight="normal" officeooo:paragraph-rsid="0028a0b1" style:font-weight-asian="normal" style:font-weight-complex="normal"/>
    </style:style>
    <style:style style:name="P6" style:family="paragraph" style:parent-style-name="Text_20_body">
      <style:paragraph-properties fo:line-height="100%"/>
      <style:text-properties fo:font-weight="normal" officeooo:paragraph-rsid="00491b1e" style:font-weight-asian="normal" style:font-weight-complex="normal"/>
    </style:style>
    <style:style style:name="P7" style:family="paragraph" style:parent-style-name="Heading_20_1">
      <style:paragraph-properties fo:line-height="100%"/>
    </style:style>
    <style:style style:name="P8" style:family="paragraph" style:parent-style-name="Heading_20_2">
      <style:text-properties officeooo:rsid="0043d005" officeooo:paragraph-rsid="0043d005"/>
    </style:style>
    <style:style style:name="P9" style:family="paragraph" style:parent-style-name="Heading_20_2">
      <style:text-properties officeooo:rsid="004faf66" officeooo:paragraph-rsid="004faf66"/>
    </style:style>
    <style:style style:name="P10" style:family="paragraph" style:parent-style-name="Heading_20_2">
      <style:text-properties officeooo:rsid="00549c47" officeooo:paragraph-rsid="00549c47"/>
    </style:style>
    <style:style style:name="P11" style:family="paragraph" style:parent-style-name="Heading_20_3">
      <style:text-properties officeooo:rsid="004faf66" officeooo:paragraph-rsid="004faf66"/>
    </style:style>
    <style:style style:name="P12" style:family="paragraph" style:parent-style-name="Heading_20_3">
      <style:text-properties officeooo:rsid="00509265" officeooo:paragraph-rsid="00509265"/>
    </style:style>
    <style:style style:name="P13" style:family="paragraph" style:parent-style-name="Standard">
      <style:paragraph-properties fo:line-height="100%"/>
      <style:text-properties fo:color="#000000" style:font-name="Monospace" fo:font-size="10pt" fo:font-weight="bold" style:font-size-asian="10pt" style:font-weight-asian="bold" style:font-weight-complex="bold"/>
    </style:style>
    <style:style style:name="P14" style:family="paragraph" style:parent-style-name="Standard">
      <style:text-properties officeooo:paragraph-rsid="004faf66"/>
    </style:style>
    <style:style style:name="P15" style:family="paragraph" style:parent-style-name="Standard">
      <style:text-properties officeooo:paragraph-rsid="00509265"/>
    </style:style>
    <style:style style:name="P16" style:family="paragraph" style:parent-style-name="Standard">
      <style:paragraph-properties fo:margin-left="0in" fo:margin-right="0in" fo:text-align="start" style:justify-single-word="false" fo:text-indent="0in" style:auto-text-indent="false"/>
    </style:style>
    <style:style style:name="P1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18"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19"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4e8dca" style:font-size-asian="10pt"/>
    </style:style>
    <style:style style:name="P20" style:family="paragraph" style:parent-style-name="Standard">
      <style:paragraph-properties fo:margin-left="0in" fo:margin-right="0in" fo:text-align="start" style:justify-single-word="false" fo:text-indent="0in" style:auto-text-indent="false"/>
      <style:text-properties fo:color="#7f0055" style:font-name="Monospace" fo:font-size="10pt" fo:font-weight="bold" style:font-size-asian="10pt" style:font-weight-asian="bold"/>
    </style:style>
    <style:style style:name="P21" style:family="paragraph" style:parent-style-name="Text_20_body" style:list-style-name="L1"/>
    <style:style style:name="P22" style:family="paragraph" style:parent-style-name="Text_20_body" style:list-style-name="L2">
      <style:paragraph-properties fo:line-height="100%"/>
    </style:style>
    <style:style style:name="P23" style:family="paragraph" style:parent-style-name="Text_20_body" style:list-style-name="L7">
      <style:paragraph-properties fo:line-height="100%"/>
    </style:style>
    <style:style style:name="P24" style:family="paragraph" style:parent-style-name="Text_20_body" style:list-style-name="L7">
      <style:paragraph-properties fo:line-height="100%"/>
      <style:text-properties officeooo:paragraph-rsid="002b5738"/>
    </style:style>
    <style:style style:name="P25" style:family="paragraph" style:parent-style-name="Text_20_body" style:list-style-name="L7">
      <style:paragraph-properties fo:line-height="100%"/>
      <style:text-properties officeooo:paragraph-rsid="002d3736"/>
    </style:style>
    <style:style style:name="P26" style:family="paragraph" style:parent-style-name="Text_20_body" style:list-style-name="L7">
      <style:paragraph-properties fo:line-height="100%"/>
      <style:text-properties officeooo:paragraph-rsid="0031a57a"/>
    </style:style>
    <style:style style:name="P27" style:family="paragraph" style:parent-style-name="Text_20_body" style:list-style-name="L3"/>
    <style:style style:name="P28" style:family="paragraph" style:parent-style-name="Text_20_body" style:list-style-name="L4">
      <style:text-properties fo:font-size="10pt" style:font-size-asian="10pt" style:font-size-complex="10pt"/>
    </style:style>
    <style:style style:name="P29" style:family="paragraph" style:parent-style-name="Text_20_body" style:list-style-name="L4">
      <style:text-properties fo:font-size="12pt" style:font-size-asian="10.5pt" style:font-size-complex="12pt"/>
    </style:style>
    <style:style style:name="P30" style:family="paragraph" style:parent-style-name="Text_20_body" style:list-style-name="L5"/>
    <style:style style:name="P31" style:family="paragraph" style:parent-style-name="Text_20_body" style:list-style-name="L6">
      <style:paragraph-properties fo:line-height="100%"/>
      <style:text-properties fo:font-weight="bold" style:font-weight-asian="bold" style:font-weight-complex="bold"/>
    </style:style>
    <style:style style:name="P32" style:family="paragraph" style:parent-style-name="Text_20_body" style:list-style-name="L6">
      <style:paragraph-properties fo:line-height="100%"/>
      <style:text-properties fo:font-weight="bold" officeooo:paragraph-rsid="00608521" style:font-weight-asian="bold" style:font-weight-complex="bold"/>
    </style:style>
    <style:style style:name="P33" style:family="paragraph" style:parent-style-name="Text_20_body" style:list-style-name="L7">
      <style:paragraph-properties fo:line-height="100%"/>
      <style:text-properties fo:font-weight="bold" style:font-weight-asian="bold" style:font-weight-complex="bold"/>
    </style:style>
    <style:style style:name="P34" style:family="paragraph" style:parent-style-name="Text_20_body" style:list-style-name="L6">
      <style:paragraph-properties fo:line-height="100%"/>
      <style:text-properties fo:font-weight="normal" style:font-weight-asian="normal" style:font-weight-complex="normal"/>
    </style:style>
    <style:style style:name="P35" style:family="paragraph" style:parent-style-name="Text_20_body" style:list-style-name="L6">
      <style:paragraph-properties fo:line-height="100%"/>
      <style:text-properties fo:font-weight="normal" officeooo:paragraph-rsid="0021944f" style:font-weight-asian="normal" style:font-weight-complex="normal"/>
    </style:style>
    <style:style style:name="P36" style:family="paragraph" style:parent-style-name="Text_20_body" style:list-style-name="L6">
      <style:paragraph-properties fo:line-height="100%"/>
      <style:text-properties fo:font-weight="normal" officeooo:paragraph-rsid="002158c9" style:font-weight-asian="normal" style:font-weight-complex="normal"/>
    </style:style>
    <style:style style:name="P37" style:family="paragraph" style:parent-style-name="Text_20_body" style:list-style-name="L6">
      <style:paragraph-properties fo:line-height="100%"/>
      <style:text-properties fo:font-weight="normal" officeooo:paragraph-rsid="001fb425" style:font-weight-asian="normal" style:font-weight-complex="normal"/>
    </style:style>
    <style:style style:name="P38" style:family="paragraph" style:parent-style-name="Text_20_body" style:list-style-name="L6">
      <style:paragraph-properties fo:line-height="100%"/>
      <style:text-properties fo:font-weight="normal" officeooo:paragraph-rsid="0028a0b1" style:font-weight-asian="normal" style:font-weight-complex="normal"/>
    </style:style>
    <style:style style:name="P39" style:family="paragraph" style:parent-style-name="Text_20_body" style:list-style-name="L6">
      <style:paragraph-properties fo:line-height="100%"/>
      <style:text-properties fo:font-weight="normal" officeooo:paragraph-rsid="005edb03" style:font-weight-asian="normal" style:font-weight-complex="normal"/>
    </style:style>
    <style:style style:name="P40" style:family="paragraph" style:parent-style-name="Text_20_body" style:list-style-name="L6">
      <style:paragraph-properties fo:line-height="100%"/>
      <style:text-properties fo:font-weight="normal" officeooo:paragraph-rsid="00608521" style:font-weight-asian="normal" style:font-weight-complex="normal"/>
    </style:style>
    <style:style style:name="P41" style:family="paragraph" style:parent-style-name="Text_20_body" style:list-style-name="L6">
      <style:paragraph-properties fo:line-height="100%"/>
      <style:text-properties fo:font-weight="normal" officeooo:rsid="0028a0b1" officeooo:paragraph-rsid="0028a0b1" style:font-weight-asian="normal" style:font-weight-complex="normal"/>
    </style:style>
    <style:style style:name="P42" style:family="paragraph" style:parent-style-name="Text_20_body" style:list-style-name="L7">
      <style:paragraph-properties fo:line-height="100%"/>
      <style:text-properties officeooo:rsid="0031a57a" officeooo:paragraph-rsid="0031a57a"/>
    </style:style>
    <style:style style:name="P43" style:family="paragraph" style:parent-style-name="Text_20_body">
      <style:text-properties officeooo:paragraph-rsid="00549c47"/>
    </style:style>
    <style:style style:name="P44" style:family="paragraph" style:parent-style-name="Text_20_body" style:list-style-name="L8"/>
    <style:style style:name="T1" style:family="text">
      <style:text-properties officeooo:rsid="001eb994"/>
    </style:style>
    <style:style style:name="T2" style:family="text">
      <style:text-properties fo:font-weight="normal" style:font-weight-asian="normal" style:font-weight-complex="normal"/>
    </style:style>
    <style:style style:name="T3" style:family="text">
      <style:text-properties fo:font-weight="normal" officeooo:rsid="00231982" style:font-weight-asian="normal" style:font-weight-complex="normal"/>
    </style:style>
    <style:style style:name="T4" style:family="text">
      <style:text-properties officeooo:rsid="00256b33"/>
    </style:style>
    <style:style style:name="T5" style:family="text">
      <style:text-properties officeooo:rsid="0028a0b1"/>
    </style:style>
    <style:style style:name="T6" style:family="text">
      <style:text-properties officeooo:rsid="002a4a18"/>
    </style:style>
    <style:style style:name="T7" style:family="text">
      <style:text-properties officeooo:rsid="002b5738"/>
    </style:style>
    <style:style style:name="T8" style:family="text">
      <style:text-properties fo:color="#642880" style:font-name="Monospace" fo:font-size="10pt" fo:font-weight="bold" style:font-size-asian="10pt" style:font-weight-asian="bold"/>
    </style:style>
    <style:style style:name="T9" style:family="text">
      <style:text-properties fo:color="#642880" style:font-name="Monospace" fo:font-size="10pt" fo:font-weight="bold" style:font-size-asian="10pt" style:font-weight-asian="bold"/>
    </style:style>
    <style:style style:name="T10" style:family="text">
      <style:text-properties fo:color="#000000" style:font-name="Monospace" fo:font-size="10pt" style:font-size-asian="10pt"/>
    </style:style>
    <style:style style:name="T11" style:family="text">
      <style:text-properties fo:color="#000000" style:font-name="Monospace" fo:font-size="10pt" style:font-size-asian="10pt"/>
    </style:style>
    <style:style style:name="T12" style:family="text">
      <style:text-properties fo:color="#000000" style:font-name="Monospace" fo:font-size="10pt" fo:font-weight="bold" style:font-size-asian="10pt" style:font-weight-asian="bold"/>
    </style:style>
    <style:style style:name="T13" style:family="text">
      <style:text-properties fo:color="#000000" style:font-name="Monospace" fo:font-size="10pt" fo:font-weight="bold" style:font-size-asian="10pt" style:font-weight-asian="bold"/>
    </style:style>
    <style:style style:name="T14" style:family="text">
      <style:text-properties fo:color="#000000" style:font-name="Monospace" fo:font-size="10pt" style:text-underline-style="solid" style:text-underline-width="auto" style:text-underline-color="font-color" style:font-size-asian="10pt"/>
    </style:style>
    <style:style style:name="T15" style:family="text">
      <style:text-properties fo:color="#000000" style:font-name="Monospace" fo:font-size="10pt" style:text-underline-style="solid" style:text-underline-width="auto" style:text-underline-color="font-color" style:font-size-asian="10pt"/>
    </style:style>
    <style:style style:name="T16" style:family="text">
      <style:text-properties fo:color="#000000"/>
    </style:style>
    <style:style style:name="T17" style:family="text">
      <style:text-properties officeooo:rsid="002d3736"/>
    </style:style>
    <style:style style:name="T18" style:family="text">
      <style:text-properties officeooo:rsid="002e24f5"/>
    </style:style>
    <style:style style:name="T19" style:family="text">
      <style:text-properties officeooo:rsid="002f6305"/>
    </style:style>
    <style:style style:name="T20" style:family="text">
      <style:text-properties officeooo:rsid="0031a57a"/>
    </style:style>
    <style:style style:name="T21" style:family="text">
      <style:text-properties officeooo:rsid="0037105f"/>
    </style:style>
    <style:style style:name="T22" style:family="text">
      <style:text-properties officeooo:rsid="00375461"/>
    </style:style>
    <style:style style:name="T23" style:family="text">
      <style:text-properties officeooo:rsid="00393dda"/>
    </style:style>
    <style:style style:name="T24" style:family="text">
      <style:text-properties officeooo:rsid="003977b7"/>
    </style:style>
    <style:style style:name="T25" style:family="text">
      <style:text-properties officeooo:rsid="003a9fb1"/>
    </style:style>
    <style:style style:name="T26" style:family="text">
      <style:text-properties fo:color="#7f0055" style:font-name="Monospace" fo:font-size="10pt" fo:font-weight="bold" style:font-size-asian="10pt" style:font-weight-asian="bold"/>
    </style:style>
    <style:style style:name="T27" style:family="text">
      <style:text-properties fo:color="#7f0055" style:font-name="Monospace" fo:font-size="10pt" fo:font-weight="bold" style:font-size-asian="10pt" style:font-weight-asian="bold"/>
    </style:style>
    <style:style style:name="T28" style:family="text">
      <style:text-properties fo:color="#7f0055" style:font-name="Monospace" fo:font-size="10pt" style:text-underline-style="solid" style:text-underline-width="auto" style:text-underline-color="font-color" fo:font-weight="bold" style:font-size-asian="10pt" style:font-weight-asian="bold"/>
    </style:style>
    <style:style style:name="T29" style:family="text">
      <style:text-properties fo:color="#7f0055" style:font-name="Monospace" fo:font-size="10pt" style:text-underline-style="solid" style:text-underline-width="auto" style:text-underline-color="font-color" fo:font-weight="bold" style:font-size-asian="10pt" style:font-weight-asian="bold"/>
    </style:style>
    <style:style style:name="T30" style:family="text">
      <style:text-properties fo:color="#7f0055"/>
    </style:style>
    <style:style style:name="T31" style:family="text">
      <style:text-properties fo:color="#7f0055" fo:font-weight="bold" style:font-weight-asian="bold"/>
    </style:style>
    <style:style style:name="T32" style:family="text">
      <style:text-properties fo:color="#3f7f5f" style:font-name="Monospace" fo:font-size="10pt" style:font-size-asian="10pt"/>
    </style:style>
    <style:style style:name="T33" style:family="text">
      <style:text-properties fo:color="#3f7f5f" style:font-name="Monospace" fo:font-size="10pt" style:text-underline-style="solid" style:text-underline-width="auto" style:text-underline-color="font-color" style:font-size-asian="10pt"/>
    </style:style>
    <style:style style:name="T34" style:family="text">
      <style:text-properties fo:color="#005032" style:font-name="Monospace" fo:font-size="10pt" style:font-size-asian="10pt"/>
    </style:style>
    <style:style style:name="T35" style:family="text">
      <style:text-properties fo:color="#005032" style:font-name="Monospace" fo:font-size="10pt" style:font-size-asian="10pt"/>
    </style:style>
    <style:style style:name="T36" style:family="text">
      <style:text-properties fo:color="#005032"/>
    </style:style>
    <style:style style:name="T37" style:family="text">
      <style:text-properties fo:color="#2a00ff" style:font-name="Monospace" fo:font-size="10pt" style:font-size-asian="10pt"/>
    </style:style>
    <style:style style:name="T38" style:family="text">
      <style:text-properties fo:color="#2a00ff" style:font-name="Monospace" fo:font-size="10pt" style:font-size-asian="10pt"/>
    </style:style>
    <style:style style:name="T39" style:family="text">
      <style:text-properties fo:color="#2a00ff" style:font-name="Monospace" fo:font-size="10pt" style:text-underline-style="solid" style:text-underline-width="auto" style:text-underline-color="font-color" style:font-size-asian="10pt"/>
    </style:style>
    <style:style style:name="T40" style:family="text">
      <style:text-properties fo:color="#2a00ff"/>
    </style:style>
    <style:style style:name="T41" style:family="text">
      <style:text-properties fo:color="#0000c0" style:font-name="Monospace" fo:font-size="10pt" fo:font-style="italic" style:font-size-asian="10pt" style:font-style-asian="italic"/>
    </style:style>
    <style:style style:name="T42" style:family="text">
      <style:text-properties fo:color="#0000c0" style:font-name="Monospace" fo:font-size="10pt" style:font-size-asian="10pt"/>
    </style:style>
    <style:style style:name="T43" style:family="text">
      <style:text-properties officeooo:rsid="00491b1e"/>
    </style:style>
    <style:style style:name="T44" style:family="text">
      <style:text-properties officeooo:rsid="005aeb6c"/>
    </style:style>
    <style:style style:name="T45" style:family="text">
      <style:text-properties officeooo:rsid="005edb0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ừ khóa</text:h>
      <text:list xml:id="list700492626" text:style-name="L1">
        <text:list-item>
          <text:p text:style-name="P21">Extern: Dùng để chỉ biến hàm được định nghĩa trong module khác</text:p>
        </text:list-item>
        <text:list-item>
          <text:p text:style-name="P21">Biến tĩnh thì giá trị của nó giữ trong suốt quá trình chạy nhưng chỉ được truy cập</text:p>
        </text:list-item>
        <text:list-item>
          <text:p text:style-name="P21">trong chương trình mà nó định nghĩa</text:p>
        </text:list-item>
        <text:list-item>
          <text:p text:style-name="P21">volatile mô tả một biến mà giá trị có thể thay đổi không đoán trước được. Dễ bay hơi</text:p>
          <text:list>
            <text:list-item>
              <text:p text:style-name="P21">Vì port có thể thay đổi bất ngờ mà arm cortex không biết trước được. Việc khai</text:p>
              <text:p text:style-name="P21">báo biến volatile là rất cần thiết để tránh những lỗi sai khó phát hiện do tính năng</text:p>
              <text:p text:style-name="P21">optimization của compiler</text:p>
            </text:list-item>
          </text:list>
        </text:list-item>
        <text:list-item>
          <text:p text:style-name="P21">.* = →</text:p>
        </text:list-item>
        <text:list-item>
          <text:p text:style-name="P21">Union : chứa nhiều biến tại cùng một địa chỉ.</text:p>
        </text:list-item>
        <text:list-item>
          <text:p text:style-name="P21">Struct tập hợp của nhiều biến.</text:p>
          <text:list>
            <text:list-item>
              <text:p text:style-name="P21">trong trường hợp struct alignment member = 1 byte.</text:p>
            </text:list-item>
          </text:list>
        </text:list-item>
        <text:list-item>
          <text:p text:style-name="P21">Con trỏ hàm: là con trỏ trò đến một hàm: <text:tab/>int (*fp)(int);</text:p>
        </text:list-item>
      </text:list>
      <text:h text:style-name="P7" text:outline-level="1">Các kiểu khai báo</text:h>
      <text:list xml:id="list502735386" text:style-name="L2">
        <text:list-item>
          <text:p text:style-name="P22">enum bool {true, false} boolean;</text:p>
        </text:list-item>
        <text:list-item>
          <text:p text:style-name="P22">union {float f; struct {float f; int i;} s;} U;</text:p>
        </text:list-item>
        <text:list-item>
          <text:p text:style-name="P22">struct {float f; union {float f; int i;} u;} S;</text:p>
        </text:list-item>
        <text:list-item>
          <text:p text:style-name="P22">typedef struct {double x; double y;} point;</text:p>
        </text:list-item>
        <text:list-item>
          <text:p text:style-name="P22">typedef signed char s8;</text:p>
        </text:list-item>
        <text:list-item>
          <text:p text:style-name="P22">Biến signed char là biến có dấu :[-126:127];</text:p>
        </text:list-item>
        <text:list-item>
          <text:p text:style-name="P22">Biến usigned char là biến k dấu: [0:255];</text:p>
        </text:list-item>
      </text:list>
      <text:h text:style-name="P7" text:outline-level="1">Tính toán nhanh</text:h>
      <text:h text:style-name="Heading_20_2" text:outline-level="2">Địa chỉ:</text:h>
      <text:list xml:id="list183739892" text:style-name="L3">
        <text:list-item>
          <text:p text:style-name="P27">Ghi giá trị 01 vào địa chỉ 2000.0FFFH:<text:tab/>(*((unsigned int*)0x20000FFF)) = 01;</text:p>
        </text:list-item>
        <text:list-item>
          <text:p text:style-name="P27">đưa giá trị 0xAE vào ô nhớ 0x00010000:<text:tab/>*((unsigned int*)0x00010000) = 0xAE;</text:p>
        </text:list-item>
        <text:list-item>
          <text:p text:style-name="P27">gọi một hàm ở đia chỉ 0x3000:<text:tab/>((void ()(void))0x3000)(*);</text:p>
        </text:list-item>
        <text:list-item>
          <text:p text:style-name="P27">Đọc giá trị kiểu int ở địa chỉ 4000.00FF vào biến a</text:p>
          <text:list>
            <text:list-item>
              <text:p text:style-name="P27">#define<text:tab/>Varialbe<text:tab/>(*((int *)0x400000FF))</text:p>
            </text:list-item>
          </text:list>
        </text:list-item>
        <text:list-item>
          <text:p text:style-name="P27">Biến tmp có kiểu int. Đưa bit thứ 16 lên 1<text:tab/>tmp |= 0x00010000;</text:p>
        </text:list-item>
        <text:list-item>
          <text:p text:style-name="P27">Xóa bit thứ 4.<text:tab/><text:tab/>tmp &amp;= ~0xFFFFFFEF;</text:p>
        </text:list-item>
      </text:list>
      <text:h text:style-name="Heading_20_2" text:outline-level="2"><text:soft-page-break/>BIT BANDING:</text:h>
      <text:list xml:id="list1910861586" text:style-name="L4">
        <text:list-item>
          <text:p text:style-name="P28">PortA0x40004000PortB0x40005000PortC0x40006000PortD0x40007000PortE0x40024000PortF0x40025000</text:p>
        </text:list-item>
        <text:list-item>
          <text:p text:style-name="P29">#define BITBAND(addr,bitnum) ((addr &amp; 0xF0000000) + 0x2000000+((addr &amp;</text:p>
          <text:p text:style-name="P29">0xFFFFF) &lt;&lt;5) + (bitnum &lt;&lt;2))</text:p>
        </text:list-item>
        <text:list-item>
          <text:p text:style-name="P29">#define MEM_ADDR(addr) (*((volatile unsigned long *) (addr)))</text:p>
        </text:list-item>
        <text:list-item>
          <text:p text:style-name="P29">#define DEVICE_REG0 0x40000000</text:p>
        </text:list-item>
        <text:list-item>
          <text:p text:style-name="P29">Tính địa chỉ Alias của bit 16 trong thanh ghi 32 bit 4000 0010H.</text:p>
          <text:list>
            <text:list-item>
              <text:p text:style-name="P29">4200000 + 10&lt;&lt;5+ 16&lt;&lt;2 = 420000E0</text:p>
            </text:list-item>
            <text:list-item>
              <text:p text:style-name="P29">MEM_ADDR(BITBAND(DEVICE_REG0,16)) = 0x1;</text:p>
            </text:list-item>
          </text:list>
        </text:list-item>
        <text:list-item>
          <text:p text:style-name="P29">xóa bit 4 ở địa chỉ 2000 00FFH (dùng alias):</text:p>
          <text:list>
            <text:list-item>
              <text:p text:style-name="P29">MEM_ADDR(BITBAND(DEVICE_REG0,4)) = 0x0;</text:p>
            </text:list-item>
          </text:list>
        </text:list-item>
      </text:list>
      <text:h text:style-name="Heading_20_2" text:outline-level="2">Con trỏ:</text:h>
      <text:list xml:id="list2271438883" text:style-name="L5">
        <text:list-item>
          <text:p text:style-name="P30">int (* funcPtr) (int ); con trỏ hàm có đối số kiểu int và giá trị trả về kiểu int</text:p>
        </text:list-item>
        <text:list-item>
          <text:p text:style-name="P30">(int *) funcPtr (int ); hàm có đối số kiểu int và gia trị trả về là con trỏ kiểu int</text:p>
        </text:list-item>
        <text:list-item>
          <text:p text:style-name="P30">(int *) (* funcPtr) (int ); con trỏ hàm có đối số kiểu int giá trị trả về là con trỏ kiểu int</text:p>
        </text:list-item>
        <text:list-item>
          <text:p text:style-name="P30">Con trỏ đến con trỏ đến 1 biến kiểu integer</text:p>
          <text:list>
            <text:list-item>
              <text:p text:style-name="P30">int value = 100;</text:p>
            </text:list-item>
            <text:list-item>
              <text:p text:style-name="P30">int *ptr = &amp;value;</text:p>
            </text:list-item>
            <text:list-item>
              <text:p text:style-name="P30">int **p_to_p = &amp;ptr;</text:p>
            </text:list-item>
          </text:list>
        </text:list-item>
      </text:list>
      <text:h text:style-name="P7" text:outline-level="1">Hàm con C</text:h>
      <text:list xml:id="list3633088835" text:style-name="L6">
        <text:list-item>
          <text:p text:style-name="P31">Hàm void clearbuffer(char *p,unsignedunsigned int n) để xóa n byte tính từ vị trí con trỏ p đang chỉ đến.</text:p>
        </text:list-item>
        <text:list-item>
          <text:p text:style-name="P31">Viết hàm int countSpace(char *str) đếm số khoảng trắng trong một chuỗi. (Mã ASCII của khoảng trắng là 32).</text:p>
          <text:list>
            <text:list-item>
              <text:p text:style-name="P35">#include &lt;iostream&gt; #include &lt;cstring&gt; using namespace std;</text:p>
            </text:list-item>
            <text:list-item>
              <text:p text:style-name="P34">int countSpace(char* str){</text:p>
              <text:list>
                <text:list-item>
                  <text:p text:style-name="P36">int temp; for(int i=0;i&lt;strlen(str);i++){ if(str[i] == “ “) temp+=1;<text:span text:style-name="T1">} return temp;}</text:span></text:p>
                </text:list-item>
              </text:list>
            </text:list-item>
            <text:list-item>
              <text:p text:style-name="P34">int main(){</text:p>
              <text:list>
                <text:list-item>
                  <text:p text:style-name="P37">char str[100]; cout&lt;&lt;”nhap vao mot so bat ky: “;cin.getline(str,sizeof(str));</text:p>
                </text:list-item>
                <text:list-item>
                  <text:p text:style-name="P37">cout&lt;&lt;”So khoang trang la :”&lt;&lt;countSpace(str)&lt;&lt;endl;return 0;<text:span text:style-name="T1">}</text:span></text:p>
                </text:list-item>
              </text:list>
            </text:list-item>
          </text:list>
        </text:list-item>
        <text:list-item>
          <text:p text:style-name="P31">Viết chương trình con strcpy sao chép chuỗi src vào chuỗi dst (chuỗi có kết thúc bằng giá trị 0)</text:p>
          <text:list>
            <text:list-item>
              <text:p text:style-name="P34">#include &lt;string.h&gt; #include &lt;stdio.h&gt; #include &lt;stdint.h&gt;</text:p>
            </text:list-item>
            <text:list-item>
              <text:p text:style-name="P31"><text:soft-page-break/><text:span text:style-name="T2">void strcpy(char* src, char* dst){ for(int I = 0, I &lt; strlen(src),i++){ dst[i] = src[i];</text:span><text:span text:style-name="T3">}}</text:span></text:p>
            </text:list-item>
          </text:list>
        </text:list-item>
        <text:list-item>
          <text:p text:style-name="P31">Viết hàm revbits nhận vào 1 tham số kiểu char và trả về kết quả kiểu char có giá trị là đảo vị trí các bit của tham số.</text:p>
          <text:list>
            <text:list-item>
              <text:p text:style-name="P34">#include&lt;iostream&gt; #include&lt;stdio.h&gt; #include&lt;math.h&gt; ◦ usingnamespace std;</text:p>
            </text:list-item>
            <text:list-item>
              <text:p text:style-name="P34">longlong DecToBin(intdecimalNumber){ longlong binaryNumber = 0; int p = 0;</text:p>
              <text:list>
                <text:list-item>
                  <text:p text:style-name="P34">while (decimalNumber&gt; 0){ binaryNumber += (decimalNumber % 2) * pow(10, p);</text:p>
                </text:list-item>
                <text:list-item>
                  <text:p text:style-name="P34">++p; decimalNumber /= 2;<text:span text:style-name="T4">}▪ return binaryNumber;}</text:span></text:p>
                </text:list-item>
              </text:list>
            </text:list-item>
            <text:list-item>
              <text:p text:style-name="P34">int BinToDec(longlongbinaryNumber){ int decNumber = 0; int p = 0; </text:p>
              <text:list>
                <text:list-item>
                  <text:p text:style-name="P34">while (binaryNumber&gt; 0){ decNumber += (binaryNumber % 10) * pow(2, p);</text:p>
                </text:list-item>
                <text:list-item>
                  <text:p text:style-name="P34">++p; binaryNumber /= 10; <text:span text:style-name="T4">}return decNumber; }</text:span></text:p>
                </text:list-item>
              </text:list>
            </text:list-item>
            <text:list-item>
              <text:p text:style-name="P34">char revbits(chararg){ int temp[100]; for (int i = 0; arg&gt; 0; i++){ temp[i] = arg % 2; arg /= 2; cout &lt;&lt; temp[i]; <text:span text:style-name="T4">} return 0; }</text:span></text:p>
            </text:list-item>
            <text:list-item>
              <text:p text:style-name="P34">int main(){ char arg; cout &lt;&lt;"Nhap vao mot ky tu tu ban phim: "; cin &gt;&gt; arg; </text:p>
              <text:list>
                <text:list-item>
                  <text:p text:style-name="P34">cout &lt;&lt;"Chuoi nhi phan cua ky tu vua nhap la: "&lt;&lt; DecToBin(arg) &lt;&lt; endl;</text:p>
                </text:list-item>
                <text:list-item>
                  <text:p text:style-name="P34">cout &lt;&lt;"Chuoi nhi phan bi dao lai la: "; cout &lt;&lt; revbits(arg); return 0; <text:span text:style-name="T4">}</text:span></text:p>
                </text:list-item>
              </text:list>
            </text:list-item>
          </text:list>
        </text:list-item>
        <text:list-item>
          <text:p text:style-name="P31">Viết hàm void initPortA(void) khởi động PORTA với PA3...0 là input, PA7...4 là output sử dụng thư viện.</text:p>
          <text:list>
            <text:list-item>
              <text:p text:style-name="P34">void initPortA(void){</text:p>
            </text:list-item>
            <text:list-item>
              <text:p text:style-name="P34">SysCtlPeripheralEnable(SYSCTL_PERIPH_GPIOA);//kich hoat port A</text:p>
            </text:list-item>
            <text:list-item>
              <text:p text:style-name="P34">GPIOPinTypeGPIOOutput(GPIO_PORTA_BASE,GPIO_PIN_7| GPIO_PIN_6| GPIO_PIN_5| GPIO_PIN_<text:span text:style-name="T45">0);</text:span></text:p>
            </text:list-item>
            <text:list-item>
              <text:p text:style-name="P39">GPOIPinTypeGPIOInput(GPIO_PORTA_BASE,GPIO_PIN_3| GPIO_PIN_2| GPIO_PIN_1| GPIO_PIN_<text:span text:style-name="T45">0);</text:span></text:p>
            </text:list-item>
            <text:list-item>
              <text:p text:style-name="P39">GPIOPadConfigSet(GPIO_PORTA_BASE,GPIO_PIN_3| GPIO_PIN_2|GPIO_PIN_1| GPIO_PIN_0, GPIO_STRENGTH_2MA, GPIO_PIN_TYPE_STD_WPU);}</text:p>
            </text:list-item>
          </text:list>
        </text:list-item>
        <text:list-item>
          <text:p text:style-name="P32">Viết hàm void updateOutput(void) xuất giá trị đảo của PA3...0 ra PA7...4.</text:p>
          <text:p text:style-name="P40">void updateOutput(void){</text:p>
          <text:list>
            <text:list-item>
              <text:p text:style-name="P40">if(GPIOPinRead(GPIO_PORTA_BASE, GPIO_PIN_3)==0)</text:p>
              <text:list>
                <text:list-item>
                  <text:p text:style-name="P40">GPIOPinWrite(GPIO_PORTA_BASE, GPIO_PIN_7, 1&lt;&lt;7);</text:p>
                </text:list-item>
              </text:list>
            </text:list-item>
            <text:list-item>
              <text:p text:style-name="P40">else GPIOPinWrite(GPIO_PORTA_BASE, GPIO_PIN_7, 0);</text:p>
            </text:list-item>
            <text:list-item>
              <text:p text:style-name="P40">….</text:p>
            </text:list-item>
          </text:list>
        </text:list-item>
        <text:list-item>
          <text:p text:style-name="P31">Viết chương trình con int mystrtoint(char*str) biến đổi chuỗi thành số integer.</text:p>
          <text:list>
            <text:list-item>
              <text:p text:style-name="P34">#include&lt;iostream&gt; #include&lt;cstring&gt; usingnamespace stdtd; int strLen(char* string){</text:p>
              <text:list>
                <text:list-item>
                  <text:p text:style-name="P34">char* s = string; while (*s) s++; return s – string; <text:span text:style-name="T5">}</text:span></text:p>
                </text:list-item>
                <text:list-item>
                  <text:p text:style-name="P34">int mystrtoint(char* str){ int temp=0; for (int i = 0; i &lt; strLen(str); i++){</text:p>
                  <text:list>
                    <text:list-item>
                      <text:p text:style-name="P38">switch (str[i]){ case'0': case'1': … case ‘<text:span text:style-name="T5">9’: break; default: return -1; }}</text:span></text:p>
                    </text:list-item>
                    <text:list-item>
                      <text:p text:style-name="P41"><text:s/>for (int i = strLen(str) - 1; i &gt;= 0; --i){ </text:p>
                      <text:list>
                        <text:list-item>
                          <text:p text:style-name="P38"><text:soft-page-break/>temp += (int)(str[i] - '0') * pow(10, strLen(str) - i – 1);<text:span text:style-name="T5">}</text:span></text:p>
                        </text:list-item>
                        <text:list-item>
                          <text:p text:style-name="P38">return temp;<text:span text:style-name="T5">}</text:span></text:p>
                        </text:list-item>
                      </text:list>
                    </text:list-item>
                  </text:list>
                </text:list-item>
                <text:list-item>
                  <text:p text:style-name="P38">int main(){ char str1[100]; cout &lt;&lt;"Nhap vao mot chuoi bat ky: "; </text:p>
                  <text:list>
                    <text:list-item>
                      <text:p text:style-name="P38">cin.getline(str1, sizeof(str1)); cout &lt;&lt; mystrtoint(str1) &lt;&lt; endl; return 0; <text:span text:style-name="T6">}</text:span></text:p>
                    </text:list-item>
                  </text:list>
                </text:list-item>
              </text:list>
            </text:list-item>
          </text:list>
        </text:list-item>
      </text:list>
      <text:p text:style-name="P5">#include &lt;stdio.h&gt;</text:p>
      <text:p text:style-name="P5">#include &lt;string.h&gt;</text:p>
      <text:p text:style-name="P5">int factorial(int n){</text:p>
      <text:p text:style-name="P6"><text:s text:c="4"/>if(n&lt;0){return -1;}</text:p>
      <text:p text:style-name="P6"><text:s text:c="4"/>if(n==1){ return 1;<text:span text:style-name="T43">}</text:span></text:p>
      <text:p text:style-name="P5"><text:s text:c="4"/>return n*factorial(n-1);<text:span text:style-name="T43">}</text:span></text:p>
      <text:p text:style-name="P5">void revert_armay(char S1[]){</text:p>
      <text:p text:style-name="P5"><text:s text:c="4"/>int i = 0;</text:p>
      <text:p text:style-name="P5"><text:s text:c="4"/>for(i = 6;i&gt;=0;i--){</text:p>
      <text:p text:style-name="P5"><text:s text:c="8"/>printf("%c",S1[i]);</text:p>
      <text:p text:style-name="P5"><text:s text:c="4"/>}</text:p>
      <text:p text:style-name="P5">}</text:p>
      <text:p text:style-name="P5">void hien_thi(char S2[],char S3[]){</text:p>
      <text:p text:style-name="P5"><text:s text:c="4"/>int i;</text:p>
      <text:p text:style-name="P5"><text:s text:c="4"/>for(i=0;i&lt;7;i++){</text:p>
      <text:p text:style-name="P5"><text:s text:c="8"/>printf("%c",S2[i]);</text:p>
      <text:p text:style-name="P5"><text:s text:c="4"/>}</text:p>
      <text:p text:style-name="P5"><text:s text:c="4"/>printf(" ");</text:p>
      <text:p text:style-name="P5"><text:s text:c="4"/>for(i=0;i&lt;4;i++){</text:p>
      <text:p text:style-name="P5"><text:s text:c="8"/>printf("%c",S3[i]);</text:p>
      <text:p text:style-name="P5"><text:s text:c="4"/>}</text:p>
      <text:p text:style-name="P5">}</text:p>
      <text:p text:style-name="P5">void fun1(){</text:p>
      <text:p text:style-name="P5"><text:s text:c="4"/>printf("This is fun1\n");</text:p>
      <text:p text:style-name="P5">}</text:p>
      <text:p text:style-name="P5">void fun2(){</text:p>
      <text:p text:style-name="P5"><text:s text:c="4"/>printf("This is fun2\n");</text:p>
      <text:p text:style-name="P5">}</text:p>
      <text:p text:style-name="P5">#define DEBUG 1</text:p>
      <text:p text:style-name="P5">#ifdef DEBUG</text:p>
      <text:p text:style-name="P5">#define DEBUG_OUT(x) printf(x)</text:p>
      <text:p text:style-name="P5"><text:soft-page-break/>#else</text:p>
      <text:p text:style-name="P5">#define DEBUG_OUT(x)</text:p>
      <text:p text:style-name="P5">#endif</text:p>
      <text:p text:style-name="P5">int main(int argc, char **argv)</text:p>
      <text:p text:style-name="P5">{</text:p>
      <text:p text:style-name="P5"><text:s text:c="4"/>//Bai` 1</text:p>
      <text:p text:style-name="P5"><text:s text:c="4"/>int n = 5;</text:p>
      <text:p text:style-name="P5"><text:s text:c="4"/>printf("%d",factorial(n));</text:p>
      <text:p text:style-name="P5"><text:s text:c="4"/>//Bai` 2</text:p>
      <text:p text:style-name="P5"><text:s text:c="4"/>char S1[] = {'m','i','d','t','e','r','m'};</text:p>
      <text:p text:style-name="P5"><text:s text:c="4"/>revert_armay(S1);</text:p>
      <text:p text:style-name="P5"><text:s text:c="4"/>//Bai` 3</text:p>
      <text:p text:style-name="P5"><text:s text:c="4"/>char S2[] = {'m','i','d','t','e','r','m'};</text:p>
      <text:p text:style-name="P5"><text:s text:c="4"/>char S3[] = {'e','x','a','m'};</text:p>
      <text:p text:style-name="P5"><text:s text:c="4"/>hien_thi(S2,S3);</text:p>
      <text:p text:style-name="P5"><text:s text:c="4"/>//Bai` 4</text:p>
      <text:p text:style-name="P5"><text:s text:c="4"/>void(*p)(void);</text:p>
      <text:p text:style-name="P5"><text:s text:c="4"/>p = &amp;fun1;</text:p>
      <text:p text:style-name="P5"><text:s text:c="4"/>(*p)();</text:p>
      <text:p text:style-name="P5"><text:s text:c="4"/>p = &amp;fun2;</text:p>
      <text:p text:style-name="P5"><text:s text:c="4"/>(*p)();</text:p>
      <text:p text:style-name="P5"><text:s text:c="4"/>//Bai` 5</text:p>
      <text:p text:style-name="P5"><text:s text:c="4"/>DEBUG_OUT("testing\n");</text:p>
      <text:p text:style-name="P5"><text:tab/>return 0;</text:p>
      <text:p text:style-name="P5">}</text:p>
      <text:h text:style-name="P7" text:outline-level="1">Tiva C ngắn</text:h>
      <text:list xml:id="list4046987937" text:style-name="L7">
        <text:list-item>
          <text:p text:style-name="P33">Ba tác vụ có tính chất như sau:</text:p>
          <text:list>
            <text:list-item>
              <text:p text:style-name="P23">void T1(void): chạy sau mỗi 1000 ms, thời gian chạytrong khoảng từ 5ms đến 100ms.</text:p>
            </text:list-item>
            <text:list-item>
              <text:p text:style-name="P23">void T2(void): chạy sau mỗi 400ms, thời gian chạy trong khoảngtừ 1 đến 10ms.</text:p>
            </text:list-item>
            <text:list-item>
              <text:p text:style-name="P23">void T3(void): chạy sau mỗi 200ms, thời gian chạy trong khoảngtừ 1 đến 10ms.</text:p>
              <text:list>
                <text:list-item>
                  <text:p text:style-name="P23">Time cuối + task trước + 1ms.</text:p>
                </text:list-item>
                <text:list-item>
                  <text:p text:style-name="P23">Task1: 1 -1001 – 2001 – 3001</text:p>
                </text:list-item>
                <text:list-item>
                  <text:p text:style-name="P23">Task 2: 102 – 502 – 902 – 1302 – 1702 – 2102 – 2502 – 2902 – 3302 – 3702</text:p>
                </text:list-item>
                <text:list-item>
                  <text:p text:style-name="P24">Task3 : 113 – 313 – 513 – 713 – 913 – 1113 – 1313</text:p>
                </text:list-item>
              </text:list>
            </text:list-item>
          </text:list>
        </text:list-item>
        <text:list-item>
          <text:p text:style-name="P33"><text:soft-page-break/>Viết hàm void initSystick(void) khởi động Systick Timer với chu kỳ 1 ms, cho phép ngắt.</text:p>
          <text:list>
            <text:list-item>
              <text:p text:style-name="P23">Void initSystick(void)<text:span text:style-name="T7">{ SysTickPeriodSet(SysCtlClockGet()/1000);</text:span></text:p>
              <text:list>
                <text:list-item>
                  <text:p text:style-name="P25">IntMasterEnable(); SysTickIntEnable(); SysTickEnable();</text:p>
                </text:list-item>
                <text:list-item>
                  <text:p text:style-name="P25"><text:s/>SysTickIntRegister<text:span text:style-name="T17">(Systick_Handle);</text:span><text:span text:style-name="T18">}</text:span></text:p>
                </text:list-item>
              </text:list>
            </text:list-item>
          </text:list>
        </text:list-item>
        <text:list-item>
          <text:p text:style-name="P33">Viết chương trình thực hiện 3 tác vụ trên với sơ đồ sắp lịch và SystickTimer của câu a và b. (Chỉ viết chương trình phục vụ ngắt Systick và vòng lặp chính, đồng thời khai báo các biến toàn cục cần thiết)</text:p>
          <text:list>
            <text:list-item>
              <text:p text:style-name="P23">Int task1flag = 0; Int task2flag = 0; int task3flag = 0;</text:p>
            </text:list-item>
            <text:list-item>
              <text:p text:style-name="P23">void SystickISRHandler()<text:span text:style-name="T19">{ static int systickcount = 0; Systickcount ++;</text:span></text:p>
              <text:list>
                <text:list-item>
                  <text:p text:style-name="P23">If(systickcount == 1 || 1001){task1flag = 1;}</text:p>
                </text:list-item>
                <text:list-item>
                  <text:p text:style-name="P23">If(systickcount == 102 || 502||902 || 1302 || 1702) { task2flag = 1;}</text:p>
                </text:list-item>
                <text:list-item>
                  <text:p text:style-name="P23">If(systickcount == 113||313||513||713||913||1113||1313||1513||1713||1913) { task3flag = 1;}</text:p>
                </text:list-item>
                <text:list-item>
                  <text:p text:style-name="P23">If(systickcount == 2000) {systickcount = 0);}</text:p>
                </text:list-item>
              </text:list>
            </text:list-item>
            <text:list-item>
              <text:p text:style-name="P23">int main(void)<text:span text:style-name="T19">{ while(1) { If(task1flag == 1) {task1(); task1flag = 0;}</text:span></text:p>
              <text:list>
                <text:list-item>
                  <text:p text:style-name="P23">If(task2flag == 1) {task2(); task2flag = 0;} </text:p>
                </text:list-item>
                <text:list-item>
                  <text:p text:style-name="P23">If(task3flag == 1) {task3(); task3flag = 0;} <text:span text:style-name="T19">} }</text:span></text:p>
                </text:list-item>
              </text:list>
            </text:list-item>
          </text:list>
        </text:list-item>
        <text:list-item>
          <text:p text:style-name="P33">Chương trình con void initTIVA() khởi động xung nhị p cho TIVA C với tần số 50Mhz.</text:p>
          <text:list>
            <text:list-item>
              <text:p text:style-name="P26">void initTIVA() <text:span text:style-name="T20">{ SysCtlClockSet(SYSCTL_SYSDIV_4 | SYSCTL_USE_PLL |</text:span></text:p>
              <text:p text:style-name="P42">SYSCTL_XTAL_16MHZ | SYSCTL_OSC_MAIN); }</text:p>
            </text:list-item>
          </text:list>
        </text:list-item>
        <text:list-item>
          <text:p text:style-name="P33">Chương trình con voidputstr(char *str) gửi chuỗi str lên máy tính qua UART0.</text:p>
          <text:list>
            <text:list-item>
              <text:p text:style-name="P23">voidputstr(char *str){ uint 16_t i=0; while (str[i]!=’ \0’){ </text:p>
              <text:list>
                <text:list-item>
                  <text:p text:style-name="P23">UARTCharPut (UART0_BASE, str[i]); i++; <text:span text:style-name="T21">} </text:span><text:span text:style-name="T22">}</text:span></text:p>
                </text:list-item>
              </text:list>
            </text:list-item>
          </text:list>
        </text:list-item>
        <text:list-item>
          <text:p text:style-name="P33">Chương trình con voidgetstr(char *str) nhận một chuỗi từ máy tính qua UART0 cho đến khi nhận ký tự \r (ENTER).</text:p>
          <text:list>
            <text:list-item>
              <text:p text:style-name="P23">void getstr(char *str){ static uint16_t i=0; char c; </text:p>
              <text:list>
                <text:list-item>
                  <text:p text:style-name="P23">while (UARTCharAvail(UART0_BASE)){ </text:p>
                  <text:list>
                    <text:list-item>
                      <text:p text:style-name="P23">c=UARTCharGet(UART0_BASE); *(str+i)=c; i++; if(c==’\r’) <text:span text:style-name="T23">} }</text:span></text:p>
                    </text:list-item>
                  </text:list>
                </text:list-item>
              </text:list>
            </text:list-item>
          </text:list>
        </text:list-item>
        <text:list-item>
          <text:p text:style-name="P33">Cho 3 hàm void Task1(void), void Task2(void), void Task3(void). Ba hàm này có timing như sau:</text:p>
          <text:p text:style-name="P23">Task 1 chạy sau mỗi 40 ms. Task 2 chạy sau mỗi 50 ms. Task 3 chạy sau mỗi 60 ms.</text:p>
          <text:list>
            <text:list-item>
              <text:p text:style-name="P23">int flag1 = 0;</text:p>
            </text:list-item>
            <text:list-item>
              <text:p text:style-name="P23">int flag2 = 0;</text:p>
            </text:list-item>
            <text:list-item>
              <text:p text:style-name="P23">int flag3 = 0;</text:p>
            </text:list-item>
            <text:list-item>
              <text:p text:style-name="P23">void SystickISRHandler(){ static int counter; counter ++; </text:p>
              <text:list>
                <text:list-item>
                  <text:p text:style-name="P23">if(counter == 40){ flag1 = 1; <text:span text:style-name="T24">}</text:span></text:p>
                </text:list-item>
                <text:list-item>
                  <text:p text:style-name="P23"><text:soft-page-break/>if(counter == 50){ flag2 = 1; <text:span text:style-name="T24">}</text:span></text:p>
                </text:list-item>
                <text:list-item>
                  <text:p text:style-name="P23">if(counter == 60){ flag3 = 1; counter = 0;<text:span text:style-name="T24">}</text:span><text:span text:style-name="T25">}</text:span></text:p>
                </text:list-item>
              </text:list>
            </text:list-item>
            <text:list-item>
              <text:p text:style-name="P23">int main (void){ while(1){ if (flag1 == 1){ flag1 = 0; Task1(); <text:span text:style-name="T25">}</text:span></text:p>
              <text:list>
                <text:list-item>
                  <text:p text:style-name="P23">if (flag2 == 1){ flag2 = 0; Task2(); <text:span text:style-name="T25">}</text:span></text:p>
                </text:list-item>
                <text:list-item>
                  <text:p text:style-name="P23">if (flag3 == 1){ flag3 = 0; Task3(); <text:span text:style-name="T25">} } }</text:span></text:p>
                </text:list-item>
              </text:list>
            </text:list-item>
          </text:list>
        </text:list-item>
      </text:list>
      <text:p text:style-name="P13"><text:span text:style-name="T30">void</text:span> PortF_Init(<text:span text:style-name="T30">void</text:span>){</text:p>
      <text:p text:style-name="P3"><text:span text:style-name="T10"><text:s text:c="4"/></text:span><text:span text:style-name="T8">SysCtlPeripheralEnable</text:span><text:span text:style-name="T10">(SYSCTL_PERIPH_GPIOF);</text:span></text:p>
      <text:p text:style-name="P3"><text:span text:style-name="T10"><text:s text:c="4"/></text:span><text:span text:style-name="T8">GPIOPinTypeGPIOOutput</text:span><text:span text:style-name="T10">(GPIO_PORTF_BASE, GPIO_PIN_1|GPIO_PIN_2|GPIO_PIN_3);</text:span></text:p>
      <text:p text:style-name="P3"><text:span text:style-name="T10"><text:s text:c="4"/>HWREG(GPIO_PORTF_BASE + GPIO_O_LOCK) = GPIO_LOCK_KEY;</text:span></text:p>
      <text:p text:style-name="P3"><text:span text:style-name="T10"><text:s text:c="4"/>HWREG(GPIO_PORTF_BASE + GPIO_O_CR) |= 0x01;</text:span></text:p>
      <text:p text:style-name="P3"><text:span text:style-name="T10"><text:s text:c="4"/></text:span><text:span text:style-name="T32">//PD7</text:span></text:p>
      <text:p text:style-name="P3"><text:span text:style-name="T10"><text:s text:c="4"/></text:span><text:span text:style-name="T32">//HWREG (GPIO_PORTD_BASE + GPIO_O_LOCK) = GPIO_LOCK_KEY;</text:span></text:p>
      <text:p text:style-name="P3"><text:span text:style-name="T10"><text:s text:c="4"/></text:span><text:span text:style-name="T32">//HWREG (GPIO_PORTD_BASE + GPIO_O_CR) | = 0x81;</text:span></text:p>
      <text:p text:style-name="P3"><text:span text:style-name="T10"><text:s text:c="4"/>HWREG(GPIO_PORTF_BASE + GPIO_O_LOCK) = 0;</text:span></text:p>
      <text:p text:style-name="P3"><text:span text:style-name="T10"><text:s text:c="4"/></text:span><text:span text:style-name="T8">GPIOPinTypeGPIOInput</text:span><text:span text:style-name="T10">(GPIO_PORTF_BASE, GPIO_PIN_0|GPIO_PIN_4);</text:span></text:p>
      <text:p text:style-name="P3"><text:span text:style-name="T10"><text:s text:c="4"/></text:span><text:span text:style-name="T8">GPIOPadConfigSet</text:span><text:span text:style-name="T10">(GPIO_PORTF_BASE, GPIO_PIN_0|GPIO_PIN_4, GPIO_STRENGTH_2MA, GPIO_PIN_TYPE_STD_WPU);</text:span></text:p>
      <text:p text:style-name="P3"><text:span text:style-name="T10">}</text:span></text:p>
      <text:p text:style-name="P3"><text:span text:style-name="T26">void</text:span><text:span text:style-name="T10"> </text:span><text:span text:style-name="T12">PortFIntHandle</text:span><text:span text:style-name="T10">(){</text:span></text:p>
      <text:p text:style-name="P3"><text:span text:style-name="T10"><text:s text:c="4"/></text:span><text:span text:style-name="T34">uint32_t</text:span><text:span text:style-name="T10"> status = 0;</text:span></text:p>
      <text:p text:style-name="P3"><text:span text:style-name="T10"><text:s text:c="4"/>status = </text:span><text:span text:style-name="T8">GPIOIntStatus</text:span><text:span text:style-name="T10">(GPIO_PORTF_BASE, </text:span><text:span text:style-name="T26">true</text:span><text:span text:style-name="T10">);</text:span></text:p>
      <text:p text:style-name="P3"><text:span text:style-name="T10"><text:s text:c="4"/></text:span><text:span text:style-name="T8">GPIOIntClear</text:span><text:span text:style-name="T10">(GPIO_PORTF_BASE, status);</text:span></text:p>
      <text:p text:style-name="P3"><text:span text:style-name="T10"><text:s text:c="4"/></text:span><text:span text:style-name="T26">if</text:span><text:span text:style-name="T10">((status&amp;GPIO_INT_PIN_4)==GPIO_INT_PIN_4){</text:span></text:p>
      <text:p text:style-name="P3"><text:span text:style-name="T10"><text:s text:c="8"/></text:span><text:span text:style-name="T26">if</text:span><text:span text:style-name="T10">(~</text:span><text:span text:style-name="T8">GPIOPinRead</text:span><text:span text:style-name="T10">(GPIO_PORTF_BASE, GPIO_PIN_4)){</text:span></text:p>
      <text:p text:style-name="P3"><text:span text:style-name="T10"><text:s text:c="12"/></text:span><text:span text:style-name="T8">GPIOPinWrite</text:span><text:span text:style-name="T10">(GPIO_PORTF_BASE, GPIO_PIN_3|GPIO_PIN_1|GPIO_PIN_2, GPIO_PIN_3);</text:span></text:p>
      <text:p text:style-name="P3"><text:span text:style-name="T10"><text:s text:c="8"/>}</text:span></text:p>
      <text:p text:style-name="P3"><text:span text:style-name="T10"><text:s text:c="8"/></text:span><text:span text:style-name="T8">SysCtlDelay</text:span><text:span text:style-name="T10">(</text:span><text:span text:style-name="T8">SysCtlClockGet</text:span><text:span text:style-name="T10">()/3);</text:span></text:p>
      <text:p text:style-name="P3"><text:span text:style-name="T10"><text:s text:c="4"/>}</text:span></text:p>
      <text:p text:style-name="P3"><text:span text:style-name="T10">}</text:span></text:p>
      <text:p text:style-name="P3"><text:span text:style-name="T26">void</text:span><text:span text:style-name="T10"> </text:span><text:span text:style-name="T12">Interrupt_GPIO_Init</text:span><text:span text:style-name="T10">(){</text:span></text:p>
      <text:p text:style-name="P3"><text:span text:style-name="T10"><text:s text:c="4"/></text:span><text:span text:style-name="T8">GPIOIntTypeSet</text:span><text:span text:style-name="T10">(GPIO_PORTF_BASE, GPIO_PIN_4, GPIO_FALLING_EDGE);</text:span></text:p>
      <text:p text:style-name="P3"><text:span text:style-name="T10"><text:s text:c="4"/></text:span><text:span text:style-name="T8">GPIOIntEnable</text:span><text:span text:style-name="T10">(GPIO_PORTF_BASE, GPIO_INT_PIN_4);</text:span></text:p>
      <text:p text:style-name="P3"><text:span text:style-name="T10"><text:s text:c="4"/></text:span><text:span text:style-name="T32">//GPIOIntRegister(GPIO_PORTF_BASE, PortFIntHandle);</text:span></text:p>
      <text:p text:style-name="P3"><text:span text:style-name="T10"><text:s text:c="4"/></text:span><text:span text:style-name="T8">IntEnable</text:span><text:span text:style-name="T10">(INT_GPIOF);</text:span></text:p>
      <text:p text:style-name="P3"><text:span text:style-name="T10"><text:s text:c="4"/></text:span><text:span text:style-name="T32">//IntMasterEnable();</text:span></text:p>
      <text:p text:style-name="P3"><text:span text:style-name="T10"><text:s text:c="4"/></text:span><text:span text:style-name="T32">//IntPrioritySet(INT_GPIOF, 0xE0);</text:span></text:p>
      <text:p text:style-name="P3"><text:span text:style-name="T10">}</text:span></text:p>
      <text:p text:style-name="P3"><text:span text:style-name="T26">void</text:span><text:span text:style-name="T10"> </text:span><text:span text:style-name="T12">Systick_Handle</text:span><text:span text:style-name="T10">(){</text:span></text:p>
      <text:p text:style-name="P3"><text:span text:style-name="T10"><text:s text:c="4"/></text:span><text:span text:style-name="T8">GPIOPinWrite</text:span><text:span text:style-name="T10">(GPIO_PORTF_BASE, GPIO_PIN_3, GPIO_PIN_3);</text:span></text:p>
      <text:p text:style-name="P3"><text:span text:style-name="T10">}</text:span></text:p>
      <text:p text:style-name="P3"><text:span text:style-name="T26">void</text:span><text:span text:style-name="T10"> </text:span><text:span text:style-name="T12">Systick_Init</text:span><text:span text:style-name="T10">(){</text:span></text:p>
      <text:p text:style-name="P3"><text:span text:style-name="T10"><text:s text:c="4"/></text:span><text:span text:style-name="T8">SysTickPeriodSet</text:span><text:span text:style-name="T10">(</text:span><text:span text:style-name="T8">SysCtlClockGet</text:span><text:span text:style-name="T10">()/1000);</text:span></text:p>
      <text:p text:style-name="P3"><text:span text:style-name="T10"><text:s text:c="4"/></text:span><text:span text:style-name="T8">SysTickEnable</text:span><text:span text:style-name="T10">();</text:span></text:p>
      <text:p text:style-name="P3"><text:span text:style-name="T10"><text:s text:c="4"/></text:span><text:span text:style-name="T8">SysTickIntEnable</text:span><text:span text:style-name="T10">();</text:span></text:p>
      <text:p text:style-name="P3"><text:span text:style-name="T10"><text:s text:c="4"/></text:span><text:span text:style-name="T32">//SysTickIntRegister(Systick_Handle);</text:span></text:p>
      <text:p text:style-name="P3"><text:span text:style-name="T10"><text:s text:c="4"/></text:span><text:span text:style-name="T32">//IntMasterEnable();</text:span></text:p>
      <text:p text:style-name="P3"><text:span text:style-name="T10">}</text:span></text:p>
      <text:p text:style-name="P3"><text:span text:style-name="T26">void</text:span><text:span text:style-name="T10"> </text:span><text:span text:style-name="T12">UART0IntHandler</text:span><text:span text:style-name="T10">(</text:span><text:span text:style-name="T26">void</text:span><text:span text:style-name="T10">)</text:span></text:p>
      <text:p text:style-name="P3"><text:span text:style-name="T10">{</text:span></text:p>
      <text:p text:style-name="P3"><text:span text:style-name="T10"><text:s text:c="4"/></text:span><text:span text:style-name="T26">unsigned</text:span><text:span text:style-name="T10"> </text:span><text:span text:style-name="T26">long</text:span><text:span text:style-name="T10"> ulStatus;</text:span></text:p>
      <text:p text:style-name="P3"><text:span text:style-name="T10"><text:s text:c="4"/></text:span><text:span text:style-name="T26">unsigned</text:span><text:span text:style-name="T10"> </text:span><text:span text:style-name="T26">char</text:span><text:span text:style-name="T10"> received_character;</text:span></text:p>
      <text:p text:style-name="P3"><text:span text:style-name="T10"><text:s text:c="4"/>ulStatus = </text:span><text:span text:style-name="T8">UARTIntStatus</text:span><text:span text:style-name="T10">(UART0_BASE, </text:span><text:span text:style-name="T26">true</text:span><text:span text:style-name="T10">); </text:span><text:span text:style-name="T32">//get interrupt status</text:span></text:p>
      <text:p text:style-name="P3"><text:span text:style-name="T10"><text:s text:c="4"/></text:span><text:span text:style-name="T8">UARTIntClear</text:span><text:span text:style-name="T10">(UART0_BASE, ulStatus); </text:span><text:span text:style-name="T32">//clear the asserted interrupts</text:span></text:p>
      <text:p text:style-name="P3"><text:span text:style-name="T10"><text:s text:c="4"/></text:span><text:span text:style-name="T26">while</text:span><text:span text:style-name="T10">(</text:span><text:span text:style-name="T8">UARTCharsAvail</text:span><text:span text:style-name="T10">(UART0_BASE)) </text:span><text:span text:style-name="T32">//loop while there are characters in the receive FIFO</text:span></text:p>
      <text:p text:style-name="P3"><text:span text:style-name="T10"><text:s text:c="4"/>{</text:span></text:p>
      <text:p text:style-name="P3"><text:span text:style-name="T10"><text:s text:c="8"/>received_character = </text:span><text:span text:style-name="T8">UARTCharGet</text:span><text:span text:style-name="T10">(UART0_BASE);</text:span></text:p>
      <text:p text:style-name="P3"><text:soft-page-break/><text:span text:style-name="T10"><text:s text:c="8"/></text:span><text:span text:style-name="T8">UARTCharPutNonBlocking</text:span><text:span text:style-name="T10">(UART0_BASE, received_character); </text:span><text:span text:style-name="T32">//echo character</text:span></text:p>
      <text:p text:style-name="P3"><text:span text:style-name="T10"><text:s text:c="8"/></text:span><text:span text:style-name="T26">if</text:span><text:span text:style-name="T10"> (received_character == 13) </text:span><text:span text:style-name="T8">UARTCharPutNonBlocking</text:span><text:span text:style-name="T10">(UART0_BASE, 10); </text:span><text:span text:style-name="T32">//if CR received,issue LF as well</text:span></text:p>
      <text:p text:style-name="P3"><text:span text:style-name="T10"><text:s text:c="8"/></text:span><text:span text:style-name="T8">GPIOPinWrite</text:span><text:span text:style-name="T10">(GPIO_PORTF_BASE, GPIO_PIN_2, GPIO_PIN_2); </text:span><text:span text:style-name="T32">//blink LED</text:span></text:p>
      <text:p text:style-name="P3"><text:span text:style-name="T10"><text:s text:c="8"/></text:span><text:span text:style-name="T8">SysCtlDelay</text:span><text:span text:style-name="T10">(</text:span><text:span text:style-name="T8">SysCtlClockGet</text:span><text:span text:style-name="T10">() / (1000 * 3)); </text:span><text:span text:style-name="T32">//delay ~1 </text:span><text:span text:style-name="T33">msec</text:span></text:p>
      <text:p text:style-name="P3"><text:span text:style-name="T10"><text:s text:c="8"/></text:span><text:span text:style-name="T8">GPIOPinWrite</text:span><text:span text:style-name="T10">(GPIO_PORTF_BASE, GPIO_PIN_2, 0); </text:span><text:span text:style-name="T32">//turn off LED</text:span></text:p>
      <text:p text:style-name="P3"><text:span text:style-name="T10"><text:s text:c="4"/>}</text:span></text:p>
      <text:p text:style-name="P3"><text:span text:style-name="T10">}</text:span></text:p>
      <text:p text:style-name="P3"><text:span text:style-name="T26">void</text:span><text:span text:style-name="T10"> </text:span><text:span text:style-name="T12">Uart_Init</text:span><text:span text:style-name="T10">(){</text:span></text:p>
      <text:p text:style-name="P3"><text:span text:style-name="T10"><text:s text:c="4"/></text:span><text:span text:style-name="T8">SysCtlPeripheralEnable</text:span><text:span text:style-name="T10">(SYSCTL_PERIPH_GPIOA);</text:span></text:p>
      <text:p text:style-name="P3"><text:span text:style-name="T10"><text:s text:c="4"/></text:span><text:span text:style-name="T8">SysCtlPeripheralEnable</text:span><text:span text:style-name="T10">(SYSCTL_PERIPH_UART0);</text:span></text:p>
      <text:p text:style-name="P3"><text:span text:style-name="T10"><text:s text:c="4"/></text:span><text:span text:style-name="T8">GPIOPinConfigure</text:span><text:span text:style-name="T10">(GPIO_PA0_U0RX);</text:span></text:p>
      <text:p text:style-name="P3"><text:span text:style-name="T10"><text:s text:c="4"/></text:span><text:span text:style-name="T8">GPIOPinConfigure</text:span><text:span text:style-name="T10">(GPIO_PA1_U0TX);</text:span></text:p>
      <text:p text:style-name="P3"><text:span text:style-name="T10"><text:s text:c="4"/></text:span><text:span text:style-name="T8">GPIOPinTypeUART</text:span><text:span text:style-name="T10">(GPIO_PORTA_BASE, GPIO_PIN_0 | GPIO_PIN_1);</text:span></text:p>
      <text:p text:style-name="P3"><text:span text:style-name="T10"><text:s text:c="4"/></text:span><text:span text:style-name="T8">UARTClockSourceSet</text:span><text:span text:style-name="T10">(UART0_BASE, UART_CLOCK_PIOSC);</text:span></text:p>
      <text:p text:style-name="P3"><text:span text:style-name="T10"><text:s text:c="4"/></text:span><text:span text:style-name="T8">UARTStdioConfig</text:span><text:span text:style-name="T10">(0, 115200, 16000000);</text:span></text:p>
      <text:p text:style-name="P3"><text:span text:style-name="T10"><text:s text:c="4"/></text:span><text:span text:style-name="T8">UARTFIFOLevelSet</text:span><text:span text:style-name="T10">(UART0_BASE, UART_FIFO_TX4_8, UART_FIFO_RX4_8);</text:span></text:p>
      <text:p text:style-name="P3"><text:span text:style-name="T10"><text:s text:c="4"/></text:span><text:span text:style-name="T8">UARTFIFOEnable</text:span><text:span text:style-name="T10">(UART0_BASE); </text:span><text:span text:style-name="T32">//enable FIFOs</text:span></text:p>
      <text:p text:style-name="P3"><text:span text:style-name="T10"><text:s text:c="4"/></text:span><text:span text:style-name="T32">//IntMasterEnable(); //enable processor interrupts</text:span></text:p>
      <text:p text:style-name="P3"><text:span text:style-name="T10"><text:s text:c="4"/></text:span><text:span text:style-name="T32">//IntEnable(INT_UART0); //enable the UART interrupt</text:span></text:p>
      <text:p text:style-name="P3"><text:span text:style-name="T10"><text:s text:c="4"/></text:span><text:span text:style-name="T32">//UARTIntEnable(UART0_BASE, UART_INT_RX | UART_INT_RT); //enable Receiver interrupts</text:span></text:p>
      <text:p text:style-name="P3"><text:span text:style-name="T10"><text:s text:c="4"/></text:span><text:span text:style-name="T32">//UARTIntRegister(UART0_BASE, UART0IntHandler);</text:span></text:p>
      <text:p text:style-name="P3"><text:span text:style-name="T10"><text:s text:c="4"/></text:span><text:span text:style-name="T8">UARTprintf</text:span><text:span text:style-name="T10">(</text:span><text:span text:style-name="T37">"\033[2J\033[HEnter Text: "</text:span><text:span text:style-name="T10">); </text:span><text:span text:style-name="T32">// erase screen, put cursor at home position (0,0),prompt</text:span></text:p>
      <text:p text:style-name="P3"><text:span text:style-name="T10">}</text:span></text:p>
      <text:p text:style-name="P3"><text:span text:style-name="T26">void</text:span><text:span text:style-name="T10"> </text:span><text:span text:style-name="T12">Timer0Handle</text:span><text:span text:style-name="T10">(){</text:span></text:p>
      <text:p text:style-name="P3"><text:span text:style-name="T10"><text:s text:c="4"/></text:span><text:span text:style-name="T8">TimerIntClear</text:span><text:span text:style-name="T10">(TIMER0_BASE, TIMER_TIMA_TIMEOUT);</text:span></text:p>
      <text:p text:style-name="P3"><text:span text:style-name="T10"><text:s text:c="4"/></text:span><text:span text:style-name="T8">UARTprintf</text:span><text:span text:style-name="T10">(</text:span><text:span text:style-name="T37">"Hello"</text:span><text:span text:style-name="T10">);</text:span></text:p>
      <text:p text:style-name="P3"><text:span text:style-name="T10">}</text:span></text:p>
      <text:p text:style-name="P3"><text:span text:style-name="T26">void</text:span><text:span text:style-name="T10"> </text:span><text:span text:style-name="T12">Timer_Init</text:span><text:span text:style-name="T10">(){</text:span></text:p>
      <text:p text:style-name="P3"><text:span text:style-name="T10"><text:s text:c="4"/></text:span><text:span text:style-name="T8">SysCtlPeripheralEnable</text:span><text:span text:style-name="T10">(SYSCTL_PERIPH_TIMER0);</text:span></text:p>
      <text:p text:style-name="P3"><text:span text:style-name="T10"><text:s text:c="4"/></text:span><text:span text:style-name="T8">TimerConfigure</text:span><text:span text:style-name="T10">(TIMER0_BASE, TIMER_CFG_PERIODIC);</text:span></text:p>
      <text:p text:style-name="P3"><text:span text:style-name="T10"><text:s text:c="4"/></text:span><text:span text:style-name="T8">TimerLoadSet</text:span><text:span text:style-name="T10">(TIMER0_BASE, TIMER_A, (</text:span><text:span text:style-name="T8">SysCtlClockGet</text:span><text:span text:style-name="T10">()-1));</text:span></text:p>
      <text:p text:style-name="P17"/>
      <text:p text:style-name="P3"><text:span text:style-name="T10"><text:s text:c="4"/></text:span><text:span text:style-name="T32">//TimerIntRegister(TIMER0_BASE, TIMER_A, Timer0Handle);</text:span></text:p>
      <text:p text:style-name="P3"><text:span text:style-name="T10"><text:s text:c="4"/></text:span><text:span text:style-name="T32">//TimerIntEnable(TIMER0_BASE, TIMER_TIMA_TIMEOUT);</text:span></text:p>
      <text:p text:style-name="P3"><text:span text:style-name="T10"><text:s text:c="4"/></text:span><text:span text:style-name="T32">//IntEnable(INT_TIMER0A);</text:span></text:p>
      <text:p text:style-name="P3"><text:span text:style-name="T10"><text:s text:c="4"/></text:span><text:span text:style-name="T8">TimerEnable</text:span><text:span text:style-name="T10">(TIMER0_BASE, TIMER_A);</text:span></text:p>
      <text:p text:style-name="P3"><text:span text:style-name="T10"><text:s text:c="4"/></text:span><text:span text:style-name="T32">//IntMasterEnable();</text:span></text:p>
      <text:p text:style-name="P13">}</text:p>
      <text:h text:style-name="P7" text:outline-level="1">Tiva C lớn</text:h>
      <text:h text:style-name="Heading_20_2" text:outline-level="2">Máy trạng thái</text:h>
      <text:h text:style-name="Heading_20_3" text:outline-level="3">File .h</text:h>
      <text:p text:style-name="P20">#ifndef<text:span text:style-name="T16"> FSM_FSM_H_</text:span></text:p>
      <text:p text:style-name="P3"><text:span text:style-name="T26">#define</text:span><text:span text:style-name="T10"> FSM_FSM_H_</text:span></text:p>
      <text:p text:style-name="P3"><text:span text:style-name="T26">#include</text:span><text:span text:style-name="T10"> </text:span><text:span text:style-name="T37">"stdint.h"</text:span></text:p>
      <text:p text:style-name="P3"><text:span text:style-name="T26">extern</text:span><text:span text:style-name="T10"> </text:span><text:span text:style-name="T34">uint16_t</text:span><text:span text:style-name="T10"> ledTimer;</text:span></text:p>
      <text:p text:style-name="P3"><text:span text:style-name="T26">void</text:span><text:span text:style-name="T10"> </text:span><text:span text:style-name="T12">ledRedStateMachineUpdate</text:span><text:span text:style-name="T10">(</text:span><text:span text:style-name="T26">void</text:span><text:span text:style-name="T10">);</text:span></text:p>
      <text:p text:style-name="P3"><text:span text:style-name="T26">void</text:span><text:span text:style-name="T10"> </text:span><text:span text:style-name="T12">ledGreenStateMachineUpdate</text:span><text:span text:style-name="T10">(</text:span><text:span text:style-name="T26">void</text:span><text:span text:style-name="T10">);</text:span></text:p>
      <text:p text:style-name="P3"><text:span text:style-name="T26">extern</text:span><text:span text:style-name="T10"> </text:span><text:span text:style-name="T34">uint8_t</text:span><text:span text:style-name="T10"> redCounter;</text:span></text:p>
      <text:p text:style-name="P3"><text:span text:style-name="T26">extern</text:span><text:span text:style-name="T10"> </text:span><text:span text:style-name="T34">uint8_t</text:span><text:span text:style-name="T10"> greenCounter;</text:span></text:p>
      <text:p text:style-name="P3"><text:span text:style-name="T26">extern</text:span><text:span text:style-name="T10"> </text:span><text:span text:style-name="T34">uint8_t</text:span><text:span text:style-name="T10"> redFlag;</text:span></text:p>
      <text:p text:style-name="P3"><text:span text:style-name="T26">extern</text:span><text:span text:style-name="T10"> </text:span><text:span text:style-name="T34">uint8_t</text:span><text:span text:style-name="T10"> greenFlag;</text:span></text:p>
      <text:p text:style-name="P3"><text:span text:style-name="T26">#endif</text:span></text:p>
      <text:p text:style-name="P20"><text:span text:style-name="T10"/></text:p>
      <text:h text:style-name="Heading_20_3" text:outline-level="3"><text:soft-page-break/>File .c</text:h>
      <text:p text:style-name="P4"><text:span text:style-name="T36">uint8_t</text:span> redCounter = 0;</text:p>
      <text:p text:style-name="P3"><text:span text:style-name="T34">uint8_t</text:span><text:span text:style-name="T10"> greenCounter = 0;</text:span></text:p>
      <text:p text:style-name="P3"><text:span text:style-name="T34">uint8_t</text:span><text:span text:style-name="T10"> redFlag = 0;</text:span></text:p>
      <text:p text:style-name="P3"><text:span text:style-name="T34">uint8_t</text:span><text:span text:style-name="T10"> greenFlag = 0;</text:span></text:p>
      <text:p text:style-name="P3"><text:span text:style-name="T34">uint16_t</text:span><text:span text:style-name="T10"> ledTimer = 0;</text:span></text:p>
      <text:p text:style-name="P3"><text:span text:style-name="T26">enum</text:span><text:span text:style-name="T10"> ledNumber{</text:span><text:span text:style-name="T41">LEDRED</text:span><text:span text:style-name="T10">=0,</text:span><text:span text:style-name="T41">LEDGREEN</text:span><text:span text:style-name="T10">,</text:span><text:span text:style-name="T41">LEDBLUE</text:span><text:span text:style-name="T10">};</text:span></text:p>
      <text:p text:style-name="P3"><text:span text:style-name="T26">const</text:span><text:span text:style-name="T10"> <text:s text:c="2"/></text:span><text:span text:style-name="T34">uint32_t</text:span><text:span text:style-name="T10"> <text:s text:c="3"/>ledPin[3] <text:s text:c="2"/>= <text:s text:c="2"/>{GPIO_PIN_1,GPIO_PIN_2,GPIO_PIN_3};</text:span></text:p>
      <text:p text:style-name="P3"><text:span text:style-name="T26">enum</text:span><text:span text:style-name="T10"> ledState{</text:span><text:span text:style-name="T41">OFF</text:span><text:span text:style-name="T10">=0,</text:span><text:span text:style-name="T41">ON</text:span><text:span text:style-name="T10">};</text:span></text:p>
      <text:p text:style-name="P3"><text:span text:style-name="T26">typedef</text:span><text:span text:style-name="T10"> </text:span><text:span text:style-name="T26">enum</text:span><text:span text:style-name="T10"> SW{</text:span><text:span text:style-name="T41">PRESSED</text:span><text:span text:style-name="T10">,</text:span><text:span text:style-name="T41">RELEASED</text:span><text:span text:style-name="T10">} </text:span><text:span text:style-name="T34">sw_t</text:span><text:span text:style-name="T10">;</text:span></text:p>
      <text:p text:style-name="P17"/>
      <text:p text:style-name="P3"><text:span text:style-name="T26">void</text:span><text:span text:style-name="T10"> </text:span><text:span text:style-name="T12">ledControl</text:span><text:span text:style-name="T10">(</text:span><text:span text:style-name="T26">enum</text:span><text:span text:style-name="T10"> ledNumber led,</text:span><text:span text:style-name="T26">enum</text:span><text:span text:style-name="T10"> ledState State){</text:span></text:p>
      <text:p text:style-name="P3"><text:span text:style-name="T10"><text:s text:c="4"/></text:span><text:span text:style-name="T26">if</text:span><text:span text:style-name="T10">(State){</text:span></text:p>
      <text:p text:style-name="P3"><text:span text:style-name="T10"><text:s text:c="8"/></text:span><text:span text:style-name="T8">GPIOPinWrite</text:span><text:span text:style-name="T10">(GPIO_PORTF_BASE,ledPin[led], ledPin[led]);</text:span></text:p>
      <text:p text:style-name="P3"><text:span text:style-name="T10"><text:s text:c="4"/>}</text:span></text:p>
      <text:p text:style-name="P3"><text:span text:style-name="T10"><text:s text:c="4"/></text:span><text:span text:style-name="T26">else</text:span><text:span text:style-name="T10">{</text:span></text:p>
      <text:p text:style-name="P3"><text:span text:style-name="T10"><text:s text:c="8"/></text:span><text:span text:style-name="T8">GPIOPinWrite</text:span><text:span text:style-name="T10">(GPIO_PORTF_BASE,ledPin[led], 0);</text:span></text:p>
      <text:p text:style-name="P3"><text:span text:style-name="T10"><text:s text:c="4"/>}</text:span></text:p>
      <text:p text:style-name="P3"><text:span text:style-name="T10">}</text:span></text:p>
      <text:p text:style-name="P3"><text:span text:style-name="T34">sw_t</text:span><text:span text:style-name="T10"> </text:span><text:span text:style-name="T12">switchState</text:span><text:span text:style-name="T10">(SWnumber){</text:span></text:p>
      <text:p text:style-name="P3"><text:span text:style-name="T10"><text:s text:c="4"/></text:span><text:span text:style-name="T26">switch</text:span><text:span text:style-name="T10">(SWnumber){</text:span></text:p>
      <text:p text:style-name="P3"><text:span text:style-name="T10"><text:s text:c="4"/></text:span><text:span text:style-name="T26">case</text:span><text:span text:style-name="T10"> 1:</text:span></text:p>
      <text:p text:style-name="P3"><text:span text:style-name="T10"><text:s text:c="8"/></text:span><text:span text:style-name="T26">if</text:span><text:span text:style-name="T10">(</text:span><text:span text:style-name="T8">GPIOPinRead</text:span><text:span text:style-name="T10">(GPIO_PORTF_BASE, GPIO_PIN_4) == 0){</text:span></text:p>
      <text:p text:style-name="P3"><text:span text:style-name="T10"><text:s text:c="12"/></text:span><text:span text:style-name="T26">return</text:span><text:span text:style-name="T10"> </text:span><text:span text:style-name="T41">PRESSED</text:span><text:span text:style-name="T10">;</text:span></text:p>
      <text:p text:style-name="P3"><text:span text:style-name="T10"><text:s text:c="8"/>}</text:span></text:p>
      <text:p text:style-name="P3"><text:span text:style-name="T10"><text:s text:c="8"/></text:span><text:span text:style-name="T26">else</text:span><text:span text:style-name="T10">{</text:span></text:p>
      <text:p text:style-name="P3"><text:span text:style-name="T10"><text:s text:c="12"/></text:span><text:span text:style-name="T26">return</text:span><text:span text:style-name="T10"> </text:span><text:span text:style-name="T41">RELEASED</text:span><text:span text:style-name="T10">;</text:span></text:p>
      <text:p text:style-name="P3"><text:span text:style-name="T10"><text:s text:c="8"/>}</text:span></text:p>
      <text:p text:style-name="P3"><text:span text:style-name="T10"><text:s text:c="4"/></text:span><text:span text:style-name="T26">case</text:span><text:span text:style-name="T10"> 2:</text:span></text:p>
      <text:p text:style-name="P3"><text:span text:style-name="T10"><text:s text:c="8"/></text:span><text:span text:style-name="T26">if</text:span><text:span text:style-name="T10">(</text:span><text:span text:style-name="T8">GPIOPinRead</text:span><text:span text:style-name="T10">(GPIO_PORTF_BASE, GPIO_PIN_0) == 0){</text:span></text:p>
      <text:p text:style-name="P3"><text:span text:style-name="T10"><text:s text:c="12"/></text:span><text:span text:style-name="T26">return</text:span><text:span text:style-name="T10"> </text:span><text:span text:style-name="T41">PRESSED</text:span><text:span text:style-name="T10">;</text:span></text:p>
      <text:p text:style-name="P3"><text:span text:style-name="T10"><text:s text:c="8"/>}</text:span></text:p>
      <text:p text:style-name="P3"><text:span text:style-name="T10"><text:s text:c="8"/></text:span><text:span text:style-name="T26">else</text:span><text:span text:style-name="T10">{</text:span></text:p>
      <text:p text:style-name="P3"><text:span text:style-name="T10"><text:s text:c="12"/></text:span><text:span text:style-name="T26">return</text:span><text:span text:style-name="T10"> </text:span><text:span text:style-name="T41">RELEASED</text:span><text:span text:style-name="T10">;</text:span></text:p>
      <text:p text:style-name="P3"><text:span text:style-name="T10"><text:s text:c="8"/>}</text:span></text:p>
      <text:p text:style-name="P3"><text:span text:style-name="T10"><text:s text:c="4"/></text:span><text:span text:style-name="T26">default</text:span><text:span text:style-name="T10">: </text:span><text:span text:style-name="T26">return</text:span><text:span text:style-name="T10"> </text:span><text:span text:style-name="T41">PRESSED</text:span><text:span text:style-name="T10">;</text:span></text:p>
      <text:p text:style-name="P3"><text:span text:style-name="T10"><text:s text:c="4"/>}</text:span></text:p>
      <text:p text:style-name="P3"><text:span text:style-name="T10">}</text:span></text:p>
      <text:p text:style-name="P3"><text:span text:style-name="T32">//////////////////////////////////////////RED//////////////////////////////////////////////////</text:span></text:p>
      <text:p text:style-name="P3"><text:span text:style-name="T26">typedef</text:span><text:span text:style-name="T10"> </text:span><text:span text:style-name="T26">enum</text:span><text:span text:style-name="T10"> {</text:span><text:span text:style-name="T41">S1</text:span><text:span text:style-name="T10">=0,</text:span><text:span text:style-name="T41">S2</text:span><text:span text:style-name="T10">,</text:span><text:span text:style-name="T41">S3</text:span><text:span text:style-name="T10">,</text:span><text:span text:style-name="T41">S4</text:span><text:span text:style-name="T10">} </text:span><text:span text:style-name="T34">State_Red</text:span><text:span text:style-name="T10">;</text:span></text:p>
      <text:p text:style-name="P3"><text:span text:style-name="T26">static</text:span><text:span text:style-name="T10"> </text:span><text:span text:style-name="T34">State_Red</text:span><text:span text:style-name="T10"> State_R = </text:span><text:span text:style-name="T41">S1</text:span><text:span text:style-name="T10">;</text:span></text:p>
      <text:p text:style-name="P3"><text:span text:style-name="T26">void</text:span><text:span text:style-name="T10"> </text:span><text:span text:style-name="T12">ledRedStateMachineUpdate</text:span><text:span text:style-name="T10">(</text:span><text:span text:style-name="T26">void</text:span><text:span text:style-name="T10">){</text:span></text:p>
      <text:p text:style-name="P3"><text:span text:style-name="T10"><text:s text:c="4"/></text:span><text:span text:style-name="T26">switch</text:span><text:span text:style-name="T10">(State_R){</text:span></text:p>
      <text:p text:style-name="P3"><text:span text:style-name="T10"><text:s text:c="4"/></text:span><text:span text:style-name="T26">case</text:span><text:span text:style-name="T10"> </text:span><text:span text:style-name="T41">S1</text:span><text:span text:style-name="T10">:</text:span></text:p>
      <text:p text:style-name="P3"><text:span text:style-name="T10"><text:s text:c="8"/></text:span><text:span text:style-name="T26">if</text:span><text:span text:style-name="T10">(switchState(1)==</text:span><text:span text:style-name="T41">PRESSED</text:span><text:span text:style-name="T10">){</text:span></text:p>
      <text:p text:style-name="P3"><text:span text:style-name="T10"><text:s text:c="12"/>State_R = </text:span><text:span text:style-name="T41">S2</text:span><text:span text:style-name="T10">;</text:span></text:p>
      <text:p text:style-name="P3"><text:span text:style-name="T10"><text:s text:c="12"/></text:span><text:span text:style-name="T32">//ledTimer = 1000;</text:span></text:p>
      <text:p text:style-name="P3"><text:span text:style-name="T10"><text:s text:c="8"/>}</text:span></text:p>
      <text:p text:style-name="P3"><text:span text:style-name="T10"><text:s text:c="8"/></text:span><text:span text:style-name="T26">break</text:span><text:span text:style-name="T10">;</text:span></text:p>
      <text:p text:style-name="P3"><text:span text:style-name="T10"><text:s text:c="4"/></text:span><text:span text:style-name="T26">case</text:span><text:span text:style-name="T10"> </text:span><text:span text:style-name="T41">S2</text:span><text:span text:style-name="T10">:</text:span></text:p>
      <text:p text:style-name="P3"><text:span text:style-name="T10"><text:s text:c="8"/></text:span><text:span text:style-name="T26">if</text:span><text:span text:style-name="T10">(switchState(1)==</text:span><text:span text:style-name="T41">RELEASED</text:span><text:span text:style-name="T10">){</text:span></text:p>
      <text:p text:style-name="P3"><text:span text:style-name="T10"><text:s text:c="12"/>State_R = </text:span><text:span text:style-name="T41">S3</text:span><text:span text:style-name="T10">;</text:span></text:p>
      <text:p text:style-name="P3"><text:span text:style-name="T10"><text:s text:c="12"/></text:span><text:span text:style-name="T32">//ledTimer = 1000;</text:span></text:p>
      <text:p text:style-name="P3"><text:span text:style-name="T10"><text:s text:c="8"/>}</text:span></text:p>
      <text:p text:style-name="P3"><text:span text:style-name="T10"><text:s text:c="8"/></text:span><text:span text:style-name="T26">break</text:span><text:span text:style-name="T10">;</text:span></text:p>
      <text:p text:style-name="P3"><text:span text:style-name="T10"><text:s text:c="4"/></text:span><text:span text:style-name="T26">case</text:span><text:span text:style-name="T10"> </text:span><text:span text:style-name="T41">S3</text:span><text:span text:style-name="T10">:</text:span></text:p>
      <text:p text:style-name="P3"><text:span text:style-name="T10"><text:s text:c="8"/></text:span><text:span text:style-name="T26">if</text:span><text:span text:style-name="T10">(switchState(1)==</text:span><text:span text:style-name="T41">PRESSED</text:span><text:span text:style-name="T10">){</text:span></text:p>
      <text:p text:style-name="P3"><text:span text:style-name="T10"><text:s text:c="12"/>State_R = </text:span><text:span text:style-name="T41">S4</text:span><text:span text:style-name="T10">;</text:span></text:p>
      <text:p text:style-name="P3"><text:span text:style-name="T10"><text:s text:c="12"/></text:span><text:span text:style-name="T32">//ledTimer = 1000;</text:span></text:p>
      <text:p text:style-name="P3"><text:span text:style-name="T10"><text:s text:c="8"/>}</text:span></text:p>
      <text:p text:style-name="P3"><text:soft-page-break/><text:span text:style-name="T10"><text:s text:c="8"/></text:span><text:span text:style-name="T26">break</text:span><text:span text:style-name="T10">;</text:span></text:p>
      <text:p text:style-name="P3"><text:span text:style-name="T10"><text:s text:c="4"/></text:span><text:span text:style-name="T26">case</text:span><text:span text:style-name="T10"> </text:span><text:span text:style-name="T41">S4</text:span><text:span text:style-name="T10">:</text:span></text:p>
      <text:p text:style-name="P3"><text:span text:style-name="T10"><text:s text:c="8"/></text:span><text:span text:style-name="T26">if</text:span><text:span text:style-name="T10">(switchState(1)==</text:span><text:span text:style-name="T41">RELEASED</text:span><text:span text:style-name="T10">){</text:span></text:p>
      <text:p text:style-name="P3"><text:span text:style-name="T10"><text:s text:c="12"/>State_R = </text:span><text:span text:style-name="T41">S1</text:span><text:span text:style-name="T10">;</text:span></text:p>
      <text:p text:style-name="P3"><text:span text:style-name="T10"><text:s text:c="12"/></text:span><text:span text:style-name="T32">//ledTimer = 1000;</text:span></text:p>
      <text:p text:style-name="P3"><text:span text:style-name="T10"><text:s text:c="8"/>}</text:span></text:p>
      <text:p text:style-name="P3"><text:span text:style-name="T10"><text:s text:c="8"/></text:span><text:span text:style-name="T26">break</text:span><text:span text:style-name="T10">;</text:span></text:p>
      <text:p text:style-name="P3"><text:span text:style-name="T10"><text:s text:c="4"/>}</text:span></text:p>
      <text:p text:style-name="P3"><text:span text:style-name="T10"><text:s text:c="4"/></text:span><text:span text:style-name="T26">switch</text:span><text:span text:style-name="T10">(State_R){</text:span></text:p>
      <text:p text:style-name="P3"><text:span text:style-name="T10"><text:s text:c="4"/></text:span><text:span text:style-name="T26">case</text:span><text:span text:style-name="T10"> </text:span><text:span text:style-name="T41">S1</text:span><text:span text:style-name="T10">:</text:span></text:p>
      <text:p text:style-name="P3"><text:span text:style-name="T10"><text:s text:c="4"/></text:span><text:span text:style-name="T26">case</text:span><text:span text:style-name="T10"> </text:span><text:span text:style-name="T41">S4</text:span><text:span text:style-name="T10">:</text:span></text:p>
      <text:p text:style-name="P3"><text:span text:style-name="T10"><text:s text:c="8"/>ledControl(</text:span><text:span text:style-name="T41">LEDRED</text:span><text:span text:style-name="T10">,</text:span><text:span text:style-name="T41">OFF</text:span><text:span text:style-name="T10">);</text:span></text:p>
      <text:p text:style-name="P3"><text:span text:style-name="T10"><text:s text:c="8"/></text:span><text:span text:style-name="T26">break</text:span><text:span text:style-name="T10">;</text:span></text:p>
      <text:p text:style-name="P3"><text:span text:style-name="T10"><text:s text:c="4"/></text:span><text:span text:style-name="T26">case</text:span><text:span text:style-name="T10"> </text:span><text:span text:style-name="T41">S2</text:span><text:span text:style-name="T10">:</text:span></text:p>
      <text:p text:style-name="P3"><text:span text:style-name="T10"><text:s text:c="4"/></text:span><text:span text:style-name="T26">case</text:span><text:span text:style-name="T10"> </text:span><text:span text:style-name="T41">S3</text:span><text:span text:style-name="T10">:</text:span></text:p>
      <text:p text:style-name="P3"><text:span text:style-name="T10"><text:s text:c="8"/>ledControl(</text:span><text:span text:style-name="T41">LEDRED</text:span><text:span text:style-name="T10">,</text:span><text:span text:style-name="T41">ON</text:span><text:span text:style-name="T10">);</text:span></text:p>
      <text:p text:style-name="P3"><text:span text:style-name="T10"><text:s text:c="8"/></text:span><text:span text:style-name="T26">break</text:span><text:span text:style-name="T10">;</text:span></text:p>
      <text:p text:style-name="P3"><text:span text:style-name="T10"><text:s text:c="4"/>}</text:span></text:p>
      <text:p text:style-name="P3"><text:span text:style-name="T10">}</text:span></text:p>
      <text:p text:style-name="P3"><text:span text:style-name="T32">////////////////////////////////////////////////GREEN//////////////////////////////////////////////////</text:span></text:p>
      <text:p text:style-name="P3"><text:span text:style-name="T26">typedef</text:span><text:span text:style-name="T10"> </text:span><text:span text:style-name="T26">enum</text:span><text:span text:style-name="T10"> {</text:span><text:span text:style-name="T41">S_1</text:span><text:span text:style-name="T10">=0,</text:span><text:span text:style-name="T41">S_2</text:span><text:span text:style-name="T10">,</text:span><text:span text:style-name="T41">S_3</text:span><text:span text:style-name="T10">,</text:span><text:span text:style-name="T41">S_4</text:span><text:span text:style-name="T10">,</text:span><text:span text:style-name="T41">S_5</text:span><text:span text:style-name="T10">,</text:span><text:span text:style-name="T41">S_6</text:span><text:span text:style-name="T10">} </text:span><text:span text:style-name="T34">State_Green</text:span><text:span text:style-name="T10">;</text:span></text:p>
      <text:p text:style-name="P3"><text:span text:style-name="T26">static</text:span><text:span text:style-name="T10"> </text:span><text:span text:style-name="T34">State_Green</text:span><text:span text:style-name="T10"> State_G;</text:span></text:p>
      <text:p text:style-name="P3"><text:span text:style-name="T26">void</text:span><text:span text:style-name="T10"> </text:span><text:span text:style-name="T12">ledGreenStateMachineUpdate</text:span><text:span text:style-name="T10">(</text:span><text:span text:style-name="T26">void</text:span><text:span text:style-name="T10">){</text:span></text:p>
      <text:p text:style-name="P3"><text:span text:style-name="T10"><text:s text:c="4"/></text:span><text:span text:style-name="T26">switch</text:span><text:span text:style-name="T10">(State_G){</text:span></text:p>
      <text:p text:style-name="P3"><text:span text:style-name="T10"><text:s text:c="4"/></text:span><text:span text:style-name="T26">case</text:span><text:span text:style-name="T10"> </text:span><text:span text:style-name="T41">S_1</text:span><text:span text:style-name="T10">:</text:span></text:p>
      <text:p text:style-name="P3"><text:span text:style-name="T10"><text:s text:c="8"/></text:span><text:span text:style-name="T26">if</text:span><text:span text:style-name="T10">(switchState(2)==</text:span><text:span text:style-name="T41">PRESSED</text:span><text:span text:style-name="T10">){</text:span></text:p>
      <text:p text:style-name="P3"><text:span text:style-name="T10"><text:s text:c="12"/>State_G = </text:span><text:span text:style-name="T41">S_2</text:span><text:span text:style-name="T10">;</text:span></text:p>
      <text:p text:style-name="P3"><text:span text:style-name="T10"><text:s text:c="12"/>ledTimer = 3000;</text:span></text:p>
      <text:p text:style-name="P3"><text:span text:style-name="T10"><text:s text:c="8"/>}</text:span></text:p>
      <text:p text:style-name="P3"><text:span text:style-name="T10"><text:s text:c="8"/></text:span><text:span text:style-name="T26">break</text:span><text:span text:style-name="T10">;</text:span></text:p>
      <text:p text:style-name="P3"><text:span text:style-name="T10"><text:s text:c="4"/></text:span><text:span text:style-name="T26">case</text:span><text:span text:style-name="T10"> </text:span><text:span text:style-name="T41">S_2</text:span><text:span text:style-name="T10">:</text:span></text:p>
      <text:p text:style-name="P3"><text:span text:style-name="T10"><text:s text:c="8"/></text:span><text:span text:style-name="T26">if</text:span><text:span text:style-name="T10">(switchState(2)==</text:span><text:span text:style-name="T41">RELEASED</text:span><text:span text:style-name="T10">){</text:span></text:p>
      <text:p text:style-name="P3"><text:span text:style-name="T10"><text:s text:c="12"/>State_G = </text:span><text:span text:style-name="T41">S_1</text:span><text:span text:style-name="T10">;</text:span></text:p>
      <text:p text:style-name="P3"><text:span text:style-name="T10"><text:s text:c="8"/>}</text:span></text:p>
      <text:p text:style-name="P3"><text:span text:style-name="T10"><text:s text:c="8"/></text:span><text:span text:style-name="T26">else</text:span><text:span text:style-name="T10"> </text:span><text:span text:style-name="T26">if</text:span><text:span text:style-name="T10">(ledTimer==0){</text:span></text:p>
      <text:p text:style-name="P3"><text:span text:style-name="T10"><text:s text:c="12"/>State_G = </text:span><text:span text:style-name="T41">S_3</text:span><text:span text:style-name="T10">;</text:span></text:p>
      <text:p text:style-name="P3"><text:span text:style-name="T10"><text:s text:c="8"/>}</text:span></text:p>
      <text:p text:style-name="P3"><text:span text:style-name="T10"><text:s text:c="8"/></text:span><text:span text:style-name="T26">break</text:span><text:span text:style-name="T10">;</text:span></text:p>
      <text:p text:style-name="P3"><text:span text:style-name="T10"><text:s text:c="4"/></text:span><text:span text:style-name="T26">case</text:span><text:span text:style-name="T10"> </text:span><text:span text:style-name="T41">S_3</text:span><text:span text:style-name="T10">:</text:span></text:p>
      <text:p text:style-name="P3"><text:span text:style-name="T10"><text:s text:c="8"/></text:span><text:span text:style-name="T26">if</text:span><text:span text:style-name="T10">(switchState(2)==</text:span><text:span text:style-name="T41">RELEASED</text:span><text:span text:style-name="T10">){</text:span></text:p>
      <text:p text:style-name="P3"><text:span text:style-name="T10"><text:s text:c="12"/>State_G = </text:span><text:span text:style-name="T41">S_4</text:span><text:span text:style-name="T10">;</text:span></text:p>
      <text:p text:style-name="P3"><text:span text:style-name="T10"><text:s text:c="8"/>}</text:span></text:p>
      <text:p text:style-name="P3"><text:span text:style-name="T10"><text:s text:c="8"/></text:span><text:span text:style-name="T26">break</text:span><text:span text:style-name="T10">;</text:span></text:p>
      <text:p text:style-name="P3"><text:span text:style-name="T10"><text:s text:c="4"/></text:span><text:span text:style-name="T26">case</text:span><text:span text:style-name="T10"> </text:span><text:span text:style-name="T41">S_4</text:span><text:span text:style-name="T10">:</text:span></text:p>
      <text:p text:style-name="P3"><text:span text:style-name="T10"><text:s text:c="8"/></text:span><text:span text:style-name="T26">if</text:span><text:span text:style-name="T10">(switchState(2)==</text:span><text:span text:style-name="T41">PRESSED</text:span><text:span text:style-name="T10">){</text:span></text:p>
      <text:p text:style-name="P3"><text:span text:style-name="T10"><text:s text:c="12"/>State_G = </text:span><text:span text:style-name="T41">S_5</text:span><text:span text:style-name="T10">;</text:span></text:p>
      <text:p text:style-name="P3"><text:span text:style-name="T10"><text:s text:c="12"/>ledTimer = 6000;</text:span></text:p>
      <text:p text:style-name="P3"><text:span text:style-name="T10"><text:s text:c="8"/>}</text:span></text:p>
      <text:p text:style-name="P3"><text:span text:style-name="T10"><text:s text:c="8"/></text:span><text:span text:style-name="T26">break</text:span><text:span text:style-name="T10">;</text:span></text:p>
      <text:p text:style-name="P3"><text:span text:style-name="T10"><text:s text:c="4"/></text:span><text:span text:style-name="T26">case</text:span><text:span text:style-name="T10"> </text:span><text:span text:style-name="T41">S_5</text:span><text:span text:style-name="T10">:</text:span></text:p>
      <text:p text:style-name="P3"><text:span text:style-name="T10"><text:s text:c="8"/></text:span><text:span text:style-name="T26">if</text:span><text:span text:style-name="T10">(switchState(2)==</text:span><text:span text:style-name="T41">RELEASED</text:span><text:span text:style-name="T10">){</text:span></text:p>
      <text:p text:style-name="P3"><text:span text:style-name="T10"><text:s text:c="12"/>State_G = </text:span><text:span text:style-name="T41">S_4</text:span><text:span text:style-name="T10">;</text:span></text:p>
      <text:p text:style-name="P3"><text:span text:style-name="T10"><text:s text:c="8"/>}</text:span></text:p>
      <text:p text:style-name="P3"><text:span text:style-name="T10"><text:s text:c="8"/></text:span><text:span text:style-name="T26">else</text:span><text:span text:style-name="T10"> </text:span><text:span text:style-name="T26">if</text:span><text:span text:style-name="T10">(ledTimer==0){</text:span></text:p>
      <text:p text:style-name="P3"><text:span text:style-name="T10"><text:s text:c="12"/>State_G = </text:span><text:span text:style-name="T41">S_6</text:span><text:span text:style-name="T10">;</text:span></text:p>
      <text:p text:style-name="P3"><text:span text:style-name="T10"><text:s text:c="8"/>}</text:span></text:p>
      <text:p text:style-name="P3"><text:span text:style-name="T10"><text:s text:c="8"/></text:span><text:span text:style-name="T26">break</text:span><text:span text:style-name="T10">;</text:span></text:p>
      <text:p text:style-name="P3"><text:span text:style-name="T10"><text:s text:c="4"/></text:span><text:span text:style-name="T26">case</text:span><text:span text:style-name="T10"> </text:span><text:span text:style-name="T41">S_6</text:span><text:span text:style-name="T10">:</text:span></text:p>
      <text:p text:style-name="P3"><text:span text:style-name="T10"><text:s text:c="8"/></text:span><text:span text:style-name="T26">if</text:span><text:span text:style-name="T10">(switchState(2)==</text:span><text:span text:style-name="T41">RELEASED</text:span><text:span text:style-name="T10">){</text:span></text:p>
      <text:p text:style-name="P3"><text:span text:style-name="T10"><text:s text:c="12"/>State_G = </text:span><text:span text:style-name="T41">S_1</text:span><text:span text:style-name="T10">;</text:span></text:p>
      <text:p text:style-name="P3"><text:span text:style-name="T10"><text:s text:c="8"/>}</text:span></text:p>
      <text:p text:style-name="P3"><text:soft-page-break/><text:span text:style-name="T10"><text:s text:c="8"/></text:span><text:span text:style-name="T26">break</text:span><text:span text:style-name="T10">;</text:span></text:p>
      <text:p text:style-name="P3"><text:span text:style-name="T10"><text:s text:c="4"/>}</text:span></text:p>
      <text:p text:style-name="P3"><text:span text:style-name="T10"><text:s text:c="4"/></text:span><text:span text:style-name="T26">switch</text:span><text:span text:style-name="T10">(State_G){</text:span></text:p>
      <text:p text:style-name="P3"><text:span text:style-name="T10"><text:s text:c="4"/></text:span><text:span text:style-name="T26">case</text:span><text:span text:style-name="T10"> </text:span><text:span text:style-name="T41">S_1</text:span><text:span text:style-name="T10">:</text:span></text:p>
      <text:p text:style-name="P3"><text:span text:style-name="T10"><text:s text:c="4"/></text:span><text:span text:style-name="T26">case</text:span><text:span text:style-name="T10"> </text:span><text:span text:style-name="T41">S_2</text:span><text:span text:style-name="T10">:</text:span></text:p>
      <text:p text:style-name="P3"><text:span text:style-name="T10"><text:s text:c="4"/></text:span><text:span text:style-name="T26">case</text:span><text:span text:style-name="T10"> </text:span><text:span text:style-name="T41">S_6</text:span><text:span text:style-name="T10">:</text:span></text:p>
      <text:p text:style-name="P3"><text:span text:style-name="T10"><text:s text:c="8"/>ledControl(</text:span><text:span text:style-name="T41">LEDGREEN</text:span><text:span text:style-name="T10">,</text:span><text:span text:style-name="T41">OFF</text:span><text:span text:style-name="T10">);</text:span></text:p>
      <text:p text:style-name="P3"><text:span text:style-name="T10"><text:s text:c="8"/></text:span><text:span text:style-name="T26">break</text:span><text:span text:style-name="T10">;</text:span></text:p>
      <text:p text:style-name="P3"><text:span text:style-name="T10"><text:s text:c="4"/></text:span><text:span text:style-name="T26">case</text:span><text:span text:style-name="T10"> </text:span><text:span text:style-name="T41">S_3</text:span><text:span text:style-name="T10">:</text:span></text:p>
      <text:p text:style-name="P3"><text:span text:style-name="T10"><text:s text:c="4"/></text:span><text:span text:style-name="T26">case</text:span><text:span text:style-name="T10"> </text:span><text:span text:style-name="T41">S_4</text:span><text:span text:style-name="T10">:</text:span></text:p>
      <text:p text:style-name="P3"><text:span text:style-name="T10"><text:s text:c="4"/></text:span><text:span text:style-name="T26">case</text:span><text:span text:style-name="T10"> </text:span><text:span text:style-name="T41">S_5</text:span><text:span text:style-name="T10">:</text:span></text:p>
      <text:p text:style-name="P3"><text:span text:style-name="T10"><text:s text:c="8"/>ledControl(</text:span><text:span text:style-name="T41">LEDGREEN</text:span><text:span text:style-name="T10">,</text:span><text:span text:style-name="T41">ON</text:span><text:span text:style-name="T10">);</text:span></text:p>
      <text:p text:style-name="P3"><text:span text:style-name="T10"><text:s text:c="4"/>}</text:span></text:p>
      <text:p text:style-name="P4">}</text:p>
      <text:h text:style-name="Heading_20_3" text:outline-level="3">File main.c</text:h>
      <text:p text:style-name="P4"><text:span text:style-name="T31">#include</text:span> <text:span text:style-name="T40">&lt;stdbool.h&gt;</text:span></text:p>
      <text:p text:style-name="P3"><text:span text:style-name="T26">#include</text:span><text:span text:style-name="T10"> </text:span><text:span text:style-name="T37">&lt;stdint.h&gt;</text:span></text:p>
      <text:p text:style-name="P3"><text:span text:style-name="T26">#include</text:span><text:span text:style-name="T10"> </text:span><text:span text:style-name="T37">"stdlib.h"</text:span></text:p>
      <text:p text:style-name="P3"><text:span text:style-name="T26">#include</text:span><text:span text:style-name="T10"> </text:span><text:span text:style-name="T37">&lt;stdbool.h&gt;</text:span></text:p>
      <text:p text:style-name="P3"><text:span text:style-name="T26">#include</text:span><text:span text:style-name="T10"> </text:span><text:span text:style-name="T37">"inc/hw_types.h"</text:span><text:span text:style-name="T32">//macro</text:span></text:p>
      <text:p text:style-name="P3"><text:span text:style-name="T26">#include</text:span><text:span text:style-name="T10"> </text:span><text:span text:style-name="T37">"inc/hw_uart.h"</text:span></text:p>
      <text:p text:style-name="P3"><text:span text:style-name="T26">#include</text:span><text:span text:style-name="T10"> </text:span><text:span text:style-name="T37">"inc/hw_memmap.h"</text:span><text:span text:style-name="T32">//base address of the memories and peripherals.</text:span></text:p>
      <text:p text:style-name="P3"><text:span text:style-name="T26">#include</text:span><text:span text:style-name="T10"> </text:span><text:span text:style-name="T37">"inc/hw_gpio.h"</text:span><text:span text:style-name="T32">//Defines and Macros for GPIO hardware.</text:span></text:p>
      <text:p text:style-name="P3"><text:span text:style-name="T26">#include</text:span><text:span text:style-name="T10"> </text:span><text:span text:style-name="T37">"inc/hw_ints.h"</text:span><text:span text:style-name="T32">//Macros that define the interrupt assignment</text:span></text:p>
      <text:p text:style-name="P3"><text:span text:style-name="T26">#include</text:span><text:span text:style-name="T10"> </text:span><text:span text:style-name="T37">"inc/hw_pwm.h"</text:span></text:p>
      <text:p text:style-name="P3"><text:span text:style-name="T26">#include</text:span><text:span text:style-name="T10"> </text:span><text:span text:style-name="T37">"driverlib/debug.h"</text:span></text:p>
      <text:p text:style-name="P3"><text:span text:style-name="T26">#include</text:span><text:span text:style-name="T10"> </text:span><text:span text:style-name="T37">"driverlib/sysctl.h"</text:span><text:span text:style-name="T32">//SYSCTL register</text:span></text:p>
      <text:p text:style-name="P3"><text:span text:style-name="T26">#include</text:span><text:span text:style-name="T10"> </text:span><text:span text:style-name="T37">"driverlib/rom.h"</text:span><text:span text:style-name="T32">//ROM library</text:span></text:p>
      <text:p text:style-name="P3"><text:span text:style-name="T26">#include</text:span><text:span text:style-name="T10"> </text:span><text:span text:style-name="T37">"driverlib/rom_map.h"</text:span><text:span text:style-name="T32">//ROM map</text:span></text:p>
      <text:p text:style-name="P3"><text:span text:style-name="T26">#include</text:span><text:span text:style-name="T10"> </text:span><text:span text:style-name="T37">"driverlib/pin_map.h"</text:span><text:span text:style-name="T32">//</text:span><text:span text:style-name="T33">ort</text:span><text:span text:style-name="T32">/Pin Mapping Definitions</text:span></text:p>
      <text:p text:style-name="P3"><text:span text:style-name="T26">#include</text:span><text:span text:style-name="T10"> </text:span><text:span text:style-name="T37">"driverlib/gpio.h"</text:span><text:span text:style-name="T32">//Defines and Macros for GPIO API</text:span></text:p>
      <text:p text:style-name="P3"><text:span text:style-name="T26">#include</text:span><text:span text:style-name="T10"> </text:span><text:span text:style-name="T37">"driverlib/interrupt.h"</text:span><text:span text:style-name="T32">//Interrupt library</text:span></text:p>
      <text:p text:style-name="P3"><text:span text:style-name="T26">#include</text:span><text:span text:style-name="T10"> </text:span><text:span text:style-name="T37">"driverlib/timer.h"</text:span><text:span text:style-name="T32">//Prototypes for the timer module</text:span></text:p>
      <text:p text:style-name="P3"><text:span text:style-name="T26">#include</text:span><text:span text:style-name="T10"> </text:span><text:span text:style-name="T37">"driverlib/uart.h"</text:span><text:span text:style-name="T32">//Defines and Macros for the UART</text:span></text:p>
      <text:p text:style-name="P3"><text:span text:style-name="T26">#include</text:span><text:span text:style-name="T10"> </text:span><text:span text:style-name="T37">"utils/uartstdio.h"</text:span><text:span text:style-name="T32">//UARTSTDIO</text:span></text:p>
      <text:p text:style-name="P3"><text:span text:style-name="T26">#include</text:span><text:span text:style-name="T10"> </text:span><text:span text:style-name="T37">"driverlib/systick.h"</text:span><text:span text:style-name="T32">//</text:span><text:span text:style-name="T33">Systick</text:span></text:p>
      <text:p text:style-name="P3"><text:span text:style-name="T26">#include</text:span><text:span text:style-name="T10"> </text:span><text:span text:style-name="T37">"driverlib/udma.h"</text:span></text:p>
      <text:p text:style-name="P3"><text:span text:style-name="T26">#include</text:span><text:span text:style-name="T10"> </text:span><text:span text:style-name="T37">"driverlib/pwm.h"</text:span></text:p>
      <text:p text:style-name="P3"><text:span text:style-name="T26">#include</text:span><text:span text:style-name="T10"> </text:span><text:span text:style-name="T37">"driverlib/ssi.h"</text:span></text:p>
      <text:p text:style-name="P3"><text:span text:style-name="T26">#include</text:span><text:span text:style-name="T10"> </text:span><text:span text:style-name="T37">&lt;string.h&gt;</text:span></text:p>
      <text:p text:style-name="P3"><text:span text:style-name="T26">#include</text:span><text:span text:style-name="T10"> </text:span><text:span text:style-name="T37">"Config_Port/Config_Port.h"</text:span></text:p>
      <text:p text:style-name="P3"><text:span text:style-name="T26">#include</text:span><text:span text:style-name="T10"> </text:span><text:span text:style-name="T37">"FSM/FSM.h"</text:span></text:p>
      <text:p text:style-name="P3"><text:span text:style-name="T26">void</text:span><text:span text:style-name="T10"> </text:span><text:span text:style-name="T12">Systick_Init</text:span><text:span text:style-name="T10">(</text:span><text:span text:style-name="T26">void</text:span><text:span text:style-name="T10">);</text:span></text:p>
      <text:p text:style-name="P3"><text:span text:style-name="T26">void</text:span><text:span text:style-name="T10"> </text:span><text:span text:style-name="T12">Systick_Handler</text:span><text:span text:style-name="T10">(</text:span><text:span text:style-name="T26">void</text:span><text:span text:style-name="T10">){</text:span></text:p>
      <text:p text:style-name="P3"><text:span text:style-name="T10"><text:s text:c="4"/></text:span><text:span text:style-name="T26">if</text:span><text:span text:style-name="T10">(ledTimer&gt;0){</text:span></text:p>
      <text:p text:style-name="P3"><text:span text:style-name="T10"><text:s text:c="8"/>ledTimer--;</text:span></text:p>
      <text:p text:style-name="P3"><text:span text:style-name="T10"><text:s text:c="4"/>}</text:span></text:p>
      <text:p text:style-name="P3"><text:span text:style-name="T10"><text:s text:c="4"/></text:span><text:span text:style-name="T26">if</text:span><text:span text:style-name="T10">(redCounter==0){</text:span></text:p>
      <text:p text:style-name="P3"><text:span text:style-name="T10"><text:s text:c="8"/>redCounter = 50;</text:span></text:p>
      <text:p text:style-name="P3"><text:span text:style-name="T10"><text:s text:c="8"/>redFlag = 1;</text:span></text:p>
      <text:p text:style-name="P3"><text:span text:style-name="T10"><text:s text:c="4"/>}</text:span></text:p>
      <text:p text:style-name="P3"><text:span text:style-name="T10"><text:s text:c="4"/></text:span><text:span text:style-name="T26">else</text:span><text:span text:style-name="T10">{</text:span></text:p>
      <text:p text:style-name="P3"><text:span text:style-name="T10"><text:s text:c="8"/>redCounter--;</text:span></text:p>
      <text:p text:style-name="P3"><text:span text:style-name="T10"><text:s text:c="4"/>}</text:span></text:p>
      <text:p text:style-name="P3"><text:span text:style-name="T10"><text:s text:c="4"/></text:span><text:span text:style-name="T26">if</text:span><text:span text:style-name="T10">(greenCounter==0){</text:span></text:p>
      <text:p text:style-name="P3"><text:span text:style-name="T10"><text:s text:c="8"/>greenCounter = 50;</text:span></text:p>
      <text:p text:style-name="P3"><text:span text:style-name="T10"><text:s text:c="8"/>greenFlag = 1;</text:span></text:p>
      <text:p text:style-name="P3"><text:span text:style-name="T10"><text:s text:c="4"/>}</text:span></text:p>
      <text:p text:style-name="P3"><text:span text:style-name="T10"><text:s text:c="4"/></text:span><text:span text:style-name="T26">else</text:span><text:span text:style-name="T10">{</text:span></text:p>
      <text:p text:style-name="P3"><text:span text:style-name="T10"><text:s text:c="8"/>greenCounter--;</text:span></text:p>
      <text:p text:style-name="P3"><text:span text:style-name="T10"><text:s text:c="4"/>}</text:span></text:p>
      <text:p text:style-name="P3"><text:soft-page-break/><text:span text:style-name="T10"><text:s text:c="4"/></text:span><text:span text:style-name="T26">if</text:span><text:span text:style-name="T10">(redFlag){</text:span></text:p>
      <text:p text:style-name="P3"><text:span text:style-name="T10"><text:s text:c="8"/>redFlag = 0;</text:span></text:p>
      <text:p text:style-name="P3"><text:span text:style-name="T10"><text:s text:c="8"/>ledRedStateMachineUpdate();</text:span></text:p>
      <text:p text:style-name="P3"><text:span text:style-name="T10"><text:s text:c="4"/>}</text:span></text:p>
      <text:p text:style-name="P3"><text:span text:style-name="T10"><text:s text:c="4"/></text:span><text:span text:style-name="T26">if</text:span><text:span text:style-name="T10">(greenFlag){</text:span></text:p>
      <text:p text:style-name="P3"><text:span text:style-name="T10"><text:s text:c="8"/>greenFlag = 0;</text:span></text:p>
      <text:p text:style-name="P3"><text:span text:style-name="T10"><text:s text:c="8"/>ledGreenStateMachineUpdate();</text:span></text:p>
      <text:p text:style-name="P3"><text:span text:style-name="T10"><text:s text:c="4"/>}</text:span></text:p>
      <text:p text:style-name="P3"><text:span text:style-name="T10">}</text:span></text:p>
      <text:p text:style-name="P3"><text:span text:style-name="T26">void</text:span><text:span text:style-name="T10"> </text:span><text:span text:style-name="T12">Systick_Init</text:span><text:span text:style-name="T10">(){</text:span></text:p>
      <text:p text:style-name="P3"><text:span text:style-name="T10"><text:s text:c="4"/></text:span><text:span text:style-name="T8">SysTickPeriodSet</text:span><text:span text:style-name="T10">(</text:span><text:span text:style-name="T8">SysCtlClockGet</text:span><text:span text:style-name="T10">()/1000);</text:span></text:p>
      <text:p text:style-name="P3"><text:span text:style-name="T10"><text:s text:c="4"/></text:span><text:span text:style-name="T8">IntMasterEnable</text:span><text:span text:style-name="T10">();</text:span></text:p>
      <text:p text:style-name="P3"><text:span text:style-name="T10"><text:s text:c="4"/></text:span><text:span text:style-name="T8">SysTickEnable</text:span><text:span text:style-name="T10">();</text:span></text:p>
      <text:p text:style-name="P3"><text:span text:style-name="T10"><text:s text:c="4"/></text:span><text:span text:style-name="T8">SysTickIntEnable</text:span><text:span text:style-name="T10">();</text:span></text:p>
      <text:p text:style-name="P3"><text:span text:style-name="T10"><text:s text:c="4"/></text:span><text:span text:style-name="T8">SysTickIntRegister</text:span><text:span text:style-name="T10">(Systick_Handler);</text:span></text:p>
      <text:p text:style-name="P3"><text:span text:style-name="T10">}</text:span></text:p>
      <text:p text:style-name="P3"><text:span text:style-name="T26">int</text:span><text:span text:style-name="T10"> </text:span><text:span text:style-name="T12">main</text:span><text:span text:style-name="T10">(</text:span><text:span text:style-name="T26">void</text:span><text:span text:style-name="T10">){</text:span></text:p>
      <text:p text:style-name="P3"><text:span text:style-name="T10"><text:s text:c="4"/></text:span><text:span text:style-name="T8">SysCtlClockSet</text:span><text:span text:style-name="T10">(SYSCTL_SYSDIV_2_5|SYSCTL_USE_PLL|SYSCTL_XTAL_16MHZ|SYSCTL_OSC_MAIN);</text:span></text:p>
      <text:p text:style-name="P3"><text:span text:style-name="T10"><text:s text:c="4"/>PortF_Init();</text:span></text:p>
      <text:p text:style-name="P3"><text:span text:style-name="T10"><text:s text:c="4"/>Systick_Init();</text:span></text:p>
      <text:p text:style-name="P3"><text:span text:style-name="T10"><text:s text:c="4"/></text:span><text:span text:style-name="T26">while</text:span><text:span text:style-name="T10">(1){</text:span></text:p>
      <text:p text:style-name="P17"/>
      <text:p text:style-name="P3"><text:span text:style-name="T10"><text:s text:c="4"/>}</text:span></text:p>
      <text:p text:style-name="P4">}</text:p>
      <text:h text:style-name="P8" text:outline-level="2">Tạo PWM bằng Systick timer:</text:h>
      <text:p text:style-name="P1"><text:span text:style-name="T34">uint32_t</text:span><text:span text:style-name="T10"> Duty = 25;</text:span></text:p>
      <text:p text:style-name="P3"><text:span text:style-name="T26">void</text:span><text:span text:style-name="T10"> </text:span><text:span text:style-name="T12">Systick_Handler</text:span><text:span text:style-name="T10">(){</text:span></text:p>
      <text:p text:style-name="P3"><text:span text:style-name="T10"><text:s text:c="4"/></text:span><text:span text:style-name="T26">static</text:span><text:span text:style-name="T10"> </text:span><text:span text:style-name="T34">uint32_t</text:span><text:span text:style-name="T10"> High = 0;</text:span></text:p>
      <text:p text:style-name="P3"><text:span text:style-name="T10"><text:s text:c="4"/></text:span><text:span text:style-name="T26">static</text:span><text:span text:style-name="T10"> </text:span><text:span text:style-name="T34">uint32_t</text:span><text:span text:style-name="T10"> Low = 0;</text:span></text:p>
      <text:p text:style-name="P3"><text:span text:style-name="T10"><text:s text:c="4"/></text:span><text:span text:style-name="T26">if</text:span><text:span text:style-name="T10">(Duty&gt;99){</text:span></text:p>
      <text:p text:style-name="P3"><text:span text:style-name="T10"><text:s text:c="8"/></text:span><text:span text:style-name="T8">GPIOPinWrite</text:span><text:span text:style-name="T10">(GPIO_PORTA_BASE, GPIO_PIN_0, GPIO_PIN_0);</text:span></text:p>
      <text:p text:style-name="P3"><text:span text:style-name="T10"><text:s text:c="4"/>}</text:span><text:span text:style-name="T26">else</text:span><text:span text:style-name="T10"> </text:span><text:span text:style-name="T26">if</text:span><text:span text:style-name="T10">(High!=0){</text:span></text:p>
      <text:p text:style-name="P4"><text:s text:c="8"/>High--;</text:p>
      <text:p text:style-name="P3"><text:span text:style-name="T10"><text:s text:c="8"/></text:span><text:span text:style-name="T8">GPIOPinWrite</text:span><text:span text:style-name="T10">(GPIO_PORTA_BASE, GPIO_PIN_0, GPIO_PIN_0);</text:span></text:p>
      <text:p text:style-name="P3"><text:span text:style-name="T10"><text:s text:c="4"/>}</text:span><text:span text:style-name="T26">else</text:span><text:span text:style-name="T10"> </text:span><text:span text:style-name="T26">if</text:span><text:span text:style-name="T10">(Low!=0){</text:span></text:p>
      <text:p text:style-name="P4"><text:s text:c="8"/>Low--;</text:p>
      <text:p text:style-name="P3"><text:span text:style-name="T10"><text:s text:c="8"/></text:span><text:span text:style-name="T8">GPIOPinWrite</text:span><text:span text:style-name="T10">(GPIO_PORTA_BASE, GPIO_PIN_0, 0);</text:span></text:p>
      <text:p text:style-name="P3"><text:span text:style-name="T10"><text:s text:c="4"/>}</text:span><text:span text:style-name="T26">else</text:span><text:span text:style-name="T10">{</text:span></text:p>
      <text:p text:style-name="P4"><text:s text:c="8"/>High = Duty*10-1;</text:p>
      <text:p text:style-name="P4"><text:s text:c="8"/>Low = 999-High;</text:p>
      <text:p text:style-name="P4"><text:s text:c="4"/>}</text:p>
      <text:p text:style-name="P19">}</text:p>
      <text:p text:style-name="P3"><text:span text:style-name="T26">int</text:span><text:span text:style-name="T10"> </text:span><text:span text:style-name="T12">main</text:span><text:span text:style-name="T10">(){</text:span></text:p>
      <text:p text:style-name="P3"><text:span text:style-name="T10"><text:s text:c="4"/></text:span><text:span text:style-name="T8">SysCtlClockSet</text:span><text:span text:style-name="T10">(SYSCTL_SYSDIV_8|SYSCTL_USE_PLL|SYSCTL_XTAL_16MHZ|SYSCTL_OSC_MAIN);</text:span></text:p>
      <text:p text:style-name="P3"><text:span text:style-name="T10"><text:s text:c="4"/></text:span><text:span text:style-name="T8">SysCtlPeripheralEnable</text:span><text:span text:style-name="T10">(SYSCTL_PERIPH_GPIOA);</text:span></text:p>
      <text:p text:style-name="P3"><text:span text:style-name="T10"><text:s text:c="4"/></text:span><text:span text:style-name="T8">GPIOPinTypeGPIOOutput</text:span><text:span text:style-name="T10">(GPIO_PORTA_BASE, GPIO_PIN_0);</text:span></text:p>
      <text:p text:style-name="P4"><text:s text:c="4"/>Systick_Init();</text:p>
      <text:p text:style-name="P3"><text:span text:style-name="T10"><text:s text:c="4"/></text:span><text:span text:style-name="T8">SysTickIntRegister</text:span><text:span text:style-name="T10">(Systick_Handler);</text:span></text:p>
      <text:p text:style-name="P3"><text:span text:style-name="T10"><text:s text:c="4"/></text:span><text:span text:style-name="T8">IntMasterEnable</text:span><text:span text:style-name="T10">();</text:span></text:p>
      <text:p text:style-name="P3"><text:span text:style-name="T10"><text:s text:c="4"/></text:span><text:span text:style-name="T28">while</text:span><text:span text:style-name="T14">(1){</text:span></text:p>
      <text:p text:style-name="P4"><text:s text:c="4"/>}</text:p>
      <text:p text:style-name="P2">}</text:p>
      <text:h text:style-name="Heading_20_1" text:outline-level="1"><text:soft-page-break/>FREERTOS</text:h>
      <text:h text:style-name="Heading_20_2" text:outline-level="2">TASK</text:h>
      <text:h text:style-name="P11" text:outline-level="3">Lab1</text:h>
      <text:p text:style-name="P14"><text:span text:style-name="T10">TaskHandle_t TaskHandle2;</text:span></text:p>
      <text:p text:style-name="P3"><text:span text:style-name="T26">char</text:span><text:span text:style-name="T10"> *text1 = </text:span><text:span text:style-name="T37">"Task 1 is running\n"</text:span><text:span text:style-name="T10">;</text:span></text:p>
      <text:p text:style-name="P3"><text:span text:style-name="T26">char</text:span><text:span text:style-name="T10"> *text2 = </text:span><text:span text:style-name="T37">"Task 2 is running\n"</text:span><text:span text:style-name="T10">;</text:span></text:p>
      <text:p text:style-name="P3"><text:span text:style-name="T26">void</text:span><text:span text:style-name="T10"> </text:span><text:span text:style-name="T12">vTask1</text:span><text:span text:style-name="T10">(</text:span><text:span text:style-name="T26">void</text:span><text:span text:style-name="T10"> *pvParameters){</text:span></text:p>
      <text:p text:style-name="P3"><text:span text:style-name="T10"><text:s text:c="4"/></text:span><text:span text:style-name="T26">char</text:span><text:span text:style-name="T10"> *pcText;</text:span></text:p>
      <text:p text:style-name="P3"><text:span text:style-name="T10"><text:s text:c="4"/>pcText = (</text:span><text:span text:style-name="T26">char</text:span><text:span text:style-name="T10"> *)pvParameters;</text:span></text:p>
      <text:p text:style-name="P3"><text:span text:style-name="T10"><text:s text:c="4"/></text:span><text:span text:style-name="T26">while</text:span><text:span text:style-name="T10">(1){</text:span></text:p>
      <text:p text:style-name="P3"><text:span text:style-name="T10"><text:s text:c="8"/>printf(</text:span><text:span text:style-name="T37">"%s"</text:span><text:span text:style-name="T10">,pcText);</text:span></text:p>
      <text:p text:style-name="P3"><text:span text:style-name="T10"><text:s text:c="8"/>vTaskDelay(pdMS_TO_TICKS(100));</text:span></text:p>
      <text:p text:style-name="P3"><text:span text:style-name="T10"><text:s text:c="4"/>}</text:span></text:p>
      <text:p text:style-name="P3"><text:span text:style-name="T10">}</text:span></text:p>
      <text:p text:style-name="P3"><text:span text:style-name="T26">void</text:span><text:span text:style-name="T10"> </text:span><text:span text:style-name="T12">vTask2</text:span><text:span text:style-name="T10">(</text:span><text:span text:style-name="T26">void</text:span><text:span text:style-name="T10"> *pvParameters){</text:span></text:p>
      <text:p text:style-name="P3"><text:span text:style-name="T10"><text:s text:c="4"/></text:span><text:span text:style-name="T26">char</text:span><text:span text:style-name="T10"> *pcText;</text:span></text:p>
      <text:p text:style-name="P3"><text:span text:style-name="T10"><text:s text:c="4"/>pcText = (</text:span><text:span text:style-name="T26">char</text:span><text:span text:style-name="T10"> *)pvParameters;</text:span></text:p>
      <text:p text:style-name="P3"><text:span text:style-name="T10"><text:s text:c="4"/>portTickType xLastWakeTime = xTaskGetTickCount();</text:span></text:p>
      <text:p text:style-name="P3"><text:span text:style-name="T10"><text:s text:c="4"/></text:span><text:span text:style-name="T26">while</text:span><text:span text:style-name="T10">(1){</text:span></text:p>
      <text:p text:style-name="P3"><text:span text:style-name="T10"><text:s text:c="8"/>printf(</text:span><text:span text:style-name="T37">"%s"</text:span><text:span text:style-name="T10">,pcText);</text:span></text:p>
      <text:p text:style-name="P3"><text:span text:style-name="T10"><text:s text:c="8"/>vTaskDelayUntil(&amp;xLastWakeTime, pdMS_TO_TICKS(100));</text:span></text:p>
      <text:p text:style-name="P3"><text:span text:style-name="T10"><text:s text:c="4"/>}</text:span></text:p>
      <text:p text:style-name="P3"><text:span text:style-name="T10">}</text:span></text:p>
      <text:p text:style-name="P3"><text:span text:style-name="T26">int</text:span><text:span text:style-name="T10"> </text:span><text:span text:style-name="T12">main</text:span><text:span text:style-name="T10">(){</text:span></text:p>
      <text:p text:style-name="P3"><text:span text:style-name="T10"><text:s text:c="4"/>vSetupHardware();</text:span></text:p>
      <text:p text:style-name="P3"><text:span text:style-name="T10"><text:s text:c="4"/>UART_Init();</text:span></text:p>
      <text:p text:style-name="P3"><text:span text:style-name="T10"><text:s text:c="4"/>xTaskCreate(vTask1, </text:span><text:span text:style-name="T37">"Task 1"</text:span><text:span text:style-name="T10">, 200, (</text:span><text:span text:style-name="T26">void</text:span><text:span text:style-name="T10"> *)text1, 1, NULL);</text:span></text:p>
      <text:p text:style-name="P3"><text:span text:style-name="T10"><text:s text:c="4"/>xTaskCreate(vTask2, </text:span><text:span text:style-name="T37">"Task 2"</text:span><text:span text:style-name="T10">, 200, (</text:span><text:span text:style-name="T26">void</text:span><text:span text:style-name="T10"> *)text2, 1, &amp;TaskHandle2);</text:span></text:p>
      <text:p text:style-name="P3"><text:span text:style-name="T10"><text:s text:c="4"/>vTaskStartScheduler();</text:span></text:p>
      <text:p text:style-name="P3"><text:span text:style-name="T10"><text:s text:c="4"/></text:span><text:span text:style-name="T26">while</text:span><text:span text:style-name="T10">(1){</text:span></text:p>
      <text:p text:style-name="P17"/>
      <text:p text:style-name="P3"><text:span text:style-name="T10"><text:s text:c="4"/>}</text:span></text:p>
      <text:p text:style-name="P3"><text:span text:style-name="T10">}</text:span></text:p>
      <text:h text:style-name="P11" text:outline-level="3">Lab2</text:h>
      <text:p text:style-name="P14"><text:span text:style-name="T10">TaskHandle_t TaskHandle2;</text:span></text:p>
      <text:p text:style-name="P3"><text:span text:style-name="T26">char</text:span><text:span text:style-name="T10"> *text1 = </text:span><text:span text:style-name="T37">"Task 1 is running\n"</text:span><text:span text:style-name="T10">;</text:span></text:p>
      <text:p text:style-name="P3"><text:span text:style-name="T26">char</text:span><text:span text:style-name="T10"> *text2 = </text:span><text:span text:style-name="T37">"Task 2 is running\n"</text:span><text:span text:style-name="T10">;</text:span></text:p>
      <text:p text:style-name="P3"><text:span text:style-name="T26">void</text:span><text:span text:style-name="T10"> </text:span><text:span text:style-name="T12">vTask1</text:span><text:span text:style-name="T10">(</text:span><text:span text:style-name="T26">void</text:span><text:span text:style-name="T10"> *pvParameters){</text:span></text:p>
      <text:p text:style-name="P3"><text:span text:style-name="T10"><text:s text:c="4"/></text:span><text:span text:style-name="T26">char</text:span><text:span text:style-name="T10"> *pcText;</text:span></text:p>
      <text:p text:style-name="P3"><text:span text:style-name="T10"><text:s text:c="4"/>pcText = (</text:span><text:span text:style-name="T26">char</text:span><text:span text:style-name="T10"> *)pvParameters;</text:span></text:p>
      <text:p text:style-name="P3"><text:span text:style-name="T10"><text:s text:c="4"/>UBaseType_t uxPriority = uxTaskPriorityGet(TaskHandle2);</text:span></text:p>
      <text:p text:style-name="P3"><text:span text:style-name="T10"><text:s text:c="4"/></text:span><text:span text:style-name="T26">while</text:span><text:span text:style-name="T10">(1){</text:span></text:p>
      <text:p text:style-name="P3"><text:span text:style-name="T10"><text:s text:c="8"/>printf(</text:span><text:span text:style-name="T37">"%s"</text:span><text:span text:style-name="T10">,pcText);</text:span></text:p>
      <text:p text:style-name="P3"><text:span text:style-name="T10"><text:s text:c="8"/>vTaskPrioritySet(TaskHandle2, uxPriority+2);</text:span></text:p>
      <text:p text:style-name="P3"><text:span text:style-name="T10"><text:s text:c="8"/></text:span><text:span text:style-name="T32">//vTaskDelay(pdMS_TO_TICKS(100));</text:span></text:p>
      <text:p text:style-name="P3"><text:span text:style-name="T10"><text:s text:c="4"/>}</text:span></text:p>
      <text:p text:style-name="P3"><text:span text:style-name="T10">}</text:span></text:p>
      <text:p text:style-name="P3"><text:span text:style-name="T26">void</text:span><text:span text:style-name="T10"> </text:span><text:span text:style-name="T12">vTask2</text:span><text:span text:style-name="T10">(</text:span><text:span text:style-name="T26">void</text:span><text:span text:style-name="T10"> *pvParameters){</text:span></text:p>
      <text:p text:style-name="P3"><text:span text:style-name="T10"><text:s text:c="4"/></text:span><text:span text:style-name="T26">char</text:span><text:span text:style-name="T10"> *pcText;</text:span></text:p>
      <text:p text:style-name="P3"><text:span text:style-name="T10"><text:s text:c="4"/>pcText = (</text:span><text:span text:style-name="T26">char</text:span><text:span text:style-name="T10"> *)pvParameters;</text:span></text:p>
      <text:p text:style-name="P3"><text:span text:style-name="T10"><text:s text:c="4"/>portTickType xLastWakeTime = xTaskGetTickCount();</text:span></text:p>
      <text:p text:style-name="P3"><text:span text:style-name="T10"><text:s text:c="4"/>UBaseType_t uxPriority = uxTaskPriorityGet(NULL);</text:span></text:p>
      <text:p text:style-name="P3"><text:span text:style-name="T10"><text:s text:c="4"/></text:span><text:span text:style-name="T26">while</text:span><text:span text:style-name="T10">(1){</text:span></text:p>
      <text:p text:style-name="P3"><text:span text:style-name="T10"><text:s text:c="8"/>printf(</text:span><text:span text:style-name="T37">"%s"</text:span><text:span text:style-name="T10">,pcText);</text:span></text:p>
      <text:p text:style-name="P3"><text:span text:style-name="T10"><text:s text:c="8"/>vTaskPrioritySet(TaskHandle2, uxPriority-2);</text:span></text:p>
      <text:p text:style-name="P3"><text:span text:style-name="T10"><text:s text:c="8"/></text:span><text:span text:style-name="T32">//vTaskDelayUntil(&amp;xLastWakeTime, pdMS_TO_TICKS(100));</text:span></text:p>
      <text:p text:style-name="P3"><text:soft-page-break/><text:span text:style-name="T10"><text:s text:c="4"/>}</text:span></text:p>
      <text:p text:style-name="P3"><text:span text:style-name="T10">}</text:span></text:p>
      <text:p text:style-name="P3"><text:span text:style-name="T26">int</text:span><text:span text:style-name="T10"> </text:span><text:span text:style-name="T12">main</text:span><text:span text:style-name="T10">(){</text:span></text:p>
      <text:p text:style-name="P3"><text:span text:style-name="T10"><text:s text:c="4"/>vSetupHardware();</text:span></text:p>
      <text:p text:style-name="P3"><text:span text:style-name="T10"><text:s text:c="4"/>UART_Init();</text:span></text:p>
      <text:p text:style-name="P3"><text:span text:style-name="T10"><text:s text:c="4"/>xTaskCreate(vTask1, </text:span><text:span text:style-name="T37">"Task 1"</text:span><text:span text:style-name="T10">, 200, (</text:span><text:span text:style-name="T26">void</text:span><text:span text:style-name="T10"> *)text1, 2, NULL);</text:span></text:p>
      <text:p text:style-name="P3"><text:span text:style-name="T10"><text:s text:c="4"/>xTaskCreate(vTask2, </text:span><text:span text:style-name="T37">"Task 2"</text:span><text:span text:style-name="T10">, 200, (</text:span><text:span text:style-name="T26">void</text:span><text:span text:style-name="T10"> *)text2, 1, &amp;TaskHandle2);</text:span></text:p>
      <text:p text:style-name="P3"><text:span text:style-name="T10"><text:s text:c="4"/>vTaskStartScheduler();</text:span></text:p>
      <text:p text:style-name="P3"><text:span text:style-name="T10"><text:s text:c="4"/></text:span><text:span text:style-name="T26">while</text:span><text:span text:style-name="T10">(1){</text:span></text:p>
      <text:p text:style-name="P17"/>
      <text:p text:style-name="P3"><text:span text:style-name="T10"><text:s text:c="4"/>}</text:span></text:p>
      <text:p text:style-name="P3"><text:span text:style-name="T10">}</text:span></text:p>
      <text:h text:style-name="P11" text:outline-level="3">Lab3</text:h>
      <text:p text:style-name="P14"><text:span text:style-name="T10">TaskHandle_t TaskHandle2;</text:span></text:p>
      <text:p text:style-name="P3"><text:span text:style-name="T26">char</text:span><text:span text:style-name="T10"> *text1 = </text:span><text:span text:style-name="T37">"Task 1 is running\n"</text:span><text:span text:style-name="T10">;</text:span></text:p>
      <text:p text:style-name="P3"><text:span text:style-name="T26">char</text:span><text:span text:style-name="T10"> *text2 = </text:span><text:span text:style-name="T37">"Task 2 is running\n"</text:span><text:span text:style-name="T10">;</text:span></text:p>
      <text:p text:style-name="P3"><text:span text:style-name="T26">void</text:span><text:span text:style-name="T10"> </text:span><text:span text:style-name="T12">vTask2</text:span><text:span text:style-name="T10">(</text:span><text:span text:style-name="T26">void</text:span><text:span text:style-name="T10"> *pvParameters);</text:span></text:p>
      <text:p text:style-name="P3"><text:span text:style-name="T26">void</text:span><text:span text:style-name="T10"> </text:span><text:span text:style-name="T12">vTask1</text:span><text:span text:style-name="T10">(</text:span><text:span text:style-name="T26">void</text:span><text:span text:style-name="T10"> *pvParameters){</text:span></text:p>
      <text:p text:style-name="P3"><text:span text:style-name="T10"><text:s text:c="4"/></text:span><text:span text:style-name="T26">char</text:span><text:span text:style-name="T10"> *pcText;</text:span></text:p>
      <text:p text:style-name="P3"><text:span text:style-name="T10"><text:s text:c="4"/>pcText = (</text:span><text:span text:style-name="T26">char</text:span><text:span text:style-name="T10"> *)pvParameters;</text:span></text:p>
      <text:p text:style-name="P17"/>
      <text:p text:style-name="P3"><text:span text:style-name="T10"><text:s text:c="4"/></text:span><text:span text:style-name="T26">while</text:span><text:span text:style-name="T10">(1){</text:span></text:p>
      <text:p text:style-name="P3"><text:span text:style-name="T10"><text:s text:c="8"/>printf(</text:span><text:span text:style-name="T37">"%s"</text:span><text:span text:style-name="T10">,pcText);</text:span></text:p>
      <text:p text:style-name="P3"><text:span text:style-name="T10"><text:s text:c="8"/>xTaskCreate(vTask2, </text:span><text:span text:style-name="T37">"Task 2"</text:span><text:span text:style-name="T10">, 200, (</text:span><text:span text:style-name="T26">void</text:span><text:span text:style-name="T10"> *)text2, 2, &amp;TaskHandle2);</text:span></text:p>
      <text:p text:style-name="P3"><text:span text:style-name="T10"><text:s text:c="8"/>vTaskDelay(pdMS_TO_TICKS(100));</text:span></text:p>
      <text:p text:style-name="P3"><text:span text:style-name="T10"><text:s text:c="4"/>}</text:span></text:p>
      <text:p text:style-name="P3"><text:span text:style-name="T10">}</text:span></text:p>
      <text:p text:style-name="P3"><text:span text:style-name="T26">void</text:span><text:span text:style-name="T10"> </text:span><text:span text:style-name="T12">vTask2</text:span><text:span text:style-name="T10">(</text:span><text:span text:style-name="T26">void</text:span><text:span text:style-name="T10"> *pvParameters){</text:span></text:p>
      <text:p text:style-name="P3"><text:span text:style-name="T10"><text:s text:c="4"/></text:span><text:span text:style-name="T26">char</text:span><text:span text:style-name="T10"> *pcText;</text:span></text:p>
      <text:p text:style-name="P3"><text:span text:style-name="T10"><text:s text:c="4"/>pcText = (</text:span><text:span text:style-name="T26">char</text:span><text:span text:style-name="T10"> *)pvParameters;</text:span></text:p>
      <text:p text:style-name="P3"><text:span text:style-name="T10"><text:s text:c="4"/>portTickType xLastWakeTime = xTaskGetTickCount();</text:span></text:p>
      <text:p text:style-name="P17"/>
      <text:p text:style-name="P3"><text:span text:style-name="T10"><text:s text:c="4"/></text:span><text:span text:style-name="T26">while</text:span><text:span text:style-name="T10">(1){</text:span></text:p>
      <text:p text:style-name="P3"><text:span text:style-name="T10"><text:s text:c="8"/>printf(</text:span><text:span text:style-name="T37">"%s"</text:span><text:span text:style-name="T10">,pcText);</text:span></text:p>
      <text:p text:style-name="P3"><text:span text:style-name="T10"><text:s text:c="8"/>vTaskDelete(TaskHandle2);</text:span></text:p>
      <text:p text:style-name="P3"><text:span text:style-name="T10"><text:s text:c="8"/>vTaskDelayUntil(&amp;xLastWakeTime, pdMS_TO_TICKS(100));</text:span></text:p>
      <text:p text:style-name="P3"><text:span text:style-name="T10"><text:s text:c="4"/>}</text:span></text:p>
      <text:p text:style-name="P3"><text:span text:style-name="T10">}</text:span></text:p>
      <text:p text:style-name="P3"><text:span text:style-name="T26">int</text:span><text:span text:style-name="T10"> </text:span><text:span text:style-name="T12">main</text:span><text:span text:style-name="T10">(){</text:span></text:p>
      <text:p text:style-name="P3"><text:span text:style-name="T10"><text:s text:c="4"/>vSetupHardware();</text:span></text:p>
      <text:p text:style-name="P3"><text:span text:style-name="T10"><text:s text:c="4"/>UART_Init();</text:span></text:p>
      <text:p text:style-name="P3"><text:span text:style-name="T10"><text:s text:c="4"/>xTaskCreate(vTask1, </text:span><text:span text:style-name="T37">"Task 1"</text:span><text:span text:style-name="T10">, 200, (</text:span><text:span text:style-name="T26">void</text:span><text:span text:style-name="T10"> *)text1, 1, NULL);</text:span></text:p>
      <text:p text:style-name="P3"><text:span text:style-name="T10"><text:s text:c="4"/></text:span><text:span text:style-name="T32">//xTaskCreate(vTask2, "Task 2", 200, (void *)text2, 1, &amp;TaskHandle2);</text:span></text:p>
      <text:p text:style-name="P3"><text:span text:style-name="T10"><text:s text:c="4"/>vTaskStartScheduler();</text:span></text:p>
      <text:p text:style-name="P3"><text:span text:style-name="T10"><text:s text:c="4"/></text:span><text:span text:style-name="T26">while</text:span><text:span text:style-name="T10">(1){</text:span></text:p>
      <text:p text:style-name="P17"/>
      <text:p text:style-name="P3"><text:span text:style-name="T10"><text:s text:c="4"/>}</text:span></text:p>
      <text:p text:style-name="P3"><text:span text:style-name="T10">}</text:span></text:p>
      <text:h text:style-name="P9" text:outline-level="2">QUEUE</text:h>
      <text:h text:style-name="P11" text:outline-level="3">Lab1</text:h>
      <text:p text:style-name="P14"><text:span text:style-name="T10">TaskHandle_t xTask1Handle;</text:span></text:p>
      <text:p text:style-name="P3"><text:span text:style-name="T10">TaskHandle_t xTask2Handle;</text:span></text:p>
      <text:p text:style-name="P3"><text:span text:style-name="T10">QueueHandle_t xQueue;</text:span></text:p>
      <text:p text:style-name="P3"><text:span text:style-name="T26">void</text:span><text:span text:style-name="T10"> </text:span><text:span text:style-name="T12">vTask1</text:span><text:span text:style-name="T10">(</text:span><text:span text:style-name="T26">void</text:span><text:span text:style-name="T10"> *pvParameters){</text:span></text:p>
      <text:p text:style-name="P3"><text:span text:style-name="T10"><text:s text:c="4"/>uint32_t lValueToSend;</text:span></text:p>
      <text:p text:style-name="P3"><text:span text:style-name="T10"><text:s text:c="4"/></text:span><text:span text:style-name="T26">bool</text:span><text:span text:style-name="T10"> xStatus;</text:span></text:p>
      <text:p text:style-name="P3"><text:span text:style-name="T10"><text:s text:c="4"/>lValueToSend = (portLONG)pvParameters;</text:span></text:p>
      <text:p text:style-name="P3"><text:soft-page-break/><text:span text:style-name="T10"><text:s text:c="4"/></text:span><text:span text:style-name="T26">while</text:span><text:span text:style-name="T10">(1){</text:span></text:p>
      <text:p text:style-name="P3"><text:span text:style-name="T10"><text:s text:c="8"/>xStatus = xQueueSendToBack(xQueue,&amp;lValueToSend,0);</text:span></text:p>
      <text:p text:style-name="P3"><text:span text:style-name="T10"><text:s text:c="8"/></text:span><text:span text:style-name="T26">if</text:span><text:span text:style-name="T10">(xStatus != pdPASS){</text:span></text:p>
      <text:p text:style-name="P3"><text:span text:style-name="T10"><text:s text:c="12"/>UARTprintf(</text:span><text:span text:style-name="T37">"</text:span><text:span text:style-name="T39">Gui</text:span><text:span text:style-name="T37"> </text:span><text:span text:style-name="T39">khong</text:span><text:span text:style-name="T37"> </text:span><text:span text:style-name="T39">duoc</text:span><text:span text:style-name="T37">\n"</text:span><text:span text:style-name="T10">);</text:span></text:p>
      <text:p text:style-name="P3"><text:span text:style-name="T10"><text:s text:c="8"/>}</text:span></text:p>
      <text:p text:style-name="P3"><text:span text:style-name="T10"><text:s text:c="4"/>}</text:span></text:p>
      <text:p text:style-name="P3"><text:span text:style-name="T10">}</text:span></text:p>
      <text:p text:style-name="P3"><text:span text:style-name="T26">void</text:span><text:span text:style-name="T10"> </text:span><text:span text:style-name="T12">vTask2</text:span><text:span text:style-name="T10">(</text:span><text:span text:style-name="T26">void</text:span><text:span text:style-name="T10"> *pvParameters){</text:span></text:p>
      <text:p text:style-name="P3"><text:span text:style-name="T10"><text:s text:c="4"/>uint32_t lReceivedValue;</text:span></text:p>
      <text:p text:style-name="P3"><text:span text:style-name="T10"><text:s text:c="4"/></text:span><text:span text:style-name="T26">bool</text:span><text:span text:style-name="T10"> xStatus;</text:span></text:p>
      <text:p text:style-name="P3"><text:span text:style-name="T10"><text:s text:c="4"/></text:span><text:span text:style-name="T26">while</text:span><text:span text:style-name="T10">(1){</text:span></text:p>
      <text:p text:style-name="P3"><text:span text:style-name="T10"><text:s text:c="8"/>xStatus = xQueueReceive(xQueue,&amp;lReceivedValue,portMAX_DELAY);</text:span></text:p>
      <text:p text:style-name="P3"><text:span text:style-name="T10"><text:s text:c="8"/></text:span><text:span text:style-name="T26">if</text:span><text:span text:style-name="T10">(xStatus == pdPASS){</text:span></text:p>
      <text:p text:style-name="P3"><text:span text:style-name="T10"><text:s text:c="12"/>UARTprintf(</text:span><text:span text:style-name="T37">"Received = %d\n"</text:span><text:span text:style-name="T10">,lReceivedValue);</text:span></text:p>
      <text:p text:style-name="P3"><text:span text:style-name="T10"><text:s text:c="8"/>}</text:span><text:span text:style-name="T26">else</text:span><text:span text:style-name="T10">{</text:span></text:p>
      <text:p text:style-name="P3"><text:span text:style-name="T10"><text:s text:c="12"/>UARTprintf(</text:span><text:span text:style-name="T37">"FAIL"</text:span><text:span text:style-name="T10">);</text:span></text:p>
      <text:p text:style-name="P3"><text:span text:style-name="T10"><text:s text:c="8"/>}</text:span></text:p>
      <text:p text:style-name="P3"><text:span text:style-name="T10"><text:s text:c="4"/>}</text:span></text:p>
      <text:p text:style-name="P3"><text:span text:style-name="T10">}</text:span></text:p>
      <text:p text:style-name="P3"><text:span text:style-name="T26">int</text:span><text:span text:style-name="T10"> </text:span><text:span text:style-name="T12">main</text:span><text:span text:style-name="T10">(){</text:span></text:p>
      <text:p text:style-name="P3"><text:span text:style-name="T10"><text:s text:c="4"/>SysCtlClockSet(SYSCTL_SYSDIV_4|SYSCTL_USE_PLL|SYSCTL_XTAL_16MHZ|SYSCTL_OSC_MAIN);</text:span></text:p>
      <text:p text:style-name="P3"><text:span text:style-name="T10"><text:s text:c="4"/>Uart_Init();</text:span></text:p>
      <text:p text:style-name="P3"><text:span text:style-name="T10"><text:s text:c="4"/>PortF_Init();</text:span></text:p>
      <text:p text:style-name="P3"><text:span text:style-name="T10"><text:s text:c="4"/>xQueue = xQueueCreate(5,</text:span><text:span text:style-name="T26">sizeof</text:span><text:span text:style-name="T10">(</text:span><text:span text:style-name="T26">long</text:span><text:span text:style-name="T10">));</text:span></text:p>
      <text:p text:style-name="P3"><text:span text:style-name="T10"><text:s text:c="4"/>xTaskCreate(vTask1,</text:span><text:span text:style-name="T37">"Task 1"</text:span><text:span text:style-name="T10">,200,(</text:span><text:span text:style-name="T26">void</text:span><text:span text:style-name="T10"> *)100,1,&amp;xTask1Handle);</text:span></text:p>
      <text:p text:style-name="P3"><text:span text:style-name="T10"><text:s text:c="4"/>xTaskCreate(vTask1,</text:span><text:span text:style-name="T37">"Task 1"</text:span><text:span text:style-name="T10">,200,(</text:span><text:span text:style-name="T26">void</text:span><text:span text:style-name="T10"> *)200,1,&amp;xTask2Handle);</text:span></text:p>
      <text:p text:style-name="P3"><text:span text:style-name="T10"><text:s text:c="4"/>xTaskCreate(vTask2,</text:span><text:span text:style-name="T37">"Task 2"</text:span><text:span text:style-name="T10">,200,NULL,2,NULL);</text:span></text:p>
      <text:p text:style-name="P3"><text:span text:style-name="T10"><text:s text:c="4"/></text:span><text:span text:style-name="T32">//IntMasterEnable();</text:span></text:p>
      <text:p text:style-name="P3"><text:span text:style-name="T10"><text:s text:c="4"/>vTaskStartScheduler();</text:span></text:p>
      <text:p text:style-name="P17"/>
      <text:p text:style-name="P3"><text:span text:style-name="T10"><text:s text:c="4"/></text:span><text:span text:style-name="T26">while</text:span><text:span text:style-name="T10">(1){</text:span></text:p>
      <text:p text:style-name="P17"/>
      <text:p text:style-name="P3"><text:span text:style-name="T10"><text:s text:c="4"/>}</text:span></text:p>
      <text:p text:style-name="P3"><text:span text:style-name="T10">}</text:span></text:p>
      <text:h text:style-name="P11" text:outline-level="3">Lab2</text:h>
      <text:p text:style-name="P14"><text:span text:style-name="T10">QueueHandle_t xAQueue;</text:span></text:p>
      <text:p text:style-name="P3"><text:span text:style-name="T32">//QueueHandle_t xBQueue;</text:span></text:p>
      <text:p text:style-name="P3"><text:span text:style-name="T32">//QueueHandle_t xCQueue;</text:span></text:p>
      <text:p text:style-name="P3"><text:span text:style-name="T26">void</text:span><text:span text:style-name="T10"> vTask1(</text:span><text:span text:style-name="T26">void</text:span><text:span text:style-name="T10"> *Parameters){</text:span></text:p>
      <text:p text:style-name="P3"><text:span text:style-name="T10"><text:s text:c="4"/>portLONG lValueToSend;</text:span></text:p>
      <text:p text:style-name="P3"><text:span text:style-name="T10"><text:s text:c="4"/></text:span><text:span text:style-name="T26">while</text:span><text:span text:style-name="T10">(1){</text:span></text:p>
      <text:p text:style-name="P3"><text:span text:style-name="T10"><text:s text:c="8"/></text:span><text:span text:style-name="T26">if</text:span><text:span text:style-name="T10">(~GPIO_PORTF_DATA_R&amp;0x01){</text:span></text:p>
      <text:p text:style-name="P3"><text:span text:style-name="T10"><text:s text:c="12"/>lValueToSend = 1;</text:span></text:p>
      <text:p text:style-name="P3"><text:span text:style-name="T10"><text:s text:c="12"/>xQueueSendToBack(xAQueue,&amp;lValueToSend,0);</text:span></text:p>
      <text:p text:style-name="P3"><text:span text:style-name="T10"><text:s text:c="12"/>vTaskDelay(pdMS_TO_TICKS(1000));</text:span></text:p>
      <text:p text:style-name="P3"><text:span text:style-name="T10"><text:s text:c="8"/>}</text:span><text:span text:style-name="T26">else</text:span><text:span text:style-name="T10"> </text:span><text:span text:style-name="T26">if</text:span><text:span text:style-name="T10">(~GPIO_PORTF_DATA_R&amp;0x10){</text:span></text:p>
      <text:p text:style-name="P3"><text:span text:style-name="T10"><text:s text:c="12"/>lValueToSend = 2;</text:span></text:p>
      <text:p text:style-name="P3"><text:span text:style-name="T10"><text:s text:c="12"/>xQueueSendToBack(xAQueue,&amp;lValueToSend,0);</text:span></text:p>
      <text:p text:style-name="P3"><text:span text:style-name="T10"><text:s text:c="12"/>vTaskDelay(pdMS_TO_TICKS(1000));</text:span></text:p>
      <text:p text:style-name="P3"><text:span text:style-name="T10"><text:s text:c="8"/>}</text:span><text:span text:style-name="T26">else</text:span><text:span text:style-name="T10">{</text:span></text:p>
      <text:p text:style-name="P3"><text:span text:style-name="T10"><text:s text:c="12"/>lValueToSend = 3;</text:span></text:p>
      <text:p text:style-name="P3"><text:span text:style-name="T10"><text:s text:c="12"/>xQueueSendToBack(xAQueue,&amp;lValueToSend,0);</text:span></text:p>
      <text:p text:style-name="P3"><text:span text:style-name="T10"><text:s text:c="12"/>vTaskDelay(pdMS_TO_TICKS(1000));</text:span></text:p>
      <text:p text:style-name="P3"><text:span text:style-name="T10"><text:s text:c="8"/>}</text:span></text:p>
      <text:p text:style-name="P3"><text:span text:style-name="T10"><text:s text:c="4"/>}</text:span></text:p>
      <text:p text:style-name="P3"><text:span text:style-name="T10">}</text:span></text:p>
      <text:p text:style-name="P3"><text:span text:style-name="T26">void</text:span><text:span text:style-name="T10"> vTask2(</text:span><text:span text:style-name="T26">void</text:span><text:span text:style-name="T10"> *pvParameters){</text:span></text:p>
      <text:p text:style-name="P3"><text:span text:style-name="T10"><text:s text:c="4"/>portLONG lReceiveValue;</text:span></text:p>
      <text:p text:style-name="P3"><text:span text:style-name="T10"><text:s text:c="4"/>portBASE_TYPE xStatus;</text:span></text:p>
      <text:p text:style-name="P3"><text:span text:style-name="T10"><text:s text:c="4"/></text:span><text:span text:style-name="T26">while</text:span><text:span text:style-name="T10">(1){</text:span></text:p>
      <text:p text:style-name="P3"><text:soft-page-break/><text:span text:style-name="T10"><text:s text:c="8"/>xStatus = xQueueReceive(xAQueue, &amp;lReceiveValue, pdMS_TO_TICKS(100));</text:span></text:p>
      <text:p text:style-name="P3"><text:span text:style-name="T10"><text:s text:c="8"/></text:span><text:span text:style-name="T26">if</text:span><text:span text:style-name="T10">(xStatus == pdPASS){</text:span></text:p>
      <text:p text:style-name="P3"><text:span text:style-name="T10"><text:s text:c="12"/></text:span><text:span text:style-name="T26">if</text:span><text:span text:style-name="T10">(lReceiveValue==1){</text:span></text:p>
      <text:p text:style-name="P3"><text:span text:style-name="T10"><text:s text:c="16"/></text:span><text:span text:style-name="T14">printf</text:span><text:span text:style-name="T10">(</text:span><text:span text:style-name="T37">"%s"</text:span><text:span text:style-name="T10">,</text:span><text:span text:style-name="T37">"Switch 2 is pressed"</text:span><text:span text:style-name="T10">);</text:span></text:p>
      <text:p text:style-name="P3"><text:span text:style-name="T10"><text:s text:c="16"/>GPIO_PORTF_DATA_R = (GPIO_PORTF_DATA_R &amp; 0x00)+0x08;</text:span></text:p>
      <text:p text:style-name="P3"><text:span text:style-name="T10"><text:s text:c="12"/>}</text:span><text:span text:style-name="T26">else</text:span><text:span text:style-name="T10"> </text:span><text:span text:style-name="T26">if</text:span><text:span text:style-name="T10">(lReceiveValue==2){</text:span></text:p>
      <text:p text:style-name="P3"><text:span text:style-name="T10"><text:s text:c="16"/></text:span><text:span text:style-name="T14">printf</text:span><text:span text:style-name="T10">(</text:span><text:span text:style-name="T37">"%s"</text:span><text:span text:style-name="T10">,</text:span><text:span text:style-name="T37">"Switch 1 is pressed"</text:span><text:span text:style-name="T10">);</text:span></text:p>
      <text:p text:style-name="P3"><text:span text:style-name="T10"><text:s text:c="16"/>GPIO_PORTF_DATA_R = (GPIO_PORTF_DATA_R &amp; 0x00)+0x04;</text:span></text:p>
      <text:p text:style-name="P3"><text:span text:style-name="T10"><text:s text:c="12"/>}</text:span><text:span text:style-name="T26">else</text:span><text:span text:style-name="T10"> </text:span><text:span text:style-name="T26">if</text:span><text:span text:style-name="T10">(lReceiveValue==3){</text:span></text:p>
      <text:p text:style-name="P3"><text:span text:style-name="T10"><text:s text:c="16"/></text:span><text:span text:style-name="T14">printf</text:span><text:span text:style-name="T10">(</text:span><text:span text:style-name="T37">"%s"</text:span><text:span text:style-name="T10">,</text:span><text:span text:style-name="T37">"No Switch is pressed"</text:span><text:span text:style-name="T10">);</text:span></text:p>
      <text:p text:style-name="P3"><text:span text:style-name="T10"><text:s text:c="16"/>GPIO_PORTF_DATA_R = (GPIO_PORTF_DATA_R &amp; 0x00)+0x02;</text:span></text:p>
      <text:p text:style-name="P3"><text:span text:style-name="T10"><text:s text:c="12"/>}</text:span></text:p>
      <text:p text:style-name="P3"><text:span text:style-name="T10"><text:s text:c="8"/>}</text:span></text:p>
      <text:p text:style-name="P3"><text:span text:style-name="T10"><text:s text:c="4"/>}</text:span></text:p>
      <text:p text:style-name="P3"><text:span text:style-name="T10">}</text:span></text:p>
      <text:p text:style-name="P3"><text:span text:style-name="T28">int</text:span><text:span text:style-name="T10"> main(){</text:span></text:p>
      <text:p text:style-name="P3"><text:span text:style-name="T10"><text:s text:c="4"/>vSetupHardware();</text:span></text:p>
      <text:p text:style-name="P3"><text:span text:style-name="T10"><text:s text:c="4"/>UART_Init();</text:span></text:p>
      <text:p text:style-name="P3"><text:span text:style-name="T10"><text:s text:c="4"/>xAQueue = xQueueCreate(5,</text:span><text:span text:style-name="T28">sizeof</text:span><text:span text:style-name="T10">(portLONG));</text:span></text:p>
      <text:p text:style-name="P3"><text:span text:style-name="T10"><text:s text:c="4"/></text:span><text:span text:style-name="T32">//xBQueue = xQueueCreate(5,</text:span><text:span text:style-name="T33">sizeof</text:span><text:span text:style-name="T32">(portLONG));</text:span></text:p>
      <text:p text:style-name="P3"><text:span text:style-name="T10"><text:s text:c="4"/></text:span><text:span text:style-name="T32">//xCQueue = xQueueCreate(5,</text:span><text:span text:style-name="T33">sizeof</text:span><text:span text:style-name="T32">(portLONG));</text:span></text:p>
      <text:p text:style-name="P3"><text:span text:style-name="T10"><text:s text:c="4"/>xTaskCreate(vTask1, </text:span><text:span text:style-name="T37">"Task 1"</text:span><text:span text:style-name="T10">, 200, NULL, 1, NULL);</text:span></text:p>
      <text:p text:style-name="P3"><text:span text:style-name="T10"><text:s text:c="4"/>xTaskCreate(vTask2, </text:span><text:span text:style-name="T37">"Task 2"</text:span><text:span text:style-name="T10">, 200, NULL, 2, NULL);</text:span></text:p>
      <text:p text:style-name="P3"><text:span text:style-name="T10"><text:s text:c="4"/>vTaskStartScheduler();</text:span></text:p>
      <text:p text:style-name="P3"><text:span text:style-name="T10"><text:s text:c="4"/></text:span><text:span text:style-name="T26">while</text:span><text:span text:style-name="T10">(1){</text:span></text:p>
      <text:p text:style-name="P17"/>
      <text:p text:style-name="P3"><text:span text:style-name="T10"><text:s text:c="4"/>}</text:span></text:p>
      <text:p text:style-name="P3"><text:span text:style-name="T10">}</text:span></text:p>
      <text:h text:style-name="P11" text:outline-level="3">Lab3</text:h>
      <text:p text:style-name="P14"><text:span text:style-name="T10">TaskHandle_t xTask1Handle;</text:span></text:p>
      <text:p text:style-name="P3"><text:span text:style-name="T10">TaskHandle_t xTask2Handle;</text:span></text:p>
      <text:p text:style-name="P3"><text:span text:style-name="T10">QueueHandle_t xQueue;</text:span></text:p>
      <text:p text:style-name="P3"><text:span text:style-name="T10">TimerHandle_t xAutoReloadTimer;</text:span></text:p>
      <text:p text:style-name="P3"><text:span text:style-name="T10">TimerHandle_t xOneShotTimer;</text:span></text:p>
      <text:p text:style-name="P3"><text:span text:style-name="T26">typedef</text:span><text:span text:style-name="T10"> </text:span><text:span text:style-name="T26">enum</text:span><text:span text:style-name="T10"> {</text:span></text:p>
      <text:p text:style-name="P3"><text:span text:style-name="T10"><text:s text:c="4"/></text:span><text:span text:style-name="T41">zero</text:span><text:span text:style-name="T10">,</text:span></text:p>
      <text:p text:style-name="P3"><text:span text:style-name="T10"><text:s text:c="4"/></text:span><text:span text:style-name="T41">one</text:span></text:p>
      <text:p text:style-name="P3"><text:span text:style-name="T10">} </text:span><text:span text:style-name="T34">DataSource</text:span><text:span text:style-name="T10">;</text:span></text:p>
      <text:p text:style-name="P3"><text:span text:style-name="T26">typedef</text:span><text:span text:style-name="T10"> </text:span><text:span text:style-name="T26">struct</text:span><text:span text:style-name="T10"> {</text:span></text:p>
      <text:p text:style-name="P3"><text:span text:style-name="T10"><text:s text:c="4"/>uint8_t </text:span><text:span text:style-name="T42">ucValue</text:span><text:span text:style-name="T10">;</text:span></text:p>
      <text:p text:style-name="P3"><text:span text:style-name="T10"><text:s text:c="4"/></text:span><text:span text:style-name="T34">DataSource</text:span><text:span text:style-name="T10"> </text:span><text:span text:style-name="T42">eDataSource</text:span><text:span text:style-name="T10">;</text:span></text:p>
      <text:p text:style-name="P3"><text:span text:style-name="T10">} </text:span><text:span text:style-name="T34">Data_t</text:span><text:span text:style-name="T10">;</text:span></text:p>
      <text:p text:style-name="P3"><text:span text:style-name="T34">Data_t</text:span><text:span text:style-name="T10"> xStructsToSend[2] =</text:span></text:p>
      <text:p text:style-name="P3"><text:span text:style-name="T10">{</text:span></text:p>
      <text:p text:style-name="P3"><text:span text:style-name="T10"><text:s/>{100,</text:span><text:span text:style-name="T41">zero</text:span><text:span text:style-name="T10">},</text:span></text:p>
      <text:p text:style-name="P3"><text:span text:style-name="T10"><text:s/>{200,</text:span><text:span text:style-name="T41">one</text:span><text:span text:style-name="T10">}</text:span></text:p>
      <text:p text:style-name="P3"><text:span text:style-name="T10">};</text:span></text:p>
      <text:p text:style-name="P3"><text:span text:style-name="T26">void</text:span><text:span text:style-name="T10"> </text:span><text:span text:style-name="T12">vTask1</text:span><text:span text:style-name="T10">(</text:span><text:span text:style-name="T26">void</text:span><text:span text:style-name="T10"> *pvParameters){</text:span></text:p>
      <text:p text:style-name="P3"><text:span text:style-name="T10"><text:s text:c="4"/></text:span><text:span text:style-name="T26">bool</text:span><text:span text:style-name="T10"> xStatus;</text:span></text:p>
      <text:p text:style-name="P3"><text:span text:style-name="T10"><text:s text:c="4"/></text:span><text:span text:style-name="T26">while</text:span><text:span text:style-name="T10">(1){</text:span></text:p>
      <text:p text:style-name="P3"><text:span text:style-name="T10"><text:s text:c="8"/>xStatus = xQueueSendToBack(xQueue,pvParameters,0);</text:span><text:span text:style-name="T32">//pdPASS</text:span></text:p>
      <text:p text:style-name="P3"><text:span text:style-name="T10"><text:s text:c="8"/></text:span><text:span text:style-name="T26">if</text:span><text:span text:style-name="T10">(xStatus!=pdPASS){</text:span></text:p>
      <text:p text:style-name="P3"><text:span text:style-name="T10"><text:s text:c="12"/>UARTprintf(</text:span><text:span text:style-name="T37">"</text:span><text:span text:style-name="T39">Khong</text:span><text:span text:style-name="T37"> </text:span><text:span text:style-name="T39">gui</text:span><text:span text:style-name="T37"> </text:span><text:span text:style-name="T39">duoc</text:span><text:span text:style-name="T37">"</text:span><text:span text:style-name="T10">);</text:span></text:p>
      <text:p text:style-name="P3"><text:span text:style-name="T10"><text:s text:c="8"/>}</text:span></text:p>
      <text:p text:style-name="P3"><text:span text:style-name="T10"><text:s text:c="4"/>}</text:span></text:p>
      <text:p text:style-name="P3"><text:span text:style-name="T10">}</text:span></text:p>
      <text:p text:style-name="P3"><text:span text:style-name="T26">void</text:span><text:span text:style-name="T10"> </text:span><text:span text:style-name="T12">vTask2</text:span><text:span text:style-name="T10">(</text:span><text:span text:style-name="T26">void</text:span><text:span text:style-name="T10"> *pvParameters){</text:span></text:p>
      <text:p text:style-name="P3"><text:span text:style-name="T10"><text:s text:c="4"/></text:span><text:span text:style-name="T26">bool</text:span><text:span text:style-name="T10"> xStatus;</text:span></text:p>
      <text:p text:style-name="P3"><text:span text:style-name="T10"><text:s text:c="4"/></text:span><text:span text:style-name="T34">Data_t</text:span><text:span text:style-name="T10"> xReceived;</text:span></text:p>
      <text:p text:style-name="P3"><text:span text:style-name="T10"><text:s text:c="4"/></text:span><text:span text:style-name="T26">while</text:span><text:span text:style-name="T10">(1){</text:span></text:p>
      <text:p text:style-name="P3"><text:span text:style-name="T10"><text:s text:c="8"/>xStatus = xQueueReceive(xQueue,&amp;xReceived,portMAX_DELAY);</text:span><text:span text:style-name="T32">//pdPASS</text:span></text:p>
      <text:p text:style-name="P3"><text:soft-page-break/><text:span text:style-name="T10"><text:s text:c="8"/></text:span><text:span text:style-name="T26">if</text:span><text:span text:style-name="T10">((xStatus==pdPASS)&amp;&amp;(GPIOPinRead(GPIO_PORTF_BASE, GPIO_PIN_0)==0)){</text:span></text:p>
      <text:p text:style-name="P3"><text:span text:style-name="T10"><text:s text:c="12"/></text:span><text:span text:style-name="T26">if</text:span><text:span text:style-name="T10">(xReceived.</text:span><text:span text:style-name="T42">eDataSource</text:span><text:span text:style-name="T10"> == </text:span><text:span text:style-name="T41">zero</text:span><text:span text:style-name="T10">){</text:span></text:p>
      <text:p text:style-name="P3"><text:span text:style-name="T10"><text:s text:c="16"/>UARTprintf(</text:span><text:span text:style-name="T37">"From Sender 1 = %d"</text:span><text:span text:style-name="T10">,xReceived.</text:span><text:span text:style-name="T42">ucValue</text:span><text:span text:style-name="T10">);</text:span></text:p>
      <text:p text:style-name="P3"><text:span text:style-name="T10"><text:s text:c="16"/>xTimerReset(xAutoReloadTimer,portMAX_DELAY);</text:span><text:span text:style-name="T32">//pdPASS and pdFAIL</text:span></text:p>
      <text:p text:style-name="P3"><text:span text:style-name="T10"><text:s text:c="16"/>xTimerReset(xOneShotTimer,portMAX_DELAY);</text:span></text:p>
      <text:p text:style-name="P3"><text:span text:style-name="T10"><text:s text:c="12"/>}</text:span><text:span text:style-name="T26">else</text:span><text:span text:style-name="T10">{</text:span></text:p>
      <text:p text:style-name="P3"><text:span text:style-name="T10"><text:s text:c="16"/>UARTprintf(</text:span><text:span text:style-name="T37">"From Sender 2 = %d"</text:span><text:span text:style-name="T10">,xReceived.</text:span><text:span text:style-name="T42">ucValue</text:span><text:span text:style-name="T10">);</text:span></text:p>
      <text:p text:style-name="P3"><text:span text:style-name="T10"><text:s text:c="12"/>}</text:span></text:p>
      <text:p text:style-name="P3"><text:span text:style-name="T10"><text:s text:c="8"/>}</text:span></text:p>
      <text:p text:style-name="P3"><text:span text:style-name="T10"><text:s text:c="4"/>}</text:span></text:p>
      <text:p text:style-name="P3"><text:span text:style-name="T10">}</text:span></text:p>
      <text:p text:style-name="P3"><text:span text:style-name="T26">void</text:span><text:span text:style-name="T10"> </text:span><text:span text:style-name="T12">prvAutoReloadTimerCallback</text:span><text:span text:style-name="T10">(TimerHandle_t xTimer){</text:span></text:p>
      <text:p text:style-name="P3"><text:span text:style-name="T10"><text:s text:c="4"/>TickType_t xTimeNow;</text:span></text:p>
      <text:p text:style-name="P3"><text:span text:style-name="T10"><text:s text:c="4"/>xTimeNow = xTaskGetTickCount();</text:span></text:p>
      <text:p text:style-name="P3"><text:span text:style-name="T10"><text:s text:c="4"/></text:span><text:span text:style-name="T26">static</text:span><text:span text:style-name="T10"> uint32_t ulExecutionCount = 0;</text:span></text:p>
      <text:p text:style-name="P3"><text:span text:style-name="T10"><text:s text:c="4"/>ulExecutionCount = ( uint32_t ) pvTimerGetTimerID( xTimer );</text:span></text:p>
      <text:p text:style-name="P3"><text:span text:style-name="T10"><text:s text:c="4"/>ulExecutionCount++;</text:span></text:p>
      <text:p text:style-name="P3"><text:span text:style-name="T10"><text:s text:c="4"/></text:span><text:span text:style-name="T26">if</text:span><text:span text:style-name="T10">(GPIOPinRead(GPIO_PORTF_BASE, GPIO_PIN_4)==0){</text:span></text:p>
      <text:p text:style-name="P3"><text:span text:style-name="T10"><text:s text:c="8"/>ulExecutionCount = 0;</text:span></text:p>
      <text:p text:style-name="P3"><text:span text:style-name="T10"><text:s text:c="4"/>}</text:span></text:p>
      <text:p text:style-name="P3"><text:span text:style-name="T10"><text:s text:c="4"/>vTimerSetTimerID( xTimer, ( </text:span><text:span text:style-name="T26">void</text:span><text:span text:style-name="T10"> * ) ulExecutionCount );</text:span></text:p>
      <text:p text:style-name="P3"><text:span text:style-name="T10"><text:s text:c="4"/>UARTprintf(</text:span><text:span text:style-name="T37">"%d\n"</text:span><text:span text:style-name="T10">,xTimeNow);</text:span></text:p>
      <text:p text:style-name="P3"><text:span text:style-name="T10"><text:s text:c="4"/>UARTprintf(</text:span><text:span text:style-name="T37">"%d\n"</text:span><text:span text:style-name="T10">,ulExecutionCount);</text:span></text:p>
      <text:p text:style-name="P3"><text:span text:style-name="T10"><text:s text:c="4"/>xTimerChangePeriod(xTimer,pdMS_TO_TICKS(500),0);</text:span><text:span text:style-name="T32">//pdPASS and pdFAIL</text:span></text:p>
      <text:p text:style-name="P3"><text:span text:style-name="T10"><text:s text:c="4"/></text:span><text:span text:style-name="T26">if</text:span><text:span text:style-name="T10">( ulExecutionCount == 3 ){</text:span></text:p>
      <text:p text:style-name="P3"><text:span text:style-name="T10"><text:s text:c="8"/>xTimerStop( xTimer, 0 );</text:span></text:p>
      <text:p text:style-name="P3"><text:span text:style-name="T10"><text:s text:c="4"/>}</text:span></text:p>
      <text:p text:style-name="P3"><text:span text:style-name="T10"><text:s text:c="4"/></text:span><text:span text:style-name="T32">//xTimerReset(xAutoReloadTimer,portMAX_DELAY);</text:span></text:p>
      <text:p text:style-name="P3"><text:span text:style-name="T10">}</text:span></text:p>
      <text:p text:style-name="P3"><text:span text:style-name="T26">void</text:span><text:span text:style-name="T10"> </text:span><text:span text:style-name="T12">prvOneShotTimerCallback</text:span><text:span text:style-name="T10">(TimerHandle_t xTimer){</text:span></text:p>
      <text:p text:style-name="P3"><text:span text:style-name="T10"><text:s text:c="4"/>TickType_t xTimeNow;</text:span></text:p>
      <text:p text:style-name="P3"><text:span text:style-name="T10"><text:s text:c="4"/>xTimeNow = xTaskGetTickCount();</text:span></text:p>
      <text:p text:style-name="P3"><text:span text:style-name="T10"><text:s text:c="4"/>UARTprintf(</text:span><text:span text:style-name="T37">"Hello %d"</text:span><text:span text:style-name="T10">,xTimeNow);</text:span></text:p>
      <text:p text:style-name="P3"><text:span text:style-name="T10">}</text:span></text:p>
      <text:p text:style-name="P3"><text:span text:style-name="T26">int</text:span><text:span text:style-name="T10"> </text:span><text:span text:style-name="T12">main</text:span><text:span text:style-name="T10">(){</text:span></text:p>
      <text:p text:style-name="P3"><text:span text:style-name="T10"><text:s text:c="4"/>SysCtlClockSet(SYSCTL_SYSDIV_4|SYSCTL_USE_PLL|SYSCTL_XTAL_16MHZ|SYSCTL_OSC_MAIN);</text:span></text:p>
      <text:p text:style-name="P3"><text:span text:style-name="T10"><text:s text:c="4"/>Uart_Init();</text:span></text:p>
      <text:p text:style-name="P3"><text:span text:style-name="T10"><text:s text:c="4"/>PortF_Init();</text:span></text:p>
      <text:p text:style-name="P3"><text:span text:style-name="T10"><text:s text:c="4"/>xQueue = xQueueCreate(5,</text:span><text:span text:style-name="T26">sizeof</text:span><text:span text:style-name="T10">(</text:span><text:span text:style-name="T34">Data_t</text:span><text:span text:style-name="T10">));</text:span><text:span text:style-name="T32">//return NULL = failed</text:span></text:p>
      <text:p text:style-name="P3"><text:span text:style-name="T10"><text:s text:c="4"/>xTaskCreate(vTask1,</text:span><text:span text:style-name="T37">"Task 1"</text:span><text:span text:style-name="T10">,200,&amp;xStructsToSend[0],1,&amp;xTask1Handle);</text:span><text:span text:style-name="T32">//pdPASS </text:span><text:span text:style-name="T33">vs</text:span><text:span text:style-name="T32"> pdFAIL</text:span></text:p>
      <text:p text:style-name="P3"><text:span text:style-name="T10"><text:s text:c="4"/>xTaskCreate(vTask1,</text:span><text:span text:style-name="T37">"Task 1"</text:span><text:span text:style-name="T10">,200,&amp;xStructsToSend[1],1,&amp;xTask2Handle);</text:span></text:p>
      <text:p text:style-name="P3"><text:span text:style-name="T10"><text:s text:c="4"/>xTaskCreate(vTask2,</text:span><text:span text:style-name="T37">"Task 2"</text:span><text:span text:style-name="T10">,200,NULL,2,NULL);</text:span></text:p>
      <text:p text:style-name="P3"><text:span text:style-name="T10"><text:s text:c="4"/>xAutoReloadTimer = xTimerCreate(</text:span><text:span text:style-name="T37">"Auto Reload"</text:span><text:span text:style-name="T10">, pdMS_TO_TICKS(1000), pdTRUE, 0, prvAutoReloadTimerCallback);</text:span><text:span text:style-name="T32">//NULL = failed</text:span></text:p>
      <text:p text:style-name="P3"><text:span text:style-name="T10"><text:s text:c="4"/>xOneShotTimer = xTimerCreate(</text:span><text:span text:style-name="T37">"Auto Reload"</text:span><text:span text:style-name="T10">, pdMS_TO_TICKS(3333), pdFALSE, 0, prvOneShotTimerCallback);</text:span></text:p>
      <text:p text:style-name="P3"><text:span text:style-name="T10"><text:s text:c="4"/>xTimerStart(xAutoReloadTimer,0);</text:span><text:span text:style-name="T32">//pdPASS and pdFALSE</text:span></text:p>
      <text:p text:style-name="P3"><text:span text:style-name="T10"><text:s text:c="4"/>xTimerStart(xOneShotTimer,0);</text:span></text:p>
      <text:p text:style-name="P3"><text:span text:style-name="T10"><text:s text:c="4"/></text:span><text:span text:style-name="T32">//IntMasterEnable();</text:span></text:p>
      <text:p text:style-name="P3"><text:span text:style-name="T10"><text:s text:c="4"/></text:span><text:span text:style-name="T32">//UARTprintf("%d",xPortGetFreeHeapSize());</text:span></text:p>
      <text:p text:style-name="P3"><text:span text:style-name="T10"><text:s text:c="4"/>vTaskStartScheduler();</text:span></text:p>
      <text:p text:style-name="P3"><text:span text:style-name="T10">}</text:span></text:p>
      <text:h text:style-name="P9" text:outline-level="2">INTERRUPT</text:h>
      <text:h text:style-name="P12" text:outline-level="3">Lab1</text:h>
      <text:p text:style-name="P15"><text:span text:style-name="T10">TaskHandle_t xTask1Handle;</text:span></text:p>
      <text:p text:style-name="P3"><text:span text:style-name="T10">TaskHandle_t xTask2Handle;</text:span></text:p>
      <text:p text:style-name="P3"><text:span text:style-name="T10">SemaphoreHandle_t xBinarySemaphore;</text:span></text:p>
      <text:p text:style-name="P3"><text:soft-page-break/><text:span text:style-name="T26">void</text:span><text:span text:style-name="T10"> </text:span><text:span text:style-name="T12">Timer0Handle</text:span><text:span text:style-name="T10">(){</text:span></text:p>
      <text:p text:style-name="P3"><text:span text:style-name="T10"><text:s text:c="4"/>TimerIntClear(TIMER0_BASE, TIMER_TIMA_TIMEOUT);</text:span></text:p>
      <text:p text:style-name="P3"><text:span text:style-name="T10"><text:s text:c="4"/>GPIOPinWrite(GPIO_PORTF_BASE, GPIO_PIN_3, GPIO_PIN_3);</text:span></text:p>
      <text:p text:style-name="P3"><text:span text:style-name="T10"><text:s text:c="4"/>portBASE_TYPE xHigherPriorityTaskWoken = pdFALSE;</text:span></text:p>
      <text:p text:style-name="P3"><text:span text:style-name="T10"><text:s text:c="4"/>xSemaphoreGiveFromISR( xBinarySemaphore, &amp;xHigherPriorityTaskWoken );</text:span></text:p>
      <text:p text:style-name="P3"><text:span text:style-name="T10"><text:s text:c="4"/>portEND_SWITCHING_ISR( xHigherPriorityTaskWoken );</text:span></text:p>
      <text:p text:style-name="P3"><text:span text:style-name="T10">}</text:span></text:p>
      <text:p text:style-name="P3"><text:span text:style-name="T26">void</text:span><text:span text:style-name="T10"> </text:span><text:span text:style-name="T12">vTask1</text:span><text:span text:style-name="T10">(</text:span><text:span text:style-name="T26">void</text:span><text:span text:style-name="T10"> *pvParameters){</text:span></text:p>
      <text:p text:style-name="P3"><text:span text:style-name="T10"><text:s text:c="4"/></text:span><text:span text:style-name="T26">while</text:span><text:span text:style-name="T10">(1){</text:span></text:p>
      <text:p text:style-name="P3"><text:span text:style-name="T10"><text:s text:c="8"/>UARTprintf(</text:span><text:span text:style-name="T37">"Task 1 is running\n"</text:span><text:span text:style-name="T10">);</text:span></text:p>
      <text:p text:style-name="P3"><text:span text:style-name="T10"><text:s text:c="8"/>vTaskDelay(pdMS_TO_TICKS(500));</text:span></text:p>
      <text:p text:style-name="P3"><text:span text:style-name="T10"><text:s text:c="4"/>}</text:span></text:p>
      <text:p text:style-name="P3"><text:span text:style-name="T10">}</text:span></text:p>
      <text:p text:style-name="P3"><text:span text:style-name="T26">void</text:span><text:span text:style-name="T10"> </text:span><text:span text:style-name="T12">vTask2</text:span><text:span text:style-name="T10">(</text:span><text:span text:style-name="T26">void</text:span><text:span text:style-name="T10"> *pvParameters){</text:span></text:p>
      <text:p text:style-name="P3"><text:span text:style-name="T10"><text:s text:c="4"/>xSemaphoreTake(xBinarySemaphore,0);</text:span></text:p>
      <text:p text:style-name="P3"><text:span text:style-name="T10"><text:s text:c="4"/></text:span><text:span text:style-name="T26">while</text:span><text:span text:style-name="T10">(1){</text:span></text:p>
      <text:p text:style-name="P3"><text:span text:style-name="T10"><text:s text:c="8"/></text:span><text:span text:style-name="T26">if</text:span><text:span text:style-name="T10">(xSemaphoreTake(xBinarySemaphore,portMAX_DELAY)){</text:span></text:p>
      <text:p text:style-name="P3"><text:span text:style-name="T10"><text:s text:c="12"/>UARTprintf(</text:span><text:span text:style-name="T37">"Handler Task"</text:span><text:span text:style-name="T10">);</text:span></text:p>
      <text:p text:style-name="P3"><text:span text:style-name="T10"><text:s text:c="8"/>}</text:span></text:p>
      <text:p text:style-name="P3"><text:span text:style-name="T10"><text:s text:c="4"/>}</text:span></text:p>
      <text:p text:style-name="P3"><text:span text:style-name="T10">}</text:span></text:p>
      <text:p text:style-name="P3"><text:span text:style-name="T26">int</text:span><text:span text:style-name="T10"> </text:span><text:span text:style-name="T12">main</text:span><text:span text:style-name="T10">(){</text:span></text:p>
      <text:p text:style-name="P3"><text:span text:style-name="T10"><text:s text:c="4"/>SysCtlClockSet(SYSCTL_SYSDIV_4|SYSCTL_USE_PLL|SYSCTL_XTAL_16MHZ|SYSCTL_OSC_MAIN);</text:span></text:p>
      <text:p text:style-name="P3"><text:span text:style-name="T10"><text:s text:c="4"/>Uart_Init();</text:span></text:p>
      <text:p text:style-name="P3"><text:span text:style-name="T10"><text:s text:c="4"/>PortF_Init();</text:span></text:p>
      <text:p text:style-name="P3"><text:span text:style-name="T10"><text:s text:c="4"/>Timer_Init();</text:span></text:p>
      <text:p text:style-name="P3"><text:span text:style-name="T10"><text:s text:c="4"/>IntMasterEnable();</text:span></text:p>
      <text:p text:style-name="P3"><text:span text:style-name="T10"><text:s text:c="4"/>vSemaphoreCreateBinary(xBinarySemaphore);</text:span></text:p>
      <text:p text:style-name="P3"><text:span text:style-name="T10"><text:s text:c="4"/>xTaskCreate(vTask1,</text:span><text:span text:style-name="T37">"Task 1"</text:span><text:span text:style-name="T10">,200,(</text:span><text:span text:style-name="T26">void</text:span><text:span text:style-name="T10"> *)0,1,&amp;xTask1Handle);</text:span></text:p>
      <text:p text:style-name="P3"><text:span text:style-name="T10"><text:s text:c="4"/>xTaskCreate(vTask2,</text:span><text:span text:style-name="T37">"Task 2"</text:span><text:span text:style-name="T10">,200,(</text:span><text:span text:style-name="T26">void</text:span><text:span text:style-name="T10"> *)0,3,&amp;xTask2Handle);</text:span></text:p>
      <text:p text:style-name="P3"><text:span text:style-name="T10"><text:s text:c="4"/>vTaskStartScheduler();</text:span></text:p>
      <text:p text:style-name="P3"><text:span text:style-name="T10"><text:s text:c="4"/></text:span><text:span text:style-name="T26">while</text:span><text:span text:style-name="T10">(1){</text:span></text:p>
      <text:p text:style-name="P17"/>
      <text:p text:style-name="P3"><text:span text:style-name="T10"><text:s text:c="4"/>}</text:span></text:p>
      <text:p text:style-name="P3"><text:span text:style-name="T10">}</text:span></text:p>
      <text:h text:style-name="P12" text:outline-level="3">Lab2</text:h>
      <text:p text:style-name="P15"><text:span text:style-name="T26">volatile</text:span><text:span text:style-name="T10"> </text:span><text:span text:style-name="T26">unsigned</text:span><text:span text:style-name="T10"> </text:span><text:span text:style-name="T26">int</text:span><text:span text:style-name="T10"> Idle = 0;</text:span></text:p>
      <text:p text:style-name="P3"><text:span text:style-name="T26">void</text:span><text:span text:style-name="T10"> </text:span><text:span text:style-name="T12">vApplicationIdleHook</text:span><text:span text:style-name="T10">( </text:span><text:span text:style-name="T26">void</text:span><text:span text:style-name="T10"> )</text:span></text:p>
      <text:p text:style-name="P3"><text:span text:style-name="T10">{</text:span></text:p>
      <text:p text:style-name="P3"><text:span text:style-name="T10"><text:s text:c="4"/></text:span><text:span text:style-name="T32">/* This example does not use the idle hook to perform any processing. */</text:span></text:p>
      <text:p text:style-name="P3"><text:span text:style-name="T10"><text:s text:c="4"/>Idle++;</text:span></text:p>
      <text:p text:style-name="P3"><text:span text:style-name="T10">}</text:span></text:p>
      <text:p text:style-name="P3"><text:span text:style-name="T32">/*-----------------------------------------------------------*/</text:span></text:p>
      <text:p text:style-name="P17"/>
      <text:p text:style-name="P3"><text:span text:style-name="T26">void</text:span><text:span text:style-name="T10"> </text:span><text:span text:style-name="T12">vApplicationTickHook</text:span><text:span text:style-name="T10">( </text:span><text:span text:style-name="T26">void</text:span><text:span text:style-name="T10"> )</text:span></text:p>
      <text:p text:style-name="P3"><text:span text:style-name="T10">{</text:span></text:p>
      <text:p text:style-name="P3"><text:span text:style-name="T10"><text:s text:c="4"/></text:span><text:span text:style-name="T32">/* This example does not use the tick hook to perform any processing. */</text:span></text:p>
      <text:p text:style-name="P3"><text:span text:style-name="T10">}</text:span></text:p>
      <text:p text:style-name="P3"><text:span text:style-name="T32">/*-----------------------------------------------------------*/</text:span></text:p>
      <text:p text:style-name="P3"><text:span text:style-name="T34">TaskHandle_t</text:span><text:span text:style-name="T10"> xTask1Handle;</text:span></text:p>
      <text:p text:style-name="P3"><text:span text:style-name="T34">TaskHandle_t</text:span><text:span text:style-name="T10"> xTask2Handle;</text:span></text:p>
      <text:p text:style-name="P3"><text:span text:style-name="T34">QueueHandle_t</text:span><text:span text:style-name="T10"> xQueue;</text:span></text:p>
      <text:p text:style-name="P3"><text:span text:style-name="T34">QueueHandle_t</text:span><text:span text:style-name="T10"> xQueue2;</text:span></text:p>
      <text:p text:style-name="P3"><text:span text:style-name="T34">SemaphoreHandle_t</text:span><text:span text:style-name="T10"> xSemaphore;</text:span></text:p>
      <text:p text:style-name="P3"><text:span text:style-name="T34">uint8_t</text:span><text:span text:style-name="T10"> State;</text:span></text:p>
      <text:p text:style-name="P3"><text:span text:style-name="T26">char</text:span><text:span text:style-name="T10"> string[10];</text:span></text:p>
      <text:p text:style-name="P3"><text:span text:style-name="T26">int</text:span><text:span text:style-name="T10"> i = 0;</text:span></text:p>
      <text:p text:style-name="P3"><text:span text:style-name="T26">void</text:span><text:span text:style-name="T10"> </text:span><text:span text:style-name="T12">vTask1</text:span><text:span text:style-name="T10">(</text:span><text:span text:style-name="T26">void</text:span><text:span text:style-name="T10"> *pvParameters){</text:span></text:p>
      <text:p text:style-name="P3"><text:span text:style-name="T10"><text:s text:c="4"/></text:span><text:span text:style-name="T34">TickType_t</text:span><text:span text:style-name="T10"> xLastTimeWaken = </text:span><text:span text:style-name="T8">xTaskGetTickCount</text:span><text:span text:style-name="T10">();</text:span></text:p>
      <text:p text:style-name="P3"><text:span text:style-name="T10"><text:s text:c="4"/></text:span><text:span text:style-name="T26">char</text:span><text:span text:style-name="T10"> led[3][10] = {</text:span></text:p>
      <text:p text:style-name="P3"><text:soft-page-break/><text:span text:style-name="T10"><text:s text:c="23"/></text:span><text:span text:style-name="T37">"</text:span><text:span text:style-name="T39">ledon</text:span><text:span text:style-name="T37">"</text:span><text:span text:style-name="T10">,</text:span></text:p>
      <text:p text:style-name="P3"><text:span text:style-name="T10"><text:s text:c="23"/></text:span><text:span text:style-name="T37">"</text:span><text:span text:style-name="T39">ledoff</text:span><text:span text:style-name="T37">"</text:span><text:span text:style-name="T10">,</text:span></text:p>
      <text:p text:style-name="P3"><text:span text:style-name="T10"><text:s text:c="23"/></text:span><text:span text:style-name="T37">"</text:span><text:span text:style-name="T39">ledtoggle</text:span><text:span text:style-name="T37">"</text:span></text:p>
      <text:p text:style-name="P3"><text:span text:style-name="T10"><text:s text:c="4"/>};</text:span></text:p>
      <text:p text:style-name="P3"><text:span text:style-name="T10"><text:s text:c="4"/></text:span><text:span text:style-name="T26">while</text:span><text:span text:style-name="T10">(1){</text:span></text:p>
      <text:p text:style-name="P3"><text:span text:style-name="T10"><text:s text:c="8"/></text:span><text:span text:style-name="T26">if</text:span><text:span text:style-name="T10">(xSemaphoreTake(xSemaphore,portMAX_DELAY)==pdPASS){</text:span></text:p>
      <text:p text:style-name="P3"><text:span text:style-name="T10"><text:s text:c="12"/></text:span><text:span text:style-name="T26">if</text:span><text:span text:style-name="T10">(</text:span><text:span text:style-name="T8">memcmp</text:span><text:span text:style-name="T10">(led[0],string,5)==0){</text:span></text:p>
      <text:p text:style-name="P3"><text:span text:style-name="T10"><text:s text:c="16"/></text:span><text:span text:style-name="T8">GPIOPinWrite</text:span><text:span text:style-name="T10">(GPIO_PORTF_BASE, GPIO_PIN_1, GPIO_PIN_1);</text:span></text:p>
      <text:p text:style-name="P3"><text:span text:style-name="T10"><text:s text:c="16"/></text:span><text:span text:style-name="T8">UARTprintf</text:span><text:span text:style-name="T10">(</text:span><text:span text:style-name="T37">"LEDRED sang\n"</text:span><text:span text:style-name="T10">);</text:span></text:p>
      <text:p text:style-name="P3"><text:span text:style-name="T10"><text:s text:c="12"/>}</text:span><text:span text:style-name="T26">else</text:span><text:span text:style-name="T10"> </text:span><text:span text:style-name="T26">if</text:span><text:span text:style-name="T10">(</text:span><text:span text:style-name="T8">memcmp</text:span><text:span text:style-name="T10">(led[1],string,6)==0){</text:span></text:p>
      <text:p text:style-name="P3"><text:span text:style-name="T10"><text:s text:c="16"/></text:span><text:span text:style-name="T8">GPIOPinWrite</text:span><text:span text:style-name="T10">(GPIO_PORTF_BASE, GPIO_PIN_1, 0);</text:span></text:p>
      <text:p text:style-name="P3"><text:span text:style-name="T10"><text:s text:c="16"/></text:span><text:span text:style-name="T8">UARTprintf</text:span><text:span text:style-name="T10">(</text:span><text:span text:style-name="T37">"LEDRED </text:span><text:span text:style-name="T39">tat</text:span><text:span text:style-name="T37">\n"</text:span><text:span text:style-name="T10">);</text:span></text:p>
      <text:p text:style-name="P3"><text:span text:style-name="T10"><text:s text:c="12"/>}</text:span></text:p>
      <text:p text:style-name="P3"><text:span text:style-name="T10"><text:s text:c="12"/></text:span><text:span text:style-name="T26">else</text:span><text:span text:style-name="T10"> </text:span><text:span text:style-name="T26">if</text:span><text:span text:style-name="T10">((</text:span><text:span text:style-name="T8">memcmp</text:span><text:span text:style-name="T10">(led[2],string,9)==0)&amp;&amp;(State!=2)){</text:span></text:p>
      <text:p text:style-name="P3"><text:span text:style-name="T10"><text:s text:c="16"/></text:span><text:span text:style-name="T8">UARTprintf</text:span><text:span text:style-name="T10">(</text:span><text:span text:style-name="T37">"LEDRED </text:span><text:span text:style-name="T39">nhap</text:span><text:span text:style-name="T37"> </text:span><text:span text:style-name="T39">nhay</text:span><text:span text:style-name="T37">"</text:span><text:span text:style-name="T10">);</text:span></text:p>
      <text:p text:style-name="P3"><text:span text:style-name="T10"><text:s text:c="16"/></text:span><text:span text:style-name="T8">GPIOPinWrite</text:span><text:span text:style-name="T10">(GPIO_PORTF_BASE, GPIO_PIN_1, 0);</text:span></text:p>
      <text:p text:style-name="P3"><text:span text:style-name="T10"><text:s text:c="16"/></text:span><text:span text:style-name="T8">vTaskDelayUntil</text:span><text:span text:style-name="T10">(&amp;xLastTimeWaken, pdMS_TO_TICKS(1000));</text:span></text:p>
      <text:p text:style-name="P3"><text:span text:style-name="T10"><text:s text:c="16"/></text:span><text:span text:style-name="T8">GPIOPinWrite</text:span><text:span text:style-name="T10">(GPIO_PORTF_BASE, GPIO_PIN_1, GPIO_PIN_1);</text:span></text:p>
      <text:p text:style-name="P3"><text:span text:style-name="T10"><text:s text:c="16"/></text:span><text:span text:style-name="T8">vTaskDelayUntil</text:span><text:span text:style-name="T10">(&amp;xLastTimeWaken, pdMS_TO_TICKS(1000));</text:span></text:p>
      <text:p text:style-name="P3"><text:span text:style-name="T10"><text:s text:c="16"/>xSemaphoreGive(xSemaphore);</text:span></text:p>
      <text:p text:style-name="P3"><text:span text:style-name="T10"><text:s text:c="12"/>}</text:span></text:p>
      <text:p text:style-name="P3"><text:span text:style-name="T10"><text:s text:c="12"/></text:span><text:span text:style-name="T32">//UARTprintf("%s",string);</text:span></text:p>
      <text:p text:style-name="P3"><text:span text:style-name="T10"><text:s text:c="8"/>}</text:span></text:p>
      <text:p text:style-name="P3"><text:span text:style-name="T10"><text:s text:c="4"/>}</text:span></text:p>
      <text:p text:style-name="P3"><text:span text:style-name="T10">}</text:span></text:p>
      <text:p text:style-name="P3"><text:span text:style-name="T26">void</text:span><text:span text:style-name="T10"> </text:span><text:span text:style-name="T12">vTask2</text:span><text:span text:style-name="T10">(</text:span><text:span text:style-name="T26">void</text:span><text:span text:style-name="T10"> *pvParameters){</text:span></text:p>
      <text:p text:style-name="P3"><text:span text:style-name="T10"><text:s text:c="4"/></text:span><text:span text:style-name="T26">unsigned</text:span><text:span text:style-name="T10"> </text:span><text:span text:style-name="T26">char</text:span><text:span text:style-name="T10"> ucReceivedValue;</text:span></text:p>
      <text:p text:style-name="P3"><text:span text:style-name="T10"><text:s text:c="4"/>portBASE_TYPE xStatus;</text:span></text:p>
      <text:p text:style-name="P3"><text:span text:style-name="T10"><text:s text:c="4"/></text:span><text:span text:style-name="T26">while</text:span><text:span text:style-name="T10">(1){</text:span></text:p>
      <text:p text:style-name="P3"><text:span text:style-name="T10"><text:s text:c="8"/></text:span><text:span text:style-name="T26">if</text:span><text:span text:style-name="T10">(i==10){</text:span></text:p>
      <text:p text:style-name="P3"><text:span text:style-name="T10"><text:s text:c="12"/>i = 0;</text:span></text:p>
      <text:p text:style-name="P3"><text:span text:style-name="T10"><text:s text:c="8"/>}</text:span></text:p>
      <text:p text:style-name="P3"><text:span text:style-name="T10"><text:s text:c="8"/>xStatus = xQueueReceive(xQueue,&amp;ucReceivedValue,portMAX_DELAY);</text:span></text:p>
      <text:p text:style-name="P3"><text:span text:style-name="T10"><text:s text:c="8"/></text:span><text:span text:style-name="T26">if</text:span><text:span text:style-name="T10">(xStatus == pdPASS){</text:span></text:p>
      <text:p text:style-name="P3"><text:span text:style-name="T10"><text:s text:c="12"/>string[i] = ucReceivedValue;</text:span></text:p>
      <text:p text:style-name="P3"><text:span text:style-name="T10"><text:s text:c="12"/>i = i + 1;</text:span></text:p>
      <text:p text:style-name="P17"/>
      <text:p text:style-name="P3"><text:span text:style-name="T10"><text:s text:c="8"/>}</text:span></text:p>
      <text:p text:style-name="P3"><text:span text:style-name="T10"><text:s text:c="4"/>}</text:span></text:p>
      <text:p text:style-name="P3"><text:span text:style-name="T10">}</text:span></text:p>
      <text:p text:style-name="P17"/>
      <text:p text:style-name="P3"><text:span text:style-name="T26">void</text:span><text:span text:style-name="T10"> </text:span><text:span text:style-name="T12">UART0IntHandler</text:span><text:span text:style-name="T10">(){</text:span></text:p>
      <text:p text:style-name="P3"><text:span text:style-name="T10"><text:s text:c="4"/></text:span><text:span text:style-name="T34">UBaseType_t</text:span><text:span text:style-name="T10"> xStatus;</text:span></text:p>
      <text:p text:style-name="P3"><text:span text:style-name="T10"><text:s text:c="4"/>xStatus = </text:span><text:span text:style-name="T8">UARTIntStatus</text:span><text:span text:style-name="T10">(UART0_BASE, </text:span><text:span text:style-name="T26">true</text:span><text:span text:style-name="T10">);</text:span></text:p>
      <text:p text:style-name="P3"><text:span text:style-name="T10"><text:s text:c="4"/></text:span><text:span text:style-name="T8">UARTIntClear</text:span><text:span text:style-name="T10">(UART0_BASE, xStatus);</text:span></text:p>
      <text:p text:style-name="P3"><text:span text:style-name="T10"><text:s text:c="4"/>portBASE_TYPE xHigherPriorityTaskWoken = pdFALSE;</text:span></text:p>
      <text:p text:style-name="P3"><text:span text:style-name="T10"><text:s text:c="4"/></text:span><text:span text:style-name="T26">unsigned</text:span><text:span text:style-name="T10"> </text:span><text:span text:style-name="T26">char</text:span><text:span text:style-name="T10"> received_character;</text:span></text:p>
      <text:p text:style-name="P3"><text:span text:style-name="T10"><text:s text:c="4"/></text:span><text:span text:style-name="T26">while</text:span><text:span text:style-name="T10">(</text:span><text:span text:style-name="T8">UARTCharsAvail</text:span><text:span text:style-name="T10">(UART0_BASE)){</text:span></text:p>
      <text:p text:style-name="P3"><text:span text:style-name="T10"><text:s text:c="8"/>received_character = </text:span><text:span text:style-name="T8">UARTCharGet</text:span><text:span text:style-name="T10">(UART0_BASE);</text:span></text:p>
      <text:p text:style-name="P3"><text:span text:style-name="T10"><text:s text:c="8"/></text:span><text:span text:style-name="T8">UARTCharPutNonBlocking</text:span><text:span text:style-name="T10">(UART0_BASE, received_character); </text:span><text:span text:style-name="T32">//echo character</text:span></text:p>
      <text:p text:style-name="P3"><text:span text:style-name="T10"><text:s text:c="8"/></text:span><text:span text:style-name="T26">if</text:span><text:span text:style-name="T10">(received_character == 13){</text:span></text:p>
      <text:p text:style-name="P3"><text:span text:style-name="T10"><text:s text:c="12"/>i = 0;</text:span></text:p>
      <text:p text:style-name="P3"><text:span text:style-name="T10"><text:s text:c="12"/></text:span><text:span text:style-name="T8">UARTprintf</text:span><text:span text:style-name="T10">(</text:span><text:span text:style-name="T37">"\n\r"</text:span><text:span text:style-name="T10">);</text:span></text:p>
      <text:p text:style-name="P3"><text:span text:style-name="T10"><text:s text:c="12"/>xSemaphoreGiveFromISR(xSemaphore,&amp;xHigherPriorityTaskWoken);</text:span></text:p>
      <text:p text:style-name="P3"><text:span text:style-name="T10"><text:s text:c="12"/>portYIELD_FROM_ISR(xHigherPriorityTaskWoken);</text:span></text:p>
      <text:p text:style-name="P3"><text:span text:style-name="T10"><text:s text:c="8"/>}</text:span><text:span text:style-name="T26">else</text:span><text:span text:style-name="T10">{</text:span></text:p>
      <text:p text:style-name="P3"><text:span text:style-name="T10"><text:s text:c="12"/>xQueueSendFromISR(xQueue,&amp;received_character,&amp;xHigherPriorityTaskWoken);</text:span></text:p>
      <text:p text:style-name="P3"><text:span text:style-name="T10"><text:s text:c="8"/>}</text:span></text:p>
      <text:p text:style-name="P3"><text:span text:style-name="T10"><text:s text:c="8"/></text:span><text:span text:style-name="T26">if</text:span><text:span text:style-name="T10">(received_character == </text:span><text:span text:style-name="T37">'r'</text:span><text:span text:style-name="T10">){</text:span></text:p>
      <text:p text:style-name="P3"><text:span text:style-name="T10"><text:s text:c="12"/>State = 2;</text:span></text:p>
      <text:p text:style-name="P3"><text:span text:style-name="T10"><text:s text:c="8"/>}</text:span><text:span text:style-name="T26">else</text:span><text:span text:style-name="T10"> </text:span><text:span text:style-name="T26">if</text:span><text:span text:style-name="T10">(received_character == </text:span><text:span text:style-name="T37">'l'</text:span><text:span text:style-name="T10">){</text:span></text:p>
      <text:p text:style-name="P3"><text:soft-page-break/><text:span text:style-name="T10"><text:s text:c="12"/>State = 0;</text:span></text:p>
      <text:p text:style-name="P3"><text:span text:style-name="T10"><text:s text:c="8"/>}</text:span></text:p>
      <text:p text:style-name="P3"><text:span text:style-name="T10"><text:s text:c="4"/>}</text:span></text:p>
      <text:p text:style-name="P3"><text:span text:style-name="T10">}</text:span></text:p>
      <text:p text:style-name="P3"><text:span text:style-name="T26">int</text:span><text:span text:style-name="T10"> </text:span><text:span text:style-name="T12">main</text:span><text:span text:style-name="T10">(){</text:span></text:p>
      <text:p text:style-name="P3"><text:span text:style-name="T10"><text:s text:c="4"/></text:span><text:span text:style-name="T8">SysCtlClockSet</text:span><text:span text:style-name="T10">(SYSCTL_SYSDIV_4|SYSCTL_USE_PLL|SYSCTL_XTAL_16MHZ|SYSCTL_OSC_MAIN);</text:span></text:p>
      <text:p text:style-name="P3"><text:span text:style-name="T10"><text:s text:c="4"/>Uart_Init();</text:span></text:p>
      <text:p text:style-name="P3"><text:span text:style-name="T10"><text:s text:c="4"/>PortF_Init();</text:span></text:p>
      <text:p text:style-name="P3"><text:span text:style-name="T10"><text:s text:c="4"/>xTaskCreate(vTask1,</text:span><text:span text:style-name="T37">"Task 1"</text:span><text:span text:style-name="T10">,1000,(</text:span><text:span text:style-name="T26">void</text:span><text:span text:style-name="T10"> *)0,2,&amp;xTask1Handle);</text:span></text:p>
      <text:p text:style-name="P3"><text:span text:style-name="T10"><text:s text:c="4"/>xTaskCreate(vTask2,</text:span><text:span text:style-name="T37">"Task 2"</text:span><text:span text:style-name="T10">,1000,(</text:span><text:span text:style-name="T26">void</text:span><text:span text:style-name="T10"> *)0,1,&amp;xTask2Handle);</text:span></text:p>
      <text:p text:style-name="P3"><text:span text:style-name="T10"><text:s text:c="4"/>xQueue = xQueueCreate(8,</text:span><text:span text:style-name="T26">sizeof</text:span><text:span text:style-name="T10">(</text:span><text:span text:style-name="T26">char</text:span><text:span text:style-name="T10">));</text:span></text:p>
      <text:p text:style-name="P3"><text:span text:style-name="T10"><text:s text:c="4"/>xSemaphore = xSemaphoreCreateBinary();</text:span></text:p>
      <text:p text:style-name="P3"><text:span text:style-name="T10"><text:s text:c="4"/></text:span><text:span text:style-name="T8">IntMasterEnable</text:span><text:span text:style-name="T10">();</text:span></text:p>
      <text:p text:style-name="P3"><text:span text:style-name="T10"><text:s text:c="4"/></text:span><text:span text:style-name="T32">//UARTprintf("%d",xPortGetFreeHeapSize());</text:span></text:p>
      <text:p text:style-name="P3"><text:span text:style-name="T10"><text:s text:c="4"/></text:span><text:span text:style-name="T8">vTaskStartScheduler</text:span><text:span text:style-name="T10">();</text:span></text:p>
      <text:p text:style-name="P3"><text:span text:style-name="T10"><text:s text:c="4"/></text:span><text:span text:style-name="T26">while</text:span><text:span text:style-name="T10">(1){</text:span></text:p>
      <text:p text:style-name="P17"/>
      <text:p text:style-name="P3"><text:span text:style-name="T10"><text:s text:c="4"/>}</text:span></text:p>
      <text:p text:style-name="P15"><text:span text:style-name="T10">}</text:span></text:p>
      <text:h text:style-name="P10" text:outline-level="2">HOOK</text:h>
      <text:p text:style-name="P43"/>
      <text:h text:style-name="Heading_20_3" text:outline-level="3">Idle Hook Function</text:h>
      <text:p text:style-name="Text_20_body">void vApplicationIdleHook( void );  configUSE_IDLE_HOOK is set to 1</text:p>
      <text:h text:style-name="Heading_20_3" text:outline-level="3">Tick Hook Function</text:h>
      <text:p text:style-name="Text_20_body">void vApplicationTickHook( void );  configUSE_TICK_HOOK is set to 1</text:p>
      <text:h text:style-name="Heading_20_3" text:outline-level="3">Malloc Failed Hook Function</text:h>
      <text:p text:style-name="Text_20_body">void vApplicationMallocFailedHook( void ); configUSE_MALLOC_FAILED_HOOK is set to 1</text:p>
      <text:h text:style-name="Heading_20_3" text:outline-level="3">Câu hỏi</text:h>
      <text:list xml:id="list3154136714" text:style-name="L8">
        <text:list-item>
          <text:p text:style-name="P44">Giải thích sự khác nhau cơ bản giữa hệ điều hành co-operative (non-preemptive) và pre-emptive</text:p>
        </text:list-item>
      </text:list>
      <text:p text:style-name="Text_20_body">Hệ điều hành non preemtive là hệ điều hành có các task thực thi cho đến khi hoàn thành, không nhường cpu cho các task khác trong quá trình thực thi. Hệ điều hành preemtive là hệ điều hành có task đang thực thi sẽ dừng lại nhường cpu cho task khác nếu đang cần cpu.</text:p>
      <text:list xml:id="list180053242199573" text:continue-numbering="true" text:style-name="L8">
        <text:list-item>
          <text:p text:style-name="P44">biếnxHigherPriorityTaskWokensẽ có giá trị như thế nào? Giải thích các trường hợp có thể xảy ra</text:p>
        </text:list-item>
      </text:list>
      <text:p text:style-name="Text_20_body">Sau khi thực hiện lệnh này thì nếu có task nào đang chờ queue mà có mức ưu tiên cao hơn task đang thực hiện trước ngắt thì biến này set lên <text:span text:style-name="T44">1. mà macro portEND_SWITCH_TASK sẽ thực hiện chuyển tác vụ tiếp theo được thực hiện là tác vụ đang chờ queue.</text:span></text:p>
      <text:list xml:id="list180052680886093" text:continue-numbering="true" text:style-name="L8">
        <text:list-item>
          <text:p text:style-name="P44">Để sử dụng được lệnh xQueueSendFromISR, mức ưu tiên của ISR mà lệnh này được gọi phải như thế nào?</text:p>
        </text:list-item>
      </text:list>
      <text:p text:style-name="Text_20_body"><text:soft-page-break/>Đế sử dụng các API của hệ thống thì mức ưu tiên của task này phải nhỏ hơn hoặc bằng mức giá trị đc định nghĩa bởi #define configMAX_SYSCALL_INTERUPT_PRIORITY</text:p>
      <text:list xml:id="list180053146075554" text:continue-numbering="true" text:style-name="L8">
        <text:list-item>
          <text:p text:style-name="P44">Viết lệnh khởi tạo 1 queue tên là myQueue, gồm 100 phần tử kiểu float.</text:p>
          <text:p text:style-name="P44">xQueueHandle myQueue; myQueue = xqueueCreate(100, sizeof(float));</text:p>
        </text:list-item>
        <text:list-item>
          <text:p text:style-name="P44">Các lệnh sau đây có thể làm cho tác vụ bị block hay không. Giải thích</text:p>
          <text:list>
            <text:list-item>
              <text:p text:style-name="P44">portBASE_TYPExQueueSend : có thể bị block, vì khi queue đầy thì không thể gửi data và queue nên task se bị tràn cho đến khi hết thơi gian xTicktoWait( hoặc queue rỗng trong lúc task bị blocked.)</text:p>
            </text:list-item>
            <text:list-item>
              <text:p text:style-name="P44">portBASE_TYPExQueueReceive: âcó thể bị blocked vì nến trong queue không có data thì task sẽ đi vào trạng thái block cho đến hết thời gian xTickToWait</text:p>
            </text:list-item>
            <text:list-item>
              <text:p text:style-name="P44">portBASE_TYPExQueueSendFromISR: hàm này không làm task bị blocked vì hàm này chỉ dc gọi trong ngắt mà ngắt không phải 1 task.</text:p>
            </text:list-item>
            <text:list-item>
              <text:p text:style-name="P44">portBASE_TYPExQueueReceiveFromISR : hàm này cũng không làm tác vụ bị blocked</text:p>
            </text:list-item>
            <text:list-item>
              <text:p text:style-name="P44">portBASE_TYPExQueuePeek: giống như xQueueReceive nhưng khi đọc data ra thì data vẫn còn trong queue.</text:p>
            </text:list-item>
          </text:list>
        </text:list-item>
        <text:list-item>
          <text:p text:style-name="P44">Giải thích chức năng ngắt SystemTick trong chương trình sử dụng FreeRTOS</text:p>
          <text:p text:style-name="P44">Chức năng của SystemTick : tạo ra các ngắt với thời gian bẽ hơn nhiều so với thời</text:p>
          <text:p text:style-name="P44">gian thực thi các hàm, mỗi khi nhảy vào ngắt thì hệ điều hành freeRtos sẽ xem sát</text:p>
          <text:p text:style-name="P44">các tác vụ nào cần thực thi, chuyển trạng thái.</text:p>
        </text:list-item>
        <text:list-item>
          <text:p text:style-name="P44">Giải thích chức năng task IDLE: Chức năng idle task: là task có độ ưu tiên thấp</text:p>
          <text:p text:style-name="P44">nhất, để chạy các yêu cầu có độ ưu tiên thấp, ngoài ra khi idle task thực thi để đảm</text:p>
          <text:p text:style-name="P44">hệ điều hành phải có một task chạy khi không có task nào đc chạy, khi chạy task idle thì hệ điều hành sẽ giải phóng các ô nhớ đã cấp phát cho task khi có task gọi hàm vTaskDelete();</text:p>
        </text:list-item>
        <text:list-item>
          <text:p text:style-name="P44">Lệnh taskYIELD () sẽ làm cho hệ điều hành thự c hiện context switch (lự a chọn tác vụ đang ở trạng thái READY có độ ư u tiên cao nhất để chạy mà không cần chờ đến ngắt systemTick)</text:p>
        </text:list-item>
      </text:list>
      <text:h text:style-name="Heading_20_2" text:outline-level="2">Bài tập</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3T16:13:34.699240397</meta:creation-date>
    <dc:date>2022-05-08T18:00:00.854979329</dc:date>
    <meta:editing-duration>PT5H31M39S</meta:editing-duration>
    <meta:editing-cycles>68</meta:editing-cycles>
    <meta:generator>LibreOffice/6.4.7.2$Linux_X86_64 LibreOffice_project/40$Build-2</meta:generator>
    <meta:document-statistic meta:table-count="0" meta:image-count="0" meta:object-count="0" meta:page-count="21" meta:paragraph-count="976" meta:word-count="3822" meta:character-count="34013" meta:non-whitespace-character-count="27709"/>
  </office:meta>
</office:document-meta>
</file>